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2681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278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0.1882in"/>
    </style:style>
    <style:style style:name="co9" style:family="table-column">
      <style:table-column-properties fo:break-before="auto" style:column-width="0.5555in"/>
    </style:style>
    <style:style style:name="co10" style:family="table-column">
      <style:table-column-properties fo:break-before="auto" style:column-width="0.5362in"/>
    </style:style>
    <style:style style:name="co11" style:family="table-column">
      <style:table-column-properties fo:break-before="auto" style:column-width="1.3535in"/>
    </style:style>
    <style:style style:name="co12" style:family="table-column">
      <style:table-column-properties fo:break-before="auto" style:column-width="0.5953in"/>
    </style:style>
    <style:style style:name="co13" style:family="table-column">
      <style:table-column-properties fo:break-before="auto" style:column-width="0.2181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5957in"/>
    </style:style>
    <style:style style:name="co16" style:family="table-column">
      <style:table-column-properties fo:break-before="auto" style:column-width="0.2083in"/>
    </style:style>
    <style:style style:name="co17" style:family="table-column">
      <style:table-column-properties fo:break-before="auto" style:column-width="0.5854in"/>
    </style:style>
    <style:style style:name="co18" style:family="table-column">
      <style:table-column-properties fo:break-before="auto" style:column-width="0.2118in"/>
    </style:style>
    <style:style style:name="co19" style:family="table-column">
      <style:table-column-properties fo:break-before="auto" style:column-width="1.1008in"/>
    </style:style>
    <style:style style:name="co20" style:family="table-column">
      <style:table-column-properties fo:break-before="auto" style:column-width="0.4646in"/>
    </style:style>
    <style:style style:name="co21" style:family="table-column">
      <style:table-column-properties fo:break-before="auto" style:column-width="0.4563in"/>
    </style:style>
    <style:style style:name="co22" style:family="table-column">
      <style:table-column-properties fo:break-before="auto" style:column-width="1.102in"/>
    </style:style>
    <style:style style:name="co23" style:family="table-column">
      <style:table-column-properties fo:break-before="auto" style:column-width="0.4764in"/>
    </style:style>
    <style:style style:name="co24" style:family="table-column">
      <style:table-column-properties fo:break-before="auto" style:column-width="0.198in"/>
    </style:style>
    <style:style style:name="co25" style:family="table-column">
      <style:table-column-properties fo:break-before="auto" style:column-width="1.1319in"/>
    </style:style>
    <style:style style:name="co26" style:family="table-column">
      <style:table-column-properties fo:break-before="auto" style:column-width="0.228in"/>
    </style:style>
    <style:style style:name="co27" style:family="table-column">
      <style:table-column-properties fo:break-before="auto" style:column-width="0.2016in"/>
    </style:style>
    <style:style style:name="co28" style:family="table-column">
      <style:table-column-properties fo:break-before="auto" style:column-width="1.1311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0098in"/>
    </style:style>
    <style:style style:name="co31" style:family="table-column">
      <style:table-column-properties fo:break-before="auto" style:column-width="0.4945in"/>
    </style:style>
    <style:style style:name="co32" style:family="table-column">
      <style:table-column-properties fo:break-before="auto" style:column-width="0.2626in"/>
    </style:style>
    <style:style style:name="co33" style:family="table-column">
      <style:table-column-properties fo:break-before="auto" style:column-width="1.0201in"/>
    </style:style>
    <style:style style:name="co34" style:family="table-column">
      <style:table-column-properties fo:break-before="auto" style:column-width="0.5354in"/>
    </style:style>
    <style:style style:name="co35" style:family="table-column">
      <style:table-column-properties fo:break-before="auto" style:column-width="0.1409in"/>
    </style:style>
    <style:style style:name="co36" style:family="table-column">
      <style:table-column-properties fo:break-before="auto" style:column-width="1.0693in"/>
    </style:style>
    <style:style style:name="co37" style:family="table-column">
      <style:table-column-properties fo:break-before="auto" style:column-width="0.4835in"/>
    </style:style>
    <style:style style:name="co38" style:family="table-column">
      <style:table-column-properties fo:break-before="auto" style:column-width="0.1516in"/>
    </style:style>
    <style:style style:name="co39" style:family="table-column">
      <style:table-column-properties fo:break-before="auto" style:column-width="0.1484in"/>
    </style:style>
    <style:style style:name="co40" style:family="table-column">
      <style:table-column-properties fo:break-before="auto" style:column-width="0.9925in"/>
    </style:style>
    <style:style style:name="co41" style:family="table-column">
      <style:table-column-properties fo:break-before="auto" style:column-width="0.4244in"/>
    </style:style>
    <style:style style:name="co42" style:family="table-column">
      <style:table-column-properties fo:break-before="auto" style:column-width="0.1689in"/>
    </style:style>
    <style:style style:name="co43" style:family="table-column">
      <style:table-column-properties fo:break-before="auto" style:column-width="0.3634in"/>
    </style:style>
    <style:style style:name="co44" style:family="table-column">
      <style:table-column-properties fo:break-before="auto" style:column-width="0.9728in"/>
    </style:style>
    <style:style style:name="co45" style:family="table-column">
      <style:table-column-properties fo:break-before="auto" style:column-width="0.4339in"/>
    </style:style>
    <style:style style:name="co46" style:family="table-column">
      <style:table-column-properties fo:break-before="auto" style:column-width="0.1783in"/>
    </style:style>
    <style:style style:name="co47" style:family="table-column">
      <style:table-column-properties fo:break-before="auto" style:column-width="0.4445in"/>
    </style:style>
    <style:style style:name="co48" style:family="table-column">
      <style:table-column-properties fo:break-before="auto" style:column-width="0.1811in"/>
    </style:style>
    <style:style style:name="co49" style:family="table-column">
      <style:table-column-properties fo:break-before="auto" style:column-width="0.9291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1"/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ext-properties fo:font-weight="normal" style:font-weight-asian="normal" style:font-weight-complex="normal"/>
    </style:style>
    <style:style style:name="ce13" style:family="table-cell" style:parent-style-name="Default" style:data-style-name="N120"/>
    <style:style style:name="ce1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Mirex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column table:style-name="co4" table:default-cell-style-name="ce2"/>
        <table:table-column table:style-name="co7" table:default-cell-style-name="ce6"/>
        <table:table-column table:style-name="co8" table:default-cell-style-name="Default"/>
        <table:table-column table:style-name="co4" table:default-cell-style-name="ce2"/>
        <table:table-column table:style-name="co9" table:default-cell-style-name="ce14"/>
        <table:table-column table:style-name="co8" table:default-cell-style-name="Default"/>
        <table:table-column table:style-name="co4" table:default-cell-style-name="ce2"/>
        <table:table-column table:style-name="co10" table:default-cell-style-name="ce14"/>
        <table:table-column table:style-name="co11" table:default-cell-style-name="ce2"/>
        <table:table-column table:style-name="co12" table:default-cell-style-name="ce14"/>
        <table:table-column table:style-name="co13" table:default-cell-style-name="ce17"/>
        <table:table-column table:style-name="co14" table:default-cell-style-name="ce16"/>
        <table:table-column table:style-name="co15" table:default-cell-style-name="ce14"/>
        <table:table-column table:style-name="co16" table:default-cell-style-name="ce17"/>
        <table:table-column table:style-name="co4" table:default-cell-style-name="ce16"/>
        <table:table-column table:style-name="co17" table:default-cell-style-name="ce14"/>
        <table:table-column table:style-name="co18" table:default-cell-style-name="Default"/>
        <table:table-column table:style-name="co19" table:default-cell-style-name="ce2"/>
        <table:table-column table:style-name="co20" table:default-cell-style-name="ce17"/>
        <table:table-column table:style-name="co21" table:default-cell-style-name="Default"/>
        <table:table-column table:style-name="co22" table:default-cell-style-name="ce2"/>
        <table:table-column table:style-name="co7" table:default-cell-style-name="ce14"/>
        <table:table-column table:style-name="co13" table:default-cell-style-name="Default"/>
        <table:table-column table:style-name="co22" table:default-cell-style-name="ce2"/>
        <table:table-column table:style-name="co23" table:default-cell-style-name="ce14"/>
        <table:table-column table:style-name="co8" table:default-cell-style-name="Default"/>
        <table:table-column table:style-name="co4" table:default-cell-style-name="ce2"/>
        <table:table-column table:style-name="co21" table:default-cell-style-name="ce14"/>
        <table:table-column table:style-name="co24" table:default-cell-style-name="Default"/>
        <table:table-column table:style-name="co25" table:default-cell-style-name="ce2"/>
        <table:table-column table:style-name="co20" table:default-cell-style-name="ce14"/>
        <table:table-column table:style-name="co2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981" table:default-cell-style-name="Default"/>
        <table:table-row table:style-name="ro1">
          <table:table-cell table:style-name="ce1" office:value-type="float" office:value="2010">
            <text:p>2010</text:p>
          </table:table-cell>
          <table:table-cell table:style-name="ce2" office:value-type="string">
            <text:p>Nema</text:p>
          </table:table-cell>
          <table:table-cell table:style-name="ce2"/>
          <table:table-cell/>
          <table:table-cell table:style-name="ce2" office:value-type="string">
            <text:p>Nema weighted</text:p>
          </table:table-cell>
          <table:table-cell table:style-name="ce2"/>
          <table:table-cell/>
          <table:table-cell table:style-name="ce2" office:value-type="string">
            <text:p>Mirex2010</text:p>
          </table:table-cell>
          <table:table-cell table:style-name="ce2"/>
          <table:table-cell/>
          <table:table-cell table:style-name="ce16" office:value-type="string">
            <text:p>Mirex2009</text:p>
          </table:table-cell>
          <table:table-cell table:style-name="ce2"/>
          <table:table-cell/>
          <table:table-cell table:style-name="ce16" office:value-type="string">
            <text:p>Triads</text:p>
          </table:table-cell>
          <table:table-cell/>
          <table:table-cell table:style-name="ce16" office:value-type="string">
            <text:p>Tetrads</text:p>
          </table:table-cell>
          <table:table-cell table:style-name="ce16"/>
          <table:table-cell/>
          <table:table-cell table:style-name="ce16" office:value-type="string">
            <text:p>TriadsInput</text:p>
          </table:table-cell>
          <table:table-cell table:style-name="ce16"/>
          <table:table-cell table:style-name="ce2"/>
          <table:table-cell table:style-name="ce16" office:value-type="string">
            <text:p>TetradsOnly</text:p>
          </table:table-cell>
          <table:table-cell table:number-columns-repeated="2"/>
          <table:table-cell table:style-name="ce16" office:value-type="string">
            <text:p>Root</text:p>
          </table:table-cell>
          <table:table-cell table:number-columns-repeated="2"/>
          <table:table-cell table:style-name="ce16" office:value-type="string">
            <text:p>Bass</text:p>
          </table:table-cell>
          <table:table-cell table:style-name="ce2"/>
          <table:table-cell/>
          <table:table-cell table:style-name="ce16" office:value-type="string">
            <text:p>ChromaPrecision</text:p>
          </table:table-cell>
          <table:table-cell table:style-name="ce2"/>
          <table:table-cell/>
          <table:table-cell table:style-name="ce16" office:value-type="string">
            <text:p>ChromaRecall</text:p>
          </table:table-cell>
          <table:table-cell table:style-name="ce2"/>
          <table:table-cell/>
          <table:table-cell table:style-name="ce16" office:value-type="string">
            <text:p>ChromaFmeasure</text:p>
          </table:table-cell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office:value-type="string">
            <text:p>MD1 ('10)</text:p>
          </table:table-cell>
          <table:table-cell table:style-name="ce5" office:value-type="percentage" office:value="0.8022">
            <text:p>80.22%</text:p>
          </table:table-cell>
          <table:table-cell/>
          <table:table-cell office:value-type="string">
            <text:p>MD1 ('10)</text:p>
          </table:table-cell>
          <table:table-cell table:style-name="ce5" office:value-type="percentage" office:value="0.7945">
            <text:p>79.45%</text:p>
          </table:table-cell>
          <table:table-cell/>
          <table:table-cell office:value-type="string">
            <text:p>MD1 ('10)</text:p>
          </table:table-cell>
          <table:table-cell table:style-name="ce14" office:value-type="float" office:value="77.9557">
            <text:p>77.96</text:p>
          </table:table-cell>
          <table:table-cell/>
          <table:table-cell office:value-type="string">
            <text:p>EW4 ('10)</text:p>
          </table:table-cell>
          <table:table-cell office:value-type="float" office:value="78.1891">
            <text:p>78.19</text:p>
          </table:table-cell>
          <table:table-cell/>
          <table:table-cell office:value-type="string">
            <text:p>EW4 ('10)</text:p>
          </table:table-cell>
          <table:table-cell office:value-type="float" office:value="77.1335">
            <text:p>77.13</text:p>
          </table:table-cell>
          <table:table-cell office:value-type="string">
            <text:p>EW4 ('10)</text:p>
          </table:table-cell>
          <table:table-cell office:value-type="float" office:value="66.7879">
            <text:p>66.79</text:p>
          </table:table-cell>
          <table:table-cell/>
          <table:table-cell table:style-name="ce2" office:value-type="string">
            <text:p>EW4 ('10)</text:p>
          </table:table-cell>
          <table:table-cell office:value-type="float" office:value="79.2929">
            <text:p>79.29</text:p>
          </table:table-cell>
          <table:table-cell/>
          <table:table-cell table:style-name="ce2" office:value-type="string">
            <text:p>MM1 ('10)</text:p>
          </table:table-cell>
          <table:table-cell office:value-type="float" office:value="36.3248">
            <text:p>36.32</text:p>
          </table:table-cell>
          <table:table-cell/>
          <table:table-cell office:value-type="string">
            <text:p>EW4 ('10)</text:p>
          </table:table-cell>
          <table:table-cell office:value-type="float" office:value="80.9856">
            <text:p>80.99</text:p>
          </table:table-cell>
          <table:table-cell/>
          <table:table-cell office:value-type="string">
            <text:p>EW4 ('10)</text:p>
          </table:table-cell>
          <table:table-cell office:value-type="float" office:value="79.3935">
            <text:p>79.39</text:p>
          </table:table-cell>
          <table:table-cell/>
          <table:table-cell office:value-type="string">
            <text:p>CWB1 ('10)</text:p>
          </table:table-cell>
          <table:table-cell office:value-type="float" office:value="85.6034">
            <text:p>85.60</text:p>
          </table:table-cell>
          <table:table-cell/>
          <table:table-cell office:value-type="string">
            <text:p>MM1 ('10)</text:p>
          </table:table-cell>
          <table:table-cell office:value-type="float" office:value="84.0503">
            <text:p>84.05</text:p>
          </table:table-cell>
          <table:table-cell/>
          <table:table-cell office:value-type="string">
            <text:p>CWB1 ('10)</text:p>
          </table:table-cell>
          <table:table-cell office:value-type="float" office:value="83.4747">
            <text:p>83.47</text:p>
          </table:table-cell>
          <table:table-cell table:number-columns-repeated="4"/>
          <table:table-cell table:style-name="ce2" office:value-type="string">
            <text:p>CWB1 ('10)</text:p>
          </table:table-cell>
          <table:table-cell table:number-columns-repeated="981"/>
        </table:table-row>
        <table:table-row table:style-name="ro1">
          <table:table-cell office:value-type="string">
            <text:p>MM1 ('10)</text:p>
          </table:table-cell>
          <table:table-cell table:style-name="ce5" office:value-type="percentage" office:value="0.7963">
            <text:p>79.63%</text:p>
          </table:table-cell>
          <table:table-cell/>
          <table:table-cell office:value-type="string">
            <text:p>MM1 ('10)</text:p>
          </table:table-cell>
          <table:table-cell table:style-name="ce5" office:value-type="percentage" office:value="0.7855">
            <text:p>78.55%</text:p>
          </table:table-cell>
          <table:table-cell/>
          <table:table-cell office:value-type="string">
            <text:p>EW4 ('10)</text:p>
          </table:table-cell>
          <table:table-cell table:style-name="ce14" office:value-type="float" office:value="77.7874">
            <text:p>77.79</text:p>
          </table:table-cell>
          <table:table-cell/>
          <table:table-cell office:value-type="string">
            <text:p>CWB1 ('10)</text:p>
          </table:table-cell>
          <table:table-cell office:value-type="float" office:value="77.7164">
            <text:p>77.72</text:p>
          </table:table-cell>
          <table:table-cell/>
          <table:table-cell office:value-type="string">
            <text:p>CWB1 ('10)</text:p>
          </table:table-cell>
          <table:table-cell office:value-type="float" office:value="76.5383">
            <text:p>76.54</text:p>
          </table:table-cell>
          <table:table-cell office:value-type="string">
            <text:p>EW3 ('10)</text:p>
          </table:table-cell>
          <table:table-cell office:value-type="float" office:value="66.1542">
            <text:p>66.15</text:p>
          </table:table-cell>
          <table:table-cell/>
          <table:table-cell table:style-name="ce2" office:value-type="string">
            <text:p>MD1 ('10)</text:p>
          </table:table-cell>
          <table:table-cell office:value-type="float" office:value="78.9803">
            <text:p>78.98</text:p>
          </table:table-cell>
          <table:table-cell/>
          <table:table-cell table:style-name="ce2" office:value-type="string">
            <text:p>MD1 ('10)</text:p>
          </table:table-cell>
          <table:table-cell office:value-type="float" office:value="17.6553">
            <text:p>17.66</text:p>
          </table:table-cell>
          <table:table-cell/>
          <table:table-cell office:value-type="string">
            <text:p>EW3 ('10)</text:p>
          </table:table-cell>
          <table:table-cell office:value-type="float" office:value="80.3941">
            <text:p>80.39</text:p>
          </table:table-cell>
          <table:table-cell/>
          <table:table-cell office:value-type="string">
            <text:p>EW3 ('10)</text:p>
          </table:table-cell>
          <table:table-cell office:value-type="float" office:value="79.256">
            <text:p>79.26</text:p>
          </table:table-cell>
          <table:table-cell/>
          <table:table-cell office:value-type="string">
            <text:p>EW4 ('10)</text:p>
          </table:table-cell>
          <table:table-cell office:value-type="float" office:value="85.333">
            <text:p>85.33</text:p>
          </table:table-cell>
          <table:table-cell/>
          <table:table-cell office:value-type="string">
            <text:p>MD1 ('10)</text:p>
          </table:table-cell>
          <table:table-cell office:value-type="float" office:value="82.9122">
            <text:p>82.91</text:p>
          </table:table-cell>
          <table:table-cell/>
          <table:table-cell office:value-type="string">
            <text:p>MD1 ('10)</text:p>
          </table:table-cell>
          <table:table-cell office:value-type="float" office:value="83.3193">
            <text:p>83.32</text:p>
          </table:table-cell>
          <table:table-cell table:number-columns-repeated="4"/>
          <table:table-cell table:style-name="ce2" office:value-type="string">
            <text:p>EW1 ('10)</text:p>
          </table:table-cell>
          <table:table-cell table:number-columns-repeated="981"/>
        </table:table-row>
        <table:table-row table:style-name="ro1">
          <table:table-cell office:value-type="string">
            <text:p>CWB1 ('10)</text:p>
          </table:table-cell>
          <table:table-cell table:style-name="ce5" office:value-type="percentage" office:value="0.7937">
            <text:p>79.37%</text:p>
          </table:table-cell>
          <table:table-cell/>
          <table:table-cell office:value-type="string">
            <text:p>CWB1 ('10)</text:p>
          </table:table-cell>
          <table:table-cell table:style-name="ce5" office:value-type="percentage" office:value="0.7843">
            <text:p>78.43%</text:p>
          </table:table-cell>
          <table:table-cell/>
          <table:table-cell office:value-type="string">
            <text:p>CWB1 ('10)</text:p>
          </table:table-cell>
          <table:table-cell table:style-name="ce14" office:value-type="float" office:value="77.5951">
            <text:p>77.60</text:p>
          </table:table-cell>
          <table:table-cell/>
          <table:table-cell office:value-type="string">
            <text:p>KO1 ('10)</text:p>
          </table:table-cell>
          <table:table-cell office:value-type="float" office:value="77.6544">
            <text:p>77.65</text:p>
          </table:table-cell>
          <table:table-cell/>
          <table:table-cell office:value-type="string">
            <text:p>KO1 ('10)</text:p>
          </table:table-cell>
          <table:table-cell office:value-type="float" office:value="76.5254">
            <text:p>76.53</text:p>
          </table:table-cell>
          <table:table-cell office:value-type="string">
            <text:p>CWB1 ('10)</text:p>
          </table:table-cell>
          <table:table-cell office:value-type="float" office:value="65.9544">
            <text:p>65.95</text:p>
          </table:table-cell>
          <table:table-cell/>
          <table:table-cell table:style-name="ce2" office:value-type="string">
            <text:p>EW3 ('10)</text:p>
          </table:table-cell>
          <table:table-cell office:value-type="float" office:value="78.6192">
            <text:p>78.62</text:p>
          </table:table-cell>
          <table:table-cell/>
          <table:table-cell table:style-name="ce2" office:value-type="string">
            <text:p>RRHS2 ('10)</text:p>
          </table:table-cell>
          <table:table-cell office:value-type="float" office:value="2.46238">
            <text:p>2.46</text:p>
          </table:table-cell>
          <table:table-cell/>
          <table:table-cell office:value-type="string">
            <text:p>CWB1 ('10)</text:p>
          </table:table-cell>
          <table:table-cell office:value-type="float" office:value="80.278">
            <text:p>80.28</text:p>
          </table:table-cell>
          <table:table-cell/>
          <table:table-cell office:value-type="string">
            <text:p>MM1 ('10)</text:p>
          </table:table-cell>
          <table:table-cell office:value-type="float" office:value="78.8785">
            <text:p>78.88</text:p>
          </table:table-cell>
          <table:table-cell/>
          <table:table-cell office:value-type="string">
            <text:p>EW3 ('10)</text:p>
          </table:table-cell>
          <table:table-cell office:value-type="float" office:value="85.0188">
            <text:p>85.02</text:p>
          </table:table-cell>
          <table:table-cell/>
          <table:table-cell office:value-type="string">
            <text:p>CWB1 ('10)</text:p>
          </table:table-cell>
          <table:table-cell office:value-type="float" office:value="82.0969">
            <text:p>82.10</text:p>
          </table:table-cell>
          <table:table-cell/>
          <table:table-cell office:value-type="string">
            <text:p>EW4 ('10)</text:p>
          </table:table-cell>
          <table:table-cell office:value-type="float" office:value="83.2923">
            <text:p>83.29</text:p>
          </table:table-cell>
          <table:table-cell table:number-columns-repeated="4"/>
          <table:table-cell table:style-name="ce2" office:value-type="string">
            <text:p>EW2 ('10)</text:p>
          </table:table-cell>
          <table:table-cell table:number-columns-repeated="981"/>
        </table:table-row>
        <table:table-row table:style-name="ro1">
          <table:table-cell office:value-type="string">
            <text:p>KO1 ('10)</text:p>
          </table:table-cell>
          <table:table-cell table:style-name="ce5" office:value-type="percentage" office:value="0.7887">
            <text:p>78.87%</text:p>
          </table:table-cell>
          <table:table-cell/>
          <table:table-cell office:value-type="string">
            <text:p>KO1 ('10)</text:p>
          </table:table-cell>
          <table:table-cell table:style-name="ce5" office:value-type="percentage" office:value="0.7761">
            <text:p>77.61%</text:p>
          </table:table-cell>
          <table:table-cell/>
          <table:table-cell office:value-type="string">
            <text:p>MM1 ('10)</text:p>
          </table:table-cell>
          <table:table-cell table:style-name="ce14" office:value-type="float" office:value="77.4239">
            <text:p>77.42</text:p>
          </table:table-cell>
          <table:table-cell/>
          <table:table-cell office:value-type="string">
            <text:p>MD1 ('10)</text:p>
          </table:table-cell>
          <table:table-cell office:value-type="float" office:value="77.4433">
            <text:p>77.44</text:p>
          </table:table-cell>
          <table:table-cell/>
          <table:table-cell office:value-type="string">
            <text:p>MD1 ('10)</text:p>
          </table:table-cell>
          <table:table-cell office:value-type="float" office:value="76.4179">
            <text:p>76.42</text:p>
          </table:table-cell>
          <table:table-cell office:value-type="string">
            <text:p>UUOS1 ('10)</text:p>
          </table:table-cell>
          <table:table-cell office:value-type="float" office:value="65.9265">
            <text:p>65.93</text:p>
          </table:table-cell>
          <table:table-cell/>
          <table:table-cell table:style-name="ce2" office:value-type="string">
            <text:p>UUOS1 ('10)</text:p>
          </table:table-cell>
          <table:table-cell office:value-type="float" office:value="78.4088">
            <text:p>78.41</text:p>
          </table:table-cell>
          <table:table-cell/>
          <table:table-cell table:style-name="ce2" office:value-type="string">
            <text:p>CWB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MD1 ('10)</text:p>
          </table:table-cell>
          <table:table-cell office:value-type="float" office:value="79.6907">
            <text:p>79.69</text:p>
          </table:table-cell>
          <table:table-cell/>
          <table:table-cell office:value-type="string">
            <text:p>KO1 ('10)</text:p>
          </table:table-cell>
          <table:table-cell office:value-type="float" office:value="78.6232">
            <text:p>78.62</text:p>
          </table:table-cell>
          <table:table-cell/>
          <table:table-cell office:value-type="string">
            <text:p>MD1 ('10)</text:p>
          </table:table-cell>
          <table:table-cell office:value-type="float" office:value="84.485">
            <text:p>84.49</text:p>
          </table:table-cell>
          <table:table-cell/>
          <table:table-cell office:value-type="string">
            <text:p>EW4 ('10)</text:p>
          </table:table-cell>
          <table:table-cell office:value-type="float" office:value="81.9697">
            <text:p>81.97</text:p>
          </table:table-cell>
          <table:table-cell/>
          <table:table-cell office:value-type="string">
            <text:p>EW3 ('10)</text:p>
          </table:table-cell>
          <table:table-cell office:value-type="float" office:value="82.9908">
            <text:p>82.99</text:p>
          </table:table-cell>
          <table:table-cell table:number-columns-repeated="4"/>
          <table:table-cell table:style-name="ce2" office:value-type="string">
            <text:p>EW3 ('10)</text:p>
          </table:table-cell>
          <table:table-cell table:number-columns-repeated="981"/>
        </table:table-row>
        <table:table-row table:style-name="ro1">
          <table:table-cell office:value-type="string">
            <text:p>EW4 ('10)</text:p>
          </table:table-cell>
          <table:table-cell table:style-name="ce5" office:value-type="percentage" office:value="0.7802">
            <text:p>78.02%</text:p>
          </table:table-cell>
          <table:table-cell/>
          <table:table-cell office:value-type="string">
            <text:p>EW4 ('10)</text:p>
          </table:table-cell>
          <table:table-cell table:style-name="ce5" office:value-type="percentage" office:value="0.7691">
            <text:p>76.91%</text:p>
          </table:table-cell>
          <table:table-cell/>
          <table:table-cell office:value-type="string">
            <text:p>UUOS1 ('10)</text:p>
          </table:table-cell>
          <table:table-cell table:style-name="ce14" office:value-type="float" office:value="77.0877">
            <text:p>77.09</text:p>
          </table:table-cell>
          <table:table-cell/>
          <table:table-cell office:value-type="string">
            <text:p>EW3 ('10)</text:p>
          </table:table-cell>
          <table:table-cell office:value-type="float" office:value="77.3108">
            <text:p>77.31</text:p>
          </table:table-cell>
          <table:table-cell/>
          <table:table-cell office:value-type="string">
            <text:p>EW3 ('10)</text:p>
          </table:table-cell>
          <table:table-cell office:value-type="float" office:value="76.2472">
            <text:p>76.25</text:p>
          </table:table-cell>
          <table:table-cell office:value-type="string">
            <text:p>MD1 ('10)</text:p>
          </table:table-cell>
          <table:table-cell office:value-type="float" office:value="65.556">
            <text:p>65.56</text:p>
          </table:table-cell>
          <table:table-cell/>
          <table:table-cell table:style-name="ce2" office:value-type="string">
            <text:p>CWB1 ('10)</text:p>
          </table:table-cell>
          <table:table-cell office:value-type="float" office:value="78.2092">
            <text:p>78.21</text:p>
          </table:table-cell>
          <table:table-cell/>
          <table:table-cell table:style-name="ce2" office:value-type="string">
            <text:p>EW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KO1 ('10)</text:p>
          </table:table-cell>
          <table:table-cell office:value-type="float" office:value="79.6485">
            <text:p>79.65</text:p>
          </table:table-cell>
          <table:table-cell/>
          <table:table-cell office:value-type="string">
            <text:p>UUOS1 ('10)</text:p>
          </table:table-cell>
          <table:table-cell office:value-type="float" office:value="77.8761">
            <text:p>77.88</text:p>
          </table:table-cell>
          <table:table-cell/>
          <table:table-cell office:value-type="string">
            <text:p>UUOS1 ('10)</text:p>
          </table:table-cell>
          <table:table-cell office:value-type="float" office:value="84.4597">
            <text:p>84.46</text:p>
          </table:table-cell>
          <table:table-cell/>
          <table:table-cell office:value-type="string">
            <text:p>EW3 ('10)</text:p>
          </table:table-cell>
          <table:table-cell office:value-type="float" office:value="81.6802">
            <text:p>81.68</text:p>
          </table:table-cell>
          <table:table-cell/>
          <table:table-cell office:value-type="string">
            <text:p>UUOS1 ('10)</text:p>
          </table:table-cell>
          <table:table-cell office:value-type="float" office:value="82.4">
            <text:p>82.40</text:p>
          </table:table-cell>
          <table:table-cell table:number-columns-repeated="4"/>
          <table:table-cell table:style-name="ce2" office:value-type="string">
            <text:p>EW4 ('10)</text:p>
          </table:table-cell>
          <table:table-cell table:number-columns-repeated="981"/>
        </table:table-row>
        <table:table-row table:style-name="ro1">
          <table:table-cell office:value-type="string">
            <text:p>EW3 ('10)</text:p>
          </table:table-cell>
          <table:table-cell table:style-name="ce5" office:value-type="percentage" office:value="0.7718">
            <text:p>77.18%</text:p>
          </table:table-cell>
          <table:table-cell/>
          <table:table-cell office:value-type="string">
            <text:p>EW3 ('10)</text:p>
          </table:table-cell>
          <table:table-cell table:style-name="ce5" office:value-type="percentage" office:value="0.7587">
            <text:p>75.87%</text:p>
          </table:table-cell>
          <table:table-cell/>
          <table:table-cell office:value-type="string">
            <text:p>EW3 ('10)</text:p>
          </table:table-cell>
          <table:table-cell table:style-name="ce14" office:value-type="float" office:value="77.062">
            <text:p>77.06</text:p>
          </table:table-cell>
          <table:table-cell/>
          <table:table-cell office:value-type="string">
            <text:p>UUOS1 ('10)</text:p>
          </table:table-cell>
          <table:table-cell office:value-type="float" office:value="77.1227">
            <text:p>77.12</text:p>
          </table:table-cell>
          <table:table-cell/>
          <table:table-cell office:value-type="string">
            <text:p>UUOS1 ('10)</text:p>
          </table:table-cell>
          <table:table-cell office:value-type="float" office:value="75.9917">
            <text:p>75.99</text:p>
          </table:table-cell>
          <table:table-cell office:value-type="string">
            <text:p>KO1 ('10)</text:p>
          </table:table-cell>
          <table:table-cell office:value-type="float" office:value="65.0807">
            <text:p>65.08</text:p>
          </table:table-cell>
          <table:table-cell/>
          <table:table-cell table:style-name="ce2" office:value-type="string">
            <text:p>KO1 ('10)</text:p>
          </table:table-cell>
          <table:table-cell office:value-type="float" office:value="77.304">
            <text:p>77.30</text:p>
          </table:table-cell>
          <table:table-cell/>
          <table:table-cell table:style-name="ce2" office:value-type="string">
            <text:p>EW2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MM1 ('10)</text:p>
          </table:table-cell>
          <table:table-cell office:value-type="float" office:value="79.5362">
            <text:p>79.54</text:p>
          </table:table-cell>
          <table:table-cell/>
          <table:table-cell office:value-type="string">
            <text:p>CWB1 ('10)</text:p>
          </table:table-cell>
          <table:table-cell office:value-type="float" office:value="77.6804">
            <text:p>77.68</text:p>
          </table:table-cell>
          <table:table-cell/>
          <table:table-cell office:value-type="string">
            <text:p>KO1 ('10)</text:p>
          </table:table-cell>
          <table:table-cell office:value-type="float" office:value="83.9948">
            <text:p>83.99</text:p>
          </table:table-cell>
          <table:table-cell/>
          <table:table-cell office:value-type="string">
            <text:p>UUOS1 ('10)</text:p>
          </table:table-cell>
          <table:table-cell office:value-type="float" office:value="81.0422">
            <text:p>81.04</text:p>
          </table:table-cell>
          <table:table-cell/>
          <table:table-cell office:value-type="string">
            <text:p>KO1 ('10)</text:p>
          </table:table-cell>
          <table:table-cell office:value-type="float" office:value="81.8638">
            <text:p>81.86</text:p>
          </table:table-cell>
          <table:table-cell table:number-columns-repeated="4"/>
          <table:table-cell table:style-name="ce2" office:value-type="string">
            <text:p>KO1 ('10)</text:p>
          </table:table-cell>
          <table:table-cell table:number-columns-repeated="981"/>
        </table:table-row>
        <table:table-row table:style-name="ro1">
          <table:table-cell office:value-type="string">
            <text:p>UUOS1 ('10)</text:p>
          </table:table-cell>
          <table:table-cell table:style-name="ce5" office:value-type="percentage" office:value="0.7688">
            <text:p>76.88%</text:p>
          </table:table-cell>
          <table:table-cell/>
          <table:table-cell office:value-type="string">
            <text:p>UUOS1 ('10)</text:p>
          </table:table-cell>
          <table:table-cell table:style-name="ce5" office:value-type="percentage" office:value="0.7567">
            <text:p>75.67%</text:p>
          </table:table-cell>
          <table:table-cell/>
          <table:table-cell office:value-type="string">
            <text:p>KO1 ('10)</text:p>
          </table:table-cell>
          <table:table-cell table:style-name="ce14" office:value-type="float" office:value="76.9541">
            <text:p>76.95</text:p>
          </table:table-cell>
          <table:table-cell/>
          <table:table-cell office:value-type="string">
            <text:p>MM1 ('10)</text:p>
          </table:table-cell>
          <table:table-cell office:value-type="float" office:value="75.6372">
            <text:p>75.64</text:p>
          </table:table-cell>
          <table:table-cell/>
          <table:table-cell office:value-type="string">
            <text:p>MM1 ('10)</text:p>
          </table:table-cell>
          <table:table-cell office:value-type="float" office:value="74.4627">
            <text:p>74.46</text:p>
          </table:table-cell>
          <table:table-cell office:value-type="string">
            <text:p>EW1 ('10)</text:p>
          </table:table-cell>
          <table:table-cell office:value-type="float" office:value="63.8207">
            <text:p>63.82</text:p>
          </table:table-cell>
          <table:table-cell/>
          <table:table-cell table:style-name="ce2" office:value-type="string">
            <text:p>MM1 ('10)</text:p>
          </table:table-cell>
          <table:table-cell office:value-type="float" office:value="76.8064">
            <text:p>76.81</text:p>
          </table:table-cell>
          <table:table-cell/>
          <table:table-cell table:style-name="ce2" office:value-type="string">
            <text:p>EW3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UUOS1 ('10)</text:p>
          </table:table-cell>
          <table:table-cell office:value-type="float" office:value="79.3439">
            <text:p>79.34</text:p>
          </table:table-cell>
          <table:table-cell/>
          <table:table-cell office:value-type="string">
            <text:p>MK1 ('10)</text:p>
          </table:table-cell>
          <table:table-cell office:value-type="float" office:value="76.9182">
            <text:p>76.92</text:p>
          </table:table-cell>
          <table:table-cell/>
          <table:table-cell office:value-type="string">
            <text:p>EW1 ('10)</text:p>
          </table:table-cell>
          <table:table-cell office:value-type="float" office:value="83.1693">
            <text:p>83.17</text:p>
          </table:table-cell>
          <table:table-cell/>
          <table:table-cell office:value-type="string">
            <text:p>KO1 ('10)</text:p>
          </table:table-cell>
          <table:table-cell office:value-type="float" office:value="80.4931">
            <text:p>80.49</text:p>
          </table:table-cell>
          <table:table-cell/>
          <table:table-cell office:value-type="string">
            <text:p>MM1 ('10)</text:p>
          </table:table-cell>
          <table:table-cell office:value-type="float" office:value="81.6808">
            <text:p>81.68</text:p>
          </table:table-cell>
          <table:table-cell table:number-columns-repeated="4"/>
          <table:table-cell table:style-name="ce2" office:value-type="string">
            <text:p>MD1 ('10)</text:p>
          </table:table-cell>
          <table:table-cell table:number-columns-repeated="981"/>
        </table:table-row>
        <table:table-row table:style-name="ro1">
          <table:table-cell office:value-type="string">
            <text:p>OFG1 ('10)</text:p>
          </table:table-cell>
          <table:table-cell table:style-name="ce5" office:value-type="percentage" office:value="0.7551">
            <text:p>75.51%</text:p>
          </table:table-cell>
          <table:table-cell/>
          <table:table-cell office:value-type="string">
            <text:p>OFG1 ('10)</text:p>
          </table:table-cell>
          <table:table-cell table:style-name="ce5" office:value-type="percentage" office:value="0.7404">
            <text:p>74.04%</text:p>
          </table:table-cell>
          <table:table-cell/>
          <table:table-cell office:value-type="string">
            <text:p>EW1 ('10)</text:p>
          </table:table-cell>
          <table:table-cell table:style-name="ce14" office:value-type="float" office:value="74.5244">
            <text:p>74.52</text:p>
          </table:table-cell>
          <table:table-cell/>
          <table:table-cell office:value-type="string">
            <text:p>EW1 ('10)</text:p>
          </table:table-cell>
          <table:table-cell office:value-type="float" office:value="74.3225">
            <text:p>74.32</text:p>
          </table:table-cell>
          <table:table-cell/>
          <table:table-cell office:value-type="string">
            <text:p>EW1 ('10)</text:p>
          </table:table-cell>
          <table:table-cell office:value-type="float" office:value="73.2889">
            <text:p>73.29</text:p>
          </table:table-cell>
          <table:table-cell office:value-type="string">
            <text:p>OFG1 ('10)</text:p>
          </table:table-cell>
          <table:table-cell office:value-type="float" office:value="62.472">
            <text:p>62.47</text:p>
          </table:table-cell>
          <table:table-cell/>
          <table:table-cell table:style-name="ce2" office:value-type="string">
            <text:p>EW1 ('10)</text:p>
          </table:table-cell>
          <table:table-cell office:value-type="float" office:value="75.7043">
            <text:p>75.70</text:p>
          </table:table-cell>
          <table:table-cell/>
          <table:table-cell table:style-name="ce2" office:value-type="string">
            <text:p>EW4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EW1 ('10)</text:p>
          </table:table-cell>
          <table:table-cell office:value-type="float" office:value="77.8014">
            <text:p>77.80</text:p>
          </table:table-cell>
          <table:table-cell/>
          <table:table-cell office:value-type="string">
            <text:p>MD1 ('10)</text:p>
          </table:table-cell>
          <table:table-cell office:value-type="float" office:value="76.8262">
            <text:p>76.83</text:p>
          </table:table-cell>
          <table:table-cell/>
          <table:table-cell office:value-type="string">
            <text:p>OFG1 ('10)</text:p>
          </table:table-cell>
          <table:table-cell office:value-type="float" office:value="82.6894">
            <text:p>82.69</text:p>
          </table:table-cell>
          <table:table-cell/>
          <table:table-cell office:value-type="string">
            <text:p>EW1 ('10)</text:p>
          </table:table-cell>
          <table:table-cell office:value-type="float" office:value="79.8359">
            <text:p>79.84</text:p>
          </table:table-cell>
          <table:table-cell/>
          <table:table-cell office:value-type="string">
            <text:p>EW1 ('10)</text:p>
          </table:table-cell>
          <table:table-cell office:value-type="float" office:value="81.1442">
            <text:p>81.14</text:p>
          </table:table-cell>
          <table:table-cell table:number-columns-repeated="4"/>
          <table:table-cell table:style-name="ce2" office:value-type="string">
            <text:p>MK1 ('10)</text:p>
          </table:table-cell>
          <table:table-cell table:number-columns-repeated="981"/>
        </table:table-row>
        <table:table-row table:style-name="ro1">
          <table:table-cell office:value-type="string">
            <text:p>MK1 ('10)</text:p>
          </table:table-cell>
          <table:table-cell table:style-name="ce5" office:value-type="percentage" office:value="0.7511">
            <text:p>75.11%</text:p>
          </table:table-cell>
          <table:table-cell/>
          <table:table-cell office:value-type="string">
            <text:p>MK1 ('10)</text:p>
          </table:table-cell>
          <table:table-cell table:style-name="ce5" office:value-type="percentage" office:value="0.7363">
            <text:p>73.63%</text:p>
          </table:table-cell>
          <table:table-cell/>
          <table:table-cell office:value-type="string">
            <text:p>PVM1 ('10)</text:p>
          </table:table-cell>
          <table:table-cell table:style-name="ce14" office:value-type="float" office:value="73.105">
            <text:p>73.11</text:p>
          </table:table-cell>
          <table:table-cell/>
          <table:table-cell office:value-type="string">
            <text:p>MK1 ('10)</text:p>
          </table:table-cell>
          <table:table-cell office:value-type="float" office:value="73.2612">
            <text:p>73.26</text:p>
          </table:table-cell>
          <table:table-cell/>
          <table:table-cell office:value-type="string">
            <text:p>MK1 ('10)</text:p>
          </table:table-cell>
          <table:table-cell office:value-type="float" office:value="72.1896">
            <text:p>72.19</text:p>
          </table:table-cell>
          <table:table-cell office:value-type="string">
            <text:p>PVM1 ('10)</text:p>
          </table:table-cell>
          <table:table-cell office:value-type="float" office:value="62.2086">
            <text:p>62.21</text:p>
          </table:table-cell>
          <table:table-cell/>
          <table:table-cell table:style-name="ce2" office:value-type="string">
            <text:p>OFG1 ('10)</text:p>
          </table:table-cell>
          <table:table-cell office:value-type="float" office:value="74.3655">
            <text:p>74.37</text:p>
          </table:table-cell>
          <table:table-cell/>
          <table:table-cell table:style-name="ce2" office:value-type="string">
            <text:p>KO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MK1 ('10)</text:p>
          </table:table-cell>
          <table:table-cell office:value-type="float" office:value="77.1249">
            <text:p>77.12</text:p>
          </table:table-cell>
          <table:table-cell/>
          <table:table-cell office:value-type="string">
            <text:p>EW1 ('10)</text:p>
          </table:table-cell>
          <table:table-cell office:value-type="float" office:value="76.1956">
            <text:p>76.20</text:p>
          </table:table-cell>
          <table:table-cell/>
          <table:table-cell office:value-type="string">
            <text:p>PVM1 ('10)</text:p>
          </table:table-cell>
          <table:table-cell office:value-type="float" office:value="82.1778">
            <text:p>82.18</text:p>
          </table:table-cell>
          <table:table-cell/>
          <table:table-cell office:value-type="string">
            <text:p>OFG1 ('10)</text:p>
          </table:table-cell>
          <table:table-cell office:value-type="float" office:value="79.3371">
            <text:p>79.34</text:p>
          </table:table-cell>
          <table:table-cell/>
          <table:table-cell office:value-type="string">
            <text:p>OFG1 ('10)</text:p>
          </table:table-cell>
          <table:table-cell office:value-type="float" office:value="80.6532">
            <text:p>80.65</text:p>
          </table:table-cell>
          <table:table-cell table:number-columns-repeated="4"/>
          <table:table-cell table:style-name="ce2" office:value-type="string">
            <text:p>MM1 ('10)</text:p>
          </table:table-cell>
          <table:table-cell table:number-columns-repeated="981"/>
        </table:table-row>
        <table:table-row table:style-name="ro1">
          <table:table-cell office:value-type="string">
            <text:p>EW1 ('10)</text:p>
          </table:table-cell>
          <table:table-cell table:style-name="ce5" office:value-type="percentage" office:value="0.7476">
            <text:p>74.76%</text:p>
          </table:table-cell>
          <table:table-cell/>
          <table:table-cell office:value-type="string">
            <text:p>EW1 ('10)</text:p>
          </table:table-cell>
          <table:table-cell table:style-name="ce5" office:value-type="percentage" office:value="0.7337">
            <text:p>73.37%</text:p>
          </table:table-cell>
          <table:table-cell/>
          <table:table-cell office:value-type="string">
            <text:p>OFG1 ('10)</text:p>
          </table:table-cell>
          <table:table-cell table:style-name="ce14" office:value-type="float" office:value="73.0741">
            <text:p>73.07</text:p>
          </table:table-cell>
          <table:table-cell/>
          <table:table-cell office:value-type="string">
            <text:p>OFG1 ('10)</text:p>
          </table:table-cell>
          <table:table-cell office:value-type="float" office:value="72.9272">
            <text:p>72.93</text:p>
          </table:table-cell>
          <table:table-cell/>
          <table:table-cell office:value-type="string">
            <text:p>OFG1 ('10)</text:p>
          </table:table-cell>
          <table:table-cell office:value-type="float" office:value="71.8006">
            <text:p>71.80</text:p>
          </table:table-cell>
          <table:table-cell office:value-type="string">
            <text:p>EW2 ('10)</text:p>
          </table:table-cell>
          <table:table-cell office:value-type="float" office:value="62.0415">
            <text:p>62.04</text:p>
          </table:table-cell>
          <table:table-cell/>
          <table:table-cell table:style-name="ce2" office:value-type="string">
            <text:p>MK1 ('10)</text:p>
          </table:table-cell>
          <table:table-cell office:value-type="float" office:value="73.6583">
            <text:p>73.66</text:p>
          </table:table-cell>
          <table:table-cell/>
          <table:table-cell table:style-name="ce2" office:value-type="string">
            <text:p>MK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OFG1 ('10)</text:p>
          </table:table-cell>
          <table:table-cell office:value-type="float" office:value="75.7631">
            <text:p>75.76</text:p>
          </table:table-cell>
          <table:table-cell/>
          <table:table-cell office:value-type="string">
            <text:p>OFG1 ('10)</text:p>
          </table:table-cell>
          <table:table-cell office:value-type="float" office:value="75.2133">
            <text:p>75.21</text:p>
          </table:table-cell>
          <table:table-cell/>
          <table:table-cell office:value-type="string">
            <text:p>MK1 ('10)</text:p>
          </table:table-cell>
          <table:table-cell office:value-type="float" office:value="82.0587">
            <text:p>82.06</text:p>
          </table:table-cell>
          <table:table-cell/>
          <table:table-cell office:value-type="string">
            <text:p>EW2 ('10)</text:p>
          </table:table-cell>
          <table:table-cell office:value-type="float" office:value="78.777">
            <text:p>78.78</text:p>
          </table:table-cell>
          <table:table-cell/>
          <table:table-cell office:value-type="string">
            <text:p>PVM1 ('10)</text:p>
          </table:table-cell>
          <table:table-cell office:value-type="float" office:value="80.0818">
            <text:p>80.08</text:p>
          </table:table-cell>
          <table:table-cell table:number-columns-repeated="4"/>
          <table:table-cell table:style-name="ce2" office:value-type="string">
            <text:p>OFG1 ('10)</text:p>
          </table:table-cell>
          <table:table-cell table:number-columns-repeated="981"/>
        </table:table-row>
        <table:table-row table:style-name="ro1">
          <table:table-cell office:value-type="string">
            <text:p>PVM1 ('10)</text:p>
          </table:table-cell>
          <table:table-cell table:style-name="ce5" office:value-type="percentage" office:value="0.7366">
            <text:p>73.66%</text:p>
          </table:table-cell>
          <table:table-cell/>
          <table:table-cell office:value-type="string">
            <text:p>PVM1 ('10)</text:p>
          </table:table-cell>
          <table:table-cell table:style-name="ce5" office:value-type="percentage" office:value="0.727">
            <text:p>72.70%</text:p>
          </table:table-cell>
          <table:table-cell/>
          <table:table-cell office:value-type="string">
            <text:p>MK1 ('10)</text:p>
          </table:table-cell>
          <table:table-cell table:style-name="ce14" office:value-type="float" office:value="72.8823">
            <text:p>72.88</text:p>
          </table:table-cell>
          <table:table-cell/>
          <table:table-cell office:value-type="string">
            <text:p>PVM1 ('10)</text:p>
          </table:table-cell>
          <table:table-cell office:value-type="float" office:value="72.3758">
            <text:p>72.38</text:p>
          </table:table-cell>
          <table:table-cell/>
          <table:table-cell office:value-type="string">
            <text:p>PVM1 ('10)</text:p>
          </table:table-cell>
          <table:table-cell office:value-type="float" office:value="71.5103">
            <text:p>71.51</text:p>
          </table:table-cell>
          <table:table-cell office:value-type="string">
            <text:p>MK1 ('10)</text:p>
          </table:table-cell>
          <table:table-cell office:value-type="float" office:value="61.9693">
            <text:p>61.97</text:p>
          </table:table-cell>
          <table:table-cell/>
          <table:table-cell table:style-name="ce2" office:value-type="string">
            <text:p>PVM1 ('10)</text:p>
          </table:table-cell>
          <table:table-cell office:value-type="float" office:value="73.6259">
            <text:p>73.63</text:p>
          </table:table-cell>
          <table:table-cell/>
          <table:table-cell table:style-name="ce2" office:value-type="string">
            <text:p>OFG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EW2 ('10)</text:p>
          </table:table-cell>
          <table:table-cell office:value-type="float" office:value="75.7562">
            <text:p>75.76</text:p>
          </table:table-cell>
          <table:table-cell/>
          <table:table-cell office:value-type="string">
            <text:p>EW2 ('10)</text:p>
          </table:table-cell>
          <table:table-cell office:value-type="float" office:value="74.4108">
            <text:p>74.41</text:p>
          </table:table-cell>
          <table:table-cell/>
          <table:table-cell office:value-type="string">
            <text:p>EW2 ('10)</text:p>
          </table:table-cell>
          <table:table-cell office:value-type="float" office:value="82.0503">
            <text:p>82.05</text:p>
          </table:table-cell>
          <table:table-cell/>
          <table:table-cell office:value-type="string">
            <text:p>PVM1 ('10)</text:p>
          </table:table-cell>
          <table:table-cell office:value-type="float" office:value="78.7281">
            <text:p>78.73</text:p>
          </table:table-cell>
          <table:table-cell/>
          <table:table-cell office:value-type="string">
            <text:p>EW2 ('10)</text:p>
          </table:table-cell>
          <table:table-cell office:value-type="float" office:value="80.0606">
            <text:p>80.06</text:p>
          </table:table-cell>
          <table:table-cell table:number-columns-repeated="4"/>
          <table:table-cell table:style-name="ce2" office:value-type="string">
            <text:p>PP1 ('10)</text:p>
          </table:table-cell>
          <table:table-cell table:number-columns-repeated="981"/>
        </table:table-row>
        <table:table-row table:style-name="ro1">
          <table:table-cell office:value-type="string">
            <text:p>EW2 ('10)</text:p>
          </table:table-cell>
          <table:table-cell table:style-name="ce5" office:value-type="percentage" office:value="0.7296">
            <text:p>72.96%</text:p>
          </table:table-cell>
          <table:table-cell/>
          <table:table-cell office:value-type="string">
            <text:p>EW2 ('10)</text:p>
          </table:table-cell>
          <table:table-cell table:style-name="ce5" office:value-type="percentage" office:value="0.7158">
            <text:p>71.58%</text:p>
          </table:table-cell>
          <table:table-cell/>
          <table:table-cell office:value-type="string">
            <text:p>EW2 ('10)</text:p>
          </table:table-cell>
          <table:table-cell table:style-name="ce14" office:value-type="float" office:value="72.528">
            <text:p>72.53</text:p>
          </table:table-cell>
          <table:table-cell/>
          <table:table-cell office:value-type="string">
            <text:p>EW2 ('10)</text:p>
          </table:table-cell>
          <table:table-cell office:value-type="float" office:value="72.2843">
            <text:p>72.28</text:p>
          </table:table-cell>
          <table:table-cell/>
          <table:table-cell office:value-type="string">
            <text:p>EW2 ('10)</text:p>
          </table:table-cell>
          <table:table-cell office:value-type="float" office:value="71.2252">
            <text:p>71.23</text:p>
          </table:table-cell>
          <table:table-cell office:value-type="string">
            <text:p>RRHS1 ('10)</text:p>
          </table:table-cell>
          <table:table-cell office:value-type="float" office:value="60.0594">
            <text:p>60.06</text:p>
          </table:table-cell>
          <table:table-cell/>
          <table:table-cell table:style-name="ce2" office:value-type="string">
            <text:p>EW2 ('10)</text:p>
          </table:table-cell>
          <table:table-cell office:value-type="float" office:value="73.6134">
            <text:p>73.61</text:p>
          </table:table-cell>
          <table:table-cell/>
          <table:table-cell table:style-name="ce2" office:value-type="string">
            <text:p>PP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PVM1 ('10)</text:p>
          </table:table-cell>
          <table:table-cell office:value-type="float" office:value="74.385">
            <text:p>74.39</text:p>
          </table:table-cell>
          <table:table-cell/>
          <table:table-cell office:value-type="string">
            <text:p>RRHS1 ('10)</text:p>
          </table:table-cell>
          <table:table-cell office:value-type="float" office:value="71.9526">
            <text:p>71.95</text:p>
          </table:table-cell>
          <table:table-cell/>
          <table:table-cell office:value-type="string">
            <text:p>RRHS1 ('10)</text:p>
          </table:table-cell>
          <table:table-cell office:value-type="float" office:value="81.0806">
            <text:p>81.08</text:p>
          </table:table-cell>
          <table:table-cell/>
          <table:table-cell office:value-type="string">
            <text:p>MK1 ('10)</text:p>
          </table:table-cell>
          <table:table-cell office:value-type="float" office:value="78.6686">
            <text:p>78.67</text:p>
          </table:table-cell>
          <table:table-cell/>
          <table:table-cell office:value-type="string">
            <text:p>MK1 ('10)</text:p>
          </table:table-cell>
          <table:table-cell office:value-type="float" office:value="79.9966">
            <text:p>80.00</text:p>
          </table:table-cell>
          <table:table-cell table:number-columns-repeated="4"/>
          <table:table-cell table:style-name="ce2" office:value-type="string">
            <text:p>PVM1 ('10)</text:p>
          </table:table-cell>
          <table:table-cell table:number-columns-repeated="981"/>
        </table:table-row>
        <table:table-row table:style-name="ro1">
          <table:table-cell office:value-type="string">
            <text:p>RRHS1 ('10)</text:p>
          </table:table-cell>
          <table:table-cell table:style-name="ce5" office:value-type="percentage" office:value="0.7263">
            <text:p>72.63%</text:p>
          </table:table-cell>
          <table:table-cell/>
          <table:table-cell office:value-type="string">
            <text:p>RRHS1 ('10)</text:p>
          </table:table-cell>
          <table:table-cell table:style-name="ce5" office:value-type="percentage" office:value="0.7128">
            <text:p>71.28%</text:p>
          </table:table-cell>
          <table:table-cell/>
          <table:table-cell office:value-type="string">
            <text:p>RRHS1 ('10)</text:p>
          </table:table-cell>
          <table:table-cell table:style-name="ce14" office:value-type="float" office:value="70.5728">
            <text:p>70.57</text:p>
          </table:table-cell>
          <table:table-cell/>
          <table:table-cell office:value-type="string">
            <text:p>RRHS1 ('10)</text:p>
          </table:table-cell>
          <table:table-cell office:value-type="float" office:value="69.8692">
            <text:p>69.87</text:p>
          </table:table-cell>
          <table:table-cell/>
          <table:table-cell office:value-type="string">
            <text:p>RRHS1 ('10)</text:p>
          </table:table-cell>
          <table:table-cell office:value-type="float" office:value="68.8844">
            <text:p>68.88</text:p>
          </table:table-cell>
          <table:table-cell office:value-type="string">
            <text:p>PP1 ('10)</text:p>
          </table:table-cell>
          <table:table-cell office:value-type="float" office:value="58.3775">
            <text:p>58.38</text:p>
          </table:table-cell>
          <table:table-cell/>
          <table:table-cell table:style-name="ce2" office:value-type="string">
            <text:p>RRHS1 ('10)</text:p>
          </table:table-cell>
          <table:table-cell office:value-type="float" office:value="71.3701">
            <text:p>71.37</text:p>
          </table:table-cell>
          <table:table-cell/>
          <table:table-cell table:style-name="ce2" office:value-type="string">
            <text:p>PVM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RRHS1 ('10)</text:p>
          </table:table-cell>
          <table:table-cell office:value-type="float" office:value="73.1505">
            <text:p>73.15</text:p>
          </table:table-cell>
          <table:table-cell/>
          <table:table-cell office:value-type="string">
            <text:p>RRHS2 ('10)</text:p>
          </table:table-cell>
          <table:table-cell office:value-type="float" office:value="71.8748">
            <text:p>71.87</text:p>
          </table:table-cell>
          <table:table-cell/>
          <table:table-cell office:value-type="string">
            <text:p>MM1 ('10)</text:p>
          </table:table-cell>
          <table:table-cell office:value-type="float" office:value="80.4659">
            <text:p>80.47</text:p>
          </table:table-cell>
          <table:table-cell/>
          <table:table-cell office:value-type="string">
            <text:p>RRHS1 ('10)</text:p>
          </table:table-cell>
          <table:table-cell office:value-type="float" office:value="77.7016">
            <text:p>77.70</text:p>
          </table:table-cell>
          <table:table-cell/>
          <table:table-cell office:value-type="string">
            <text:p>RRHS1 ('10)</text:p>
          </table:table-cell>
          <table:table-cell office:value-type="float" office:value="79.0286">
            <text:p>79.03</text:p>
          </table:table-cell>
          <table:table-cell table:number-columns-repeated="4"/>
          <table:table-cell table:style-name="ce2" office:value-type="string">
            <text:p>RRHS1 ('10)</text:p>
          </table:table-cell>
          <table:table-cell table:number-columns-repeated="981"/>
        </table:table-row>
        <table:table-row table:style-name="ro1">
          <table:table-cell office:value-type="string">
            <text:p>PP1 ('10)</text:p>
          </table:table-cell>
          <table:table-cell table:style-name="ce5" office:value-type="percentage" office:value="0.7023">
            <text:p>70.23%</text:p>
          </table:table-cell>
          <table:table-cell/>
          <table:table-cell office:value-type="string">
            <text:p>PP1 ('10)</text:p>
          </table:table-cell>
          <table:table-cell table:style-name="ce5" office:value-type="percentage" office:value="0.6834">
            <text:p>68.34%</text:p>
          </table:table-cell>
          <table:table-cell/>
          <table:table-cell office:value-type="string">
            <text:p>PP1 ('10)</text:p>
          </table:table-cell>
          <table:table-cell table:style-name="ce14" office:value-type="float" office:value="68.1457">
            <text:p>68.15</text:p>
          </table:table-cell>
          <table:table-cell/>
          <table:table-cell office:value-type="string">
            <text:p>PP1 ('10)</text:p>
          </table:table-cell>
          <table:table-cell office:value-type="float" office:value="67.2887">
            <text:p>67.29</text:p>
          </table:table-cell>
          <table:table-cell/>
          <table:table-cell office:value-type="string">
            <text:p>PP1 ('10)</text:p>
          </table:table-cell>
          <table:table-cell office:value-type="float" office:value="66.5578">
            <text:p>66.56</text:p>
          </table:table-cell>
          <table:table-cell office:value-type="string">
            <text:p>MM1 ('10)</text:p>
          </table:table-cell>
          <table:table-cell office:value-type="float" office:value="53.3892">
            <text:p>53.39</text:p>
          </table:table-cell>
          <table:table-cell/>
          <table:table-cell table:style-name="ce2" office:value-type="string">
            <text:p>PP1 ('10)</text:p>
          </table:table-cell>
          <table:table-cell office:value-type="float" office:value="69.4098">
            <text:p>69.41</text:p>
          </table:table-cell>
          <table:table-cell/>
          <table:table-cell table:style-name="ce2" office:value-type="string">
            <text:p>RRHS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RRHS2 ('10)</text:p>
          </table:table-cell>
          <table:table-cell office:value-type="float" office:value="72.4201">
            <text:p>72.42</text:p>
          </table:table-cell>
          <table:table-cell/>
          <table:table-cell office:value-type="string">
            <text:p>PVM1 ('10)</text:p>
          </table:table-cell>
          <table:table-cell office:value-type="float" office:value="71.357">
            <text:p>71.36</text:p>
          </table:table-cell>
          <table:table-cell/>
          <table:table-cell office:value-type="string">
            <text:p>PP1 ('10)</text:p>
          </table:table-cell>
          <table:table-cell office:value-type="float" office:value="79.9044">
            <text:p>79.90</text:p>
          </table:table-cell>
          <table:table-cell/>
          <table:table-cell office:value-type="string">
            <text:p>PP1 ('10)</text:p>
          </table:table-cell>
          <table:table-cell office:value-type="float" office:value="76.6633">
            <text:p>76.66</text:p>
          </table:table-cell>
          <table:table-cell/>
          <table:table-cell office:value-type="string">
            <text:p>PP1 ('10)</text:p>
          </table:table-cell>
          <table:table-cell office:value-type="float" office:value="77.9271">
            <text:p>77.93</text:p>
          </table:table-cell>
          <table:table-cell table:number-columns-repeated="4"/>
          <table:table-cell table:style-name="ce2" office:value-type="string">
            <text:p>RRHS2 ('10)</text:p>
          </table:table-cell>
          <table:table-cell table:number-columns-repeated="981"/>
        </table:table-row>
        <table:table-row table:style-name="ro1">
          <table:table-cell office:value-type="string">
            <text:p>RRHS2 ('10)</text:p>
          </table:table-cell>
          <table:table-cell table:style-name="ce5" office:value-type="percentage" office:value="0.5863">
            <text:p>58.63%</text:p>
          </table:table-cell>
          <table:table-cell/>
          <table:table-cell office:value-type="string">
            <text:p>RRHS2 ('10)</text:p>
          </table:table-cell>
          <table:table-cell table:style-name="ce5" office:value-type="percentage" office:value="0.5729">
            <text:p>57.29%</text:p>
          </table:table-cell>
          <table:table-cell/>
          <table:table-cell office:value-type="string">
            <text:p>RRHS2 ('10)</text:p>
          </table:table-cell>
          <table:table-cell table:style-name="ce14" office:value-type="float" office:value="55.6449">
            <text:p>55.64</text:p>
          </table:table-cell>
          <table:table-cell/>
          <table:table-cell office:value-type="string">
            <text:p>RRHS2 ('10)</text:p>
          </table:table-cell>
          <table:table-cell office:value-type="float" office:value="66.0884">
            <text:p>66.09</text:p>
          </table:table-cell>
          <table:table-cell/>
          <table:table-cell office:value-type="string">
            <text:p>RRHS2 ('10)</text:p>
          </table:table-cell>
          <table:table-cell office:value-type="float" office:value="53.4641">
            <text:p>53.46</text:p>
          </table:table-cell>
          <table:table-cell office:value-type="string">
            <text:p>RRHS2 ('10)</text:p>
          </table:table-cell>
          <table:table-cell office:value-type="float" office:value="46.2866">
            <text:p>46.29</text:p>
          </table:table-cell>
          <table:table-cell/>
          <table:table-cell table:style-name="ce2" office:value-type="string">
            <text:p>RRHS2 ('10)</text:p>
          </table:table-cell>
          <table:table-cell office:value-type="float" office:value="55.4576">
            <text:p>55.46</text:p>
          </table:table-cell>
          <table:table-cell/>
          <table:table-cell table:style-name="ce2" office:value-type="string">
            <text:p>UUOS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PP1 ('10)</text:p>
          </table:table-cell>
          <table:table-cell office:value-type="float" office:value="71.1836">
            <text:p>71.18</text:p>
          </table:table-cell>
          <table:table-cell/>
          <table:table-cell office:value-type="string">
            <text:p>PP1 ('10)</text:p>
          </table:table-cell>
          <table:table-cell office:value-type="float" office:value="68.5646">
            <text:p>68.56</text:p>
          </table:table-cell>
          <table:table-cell/>
          <table:table-cell office:value-type="string">
            <text:p>RRHS2 ('10)</text:p>
          </table:table-cell>
          <table:table-cell office:value-type="float" office:value="75.9727">
            <text:p>75.97</text:p>
          </table:table-cell>
          <table:table-cell/>
          <table:table-cell office:value-type="string">
            <text:p>RRHS2 ('10)</text:p>
          </table:table-cell>
          <table:table-cell office:value-type="float" office:value="73.2024">
            <text:p>73.20</text:p>
          </table:table-cell>
          <table:table-cell/>
          <table:table-cell office:value-type="string">
            <text:p>RRHS2 ('10)</text:p>
          </table:table-cell>
          <table:table-cell office:value-type="float" office:value="74.2255">
            <text:p>74.23</text:p>
          </table:table-cell>
          <table:table-cell table:number-columns-repeated="4"/>
          <table:table-cell table:style-name="ce2" office:value-type="string">
            <text:p>UUOS1 ('10)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style-name="ce2"/>
          <table:table-cell table:number-columns-repeated="981"/>
        </table:table-row>
        <table:table-row table:style-name="ro1">
          <table:table-cell table:style-name="ce1" office:value-type="float" office:value="2011">
            <text:p>2011</text:p>
          </table:table-cell>
          <table:table-cell table:style-name="ce2" office:value-type="string">
            <text:p>Nema</text:p>
          </table:table-cell>
          <table:table-cell table:style-name="ce2"/>
          <table:table-cell/>
          <table:table-cell table:style-name="ce2" office:value-type="string">
            <text:p>Nema weighted</text:p>
          </table:table-cell>
          <table:table-cell table:style-name="ce2"/>
          <table:table-cell/>
          <table:table-cell table:style-name="ce2" office:value-type="string">
            <text:p>Mirex2010</text:p>
          </table:table-cell>
          <table:table-cell table:style-name="ce2"/>
          <table:table-cell/>
          <table:table-cell table:style-name="ce16" office:value-type="string">
            <text:p>Mirex2009</text:p>
          </table:table-cell>
          <table:table-cell table:style-name="ce2"/>
          <table:table-cell/>
          <table:table-cell table:style-name="ce16" office:value-type="string">
            <text:p>Triads</text:p>
          </table:table-cell>
          <table:table-cell/>
          <table:table-cell table:style-name="ce16" office:value-type="string">
            <text:p>Tetrads</text:p>
          </table:table-cell>
          <table:table-cell table:style-name="ce16"/>
          <table:table-cell/>
          <table:table-cell table:style-name="ce16" office:value-type="string">
            <text:p>TriadsInput</text:p>
          </table:table-cell>
          <table:table-cell table:style-name="ce16"/>
          <table:table-cell table:style-name="ce2"/>
          <table:table-cell table:style-name="ce16" office:value-type="string">
            <text:p>TetradsOnly</text:p>
          </table:table-cell>
          <table:table-cell table:number-columns-repeated="2"/>
          <table:table-cell table:style-name="ce16" office:value-type="string">
            <text:p>Root</text:p>
          </table:table-cell>
          <table:table-cell table:number-columns-repeated="2"/>
          <table:table-cell table:style-name="ce16" office:value-type="string">
            <text:p>Bass</text:p>
          </table:table-cell>
          <table:table-cell table:style-name="ce2"/>
          <table:table-cell/>
          <table:table-cell table:style-name="ce16" office:value-type="string">
            <text:p>ChromaPrecision</text:p>
          </table:table-cell>
          <table:table-cell table:style-name="ce2"/>
          <table:table-cell/>
          <table:table-cell table:style-name="ce16" office:value-type="string">
            <text:p>ChromaRecall</text:p>
          </table:table-cell>
          <table:table-cell table:style-name="ce2"/>
          <table:table-cell/>
          <table:table-cell table:style-name="ce16" office:value-type="string">
            <text:p>ChromaFmeasure</text:p>
          </table:table-cell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office:value-type="string">
            <text:p>NMSD2 ('11)</text:p>
          </table:table-cell>
          <table:table-cell table:style-name="ce5" office:value-type="percentage" office:value="0.976">
            <text:p>97.60%</text:p>
          </table:table-cell>
          <table:table-cell/>
          <table:table-cell office:value-type="string">
            <text:p>NMSD2 ('11)</text:p>
          </table:table-cell>
          <table:table-cell table:style-name="ce5" office:value-type="percentage" office:value="0.9736">
            <text:p>97.36%</text:p>
          </table:table-cell>
          <table:table-cell/>
          <table:table-cell office:value-type="string">
            <text:p>KO1 ('11)</text:p>
          </table:table-cell>
          <table:table-cell table:style-name="ce14" office:value-type="float" office:value="81.4035">
            <text:p>81.40</text:p>
          </table:table-cell>
          <table:table-cell/>
          <table:table-cell office:value-type="string">
            <text:p>KO1 ('11)</text:p>
          </table:table-cell>
          <table:table-cell office:value-type="float" office:value="81.5162">
            <text:p>81.52</text:p>
          </table:table-cell>
          <table:table-cell/>
          <table:table-cell office:value-type="string">
            <text:p>KO1 ('11)</text:p>
          </table:table-cell>
          <table:table-cell office:value-type="float" office:value="80.691">
            <text:p>80.69</text:p>
          </table:table-cell>
          <table:table-cell office:value-type="string">
            <text:p>KO1 ('11)</text:p>
          </table:table-cell>
          <table:table-cell office:value-type="float" office:value="73.8817">
            <text:p>73.88</text:p>
          </table:table-cell>
          <table:table-cell/>
          <table:table-cell table:style-name="ce2" office:value-type="string">
            <text:p>KO1 ('11)</text:p>
          </table:table-cell>
          <table:table-cell office:value-type="float" office:value="82.1267">
            <text:p>82.13</text:p>
          </table:table-cell>
          <table:table-cell/>
          <table:table-cell table:style-name="ce2" office:value-type="string">
            <text:p>KO1 ('11)</text:p>
          </table:table-cell>
          <table:table-cell office:value-type="float" office:value="52.6456">
            <text:p>52.65</text:p>
          </table:table-cell>
          <table:table-cell/>
          <table:table-cell office:value-type="string">
            <text:p>NM1 ('11)</text:p>
          </table:table-cell>
          <table:table-cell office:value-type="float" office:value="82.9173">
            <text:p>82.92</text:p>
          </table:table-cell>
          <table:table-cell/>
          <table:table-cell office:value-type="string">
            <text:p>NM1 ('11)</text:p>
          </table:table-cell>
          <table:table-cell office:value-type="float" office:value="82.4153">
            <text:p>82.42</text:p>
          </table:table-cell>
          <table:table-cell/>
          <table:table-cell office:value-type="string">
            <text:p>NM1 ('11)</text:p>
          </table:table-cell>
          <table:table-cell office:value-type="float" office:value="86.9651">
            <text:p>86.97</text:p>
          </table:table-cell>
          <table:table-cell/>
          <table:table-cell office:value-type="string">
            <text:p>NMSD3 ('11)</text:p>
          </table:table-cell>
          <table:table-cell office:value-type="float" office:value="86.2951">
            <text:p>86.30</text:p>
          </table:table-cell>
          <table:table-cell/>
          <table:table-cell office:value-type="string">
            <text:p>KO1 ('11)</text:p>
          </table:table-cell>
          <table:table-cell office:value-type="float" office:value="86.0945">
            <text:p>86.09</text:p>
          </table:table-cell>
          <table:table-cell table:number-columns-repeated="4"/>
          <table:table-cell table:style-name="ce2" office:value-type="string">
            <text:p>BUURO1 ('11)</text:p>
          </table:table-cell>
          <table:table-cell table:number-columns-repeated="981"/>
        </table:table-row>
        <table:table-row table:style-name="ro1">
          <table:table-cell office:value-type="string">
            <text:p>KO1 ('11)</text:p>
          </table:table-cell>
          <table:table-cell table:style-name="ce5" office:value-type="percentage" office:value="0.8285">
            <text:p>82.85%</text:p>
          </table:table-cell>
          <table:table-cell/>
          <table:table-cell office:value-type="string">
            <text:p>NMSD3 ('11)</text:p>
          </table:table-cell>
          <table:table-cell table:style-name="ce5" office:value-type="percentage" office:value="0.8197">
            <text:p>81.97%</text:p>
          </table:table-cell>
          <table:table-cell/>
          <table:table-cell office:value-type="string">
            <text:p>NMSD3 ('11)</text:p>
          </table:table-cell>
          <table:table-cell table:style-name="ce14" office:value-type="float" office:value="81.4026">
            <text:p>81.40</text:p>
          </table:table-cell>
          <table:table-cell/>
          <table:table-cell office:value-type="string">
            <text:p>NM1 ('11)</text:p>
          </table:table-cell>
          <table:table-cell office:value-type="float" office:value="80.9481">
            <text:p>80.95</text:p>
          </table:table-cell>
          <table:table-cell/>
          <table:table-cell office:value-type="string">
            <text:p>NM1 ('11)</text:p>
          </table:table-cell>
          <table:table-cell office:value-type="float" office:value="79.5356">
            <text:p>79.54</text:p>
          </table:table-cell>
          <table:table-cell office:value-type="string">
            <text:p>NM1 ('11)</text:p>
          </table:table-cell>
          <table:table-cell office:value-type="float" office:value="68.505">
            <text:p>68.51</text:p>
          </table:table-cell>
          <table:table-cell/>
          <table:table-cell table:style-name="ce2" office:value-type="string">
            <text:p>NM1 ('11)</text:p>
          </table:table-cell>
          <table:table-cell office:value-type="float" office:value="81.3399">
            <text:p>81.34</text:p>
          </table:table-cell>
          <table:table-cell/>
          <table:table-cell table:style-name="ce2" office:value-type="string">
            <text:p>NMSD3 ('11)</text:p>
          </table:table-cell>
          <table:table-cell office:value-type="float" office:value="46.1224">
            <text:p>46.12</text:p>
          </table:table-cell>
          <table:table-cell/>
          <table:table-cell office:value-type="string">
            <text:p>KO1 ('11)</text:p>
          </table:table-cell>
          <table:table-cell office:value-type="float" office:value="82.9156">
            <text:p>82.92</text:p>
          </table:table-cell>
          <table:table-cell/>
          <table:table-cell office:value-type="string">
            <text:p>KO1 ('11)</text:p>
          </table:table-cell>
          <table:table-cell office:value-type="float" office:value="82.0574">
            <text:p>82.06</text:p>
          </table:table-cell>
          <table:table-cell/>
          <table:table-cell office:value-type="string">
            <text:p>KO1 ('11)</text:p>
          </table:table-cell>
          <table:table-cell office:value-type="float" office:value="86.6121">
            <text:p>86.61</text:p>
          </table:table-cell>
          <table:table-cell/>
          <table:table-cell office:value-type="string">
            <text:p>KO1 ('11)</text:p>
          </table:table-cell>
          <table:table-cell office:value-type="float" office:value="86.1302">
            <text:p>86.13</text:p>
          </table:table-cell>
          <table:table-cell/>
          <table:table-cell office:value-type="string">
            <text:p>NMSD3 ('11)</text:p>
          </table:table-cell>
          <table:table-cell office:value-type="float" office:value="85.6417">
            <text:p>85.64</text:p>
          </table:table-cell>
          <table:table-cell table:number-columns-repeated="4"/>
          <table:table-cell table:style-name="ce2" office:value-type="string">
            <text:p>BUURO2 ('11)</text:p>
          </table:table-cell>
          <table:table-cell table:number-columns-repeated="981"/>
        </table:table-row>
        <table:table-row table:style-name="ro1">
          <table:table-cell office:value-type="string">
            <text:p>NMSD3 ('11)</text:p>
          </table:table-cell>
          <table:table-cell table:style-name="ce5" office:value-type="percentage" office:value="0.8277">
            <text:p>82.77%</text:p>
          </table:table-cell>
          <table:table-cell/>
          <table:table-cell office:value-type="string">
            <text:p>KO1 ('11)</text:p>
          </table:table-cell>
          <table:table-cell table:style-name="ce5" office:value-type="percentage" office:value="0.8163">
            <text:p>81.63%</text:p>
          </table:table-cell>
          <table:table-cell/>
          <table:table-cell office:value-type="string">
            <text:p>NM1 ('11)</text:p>
          </table:table-cell>
          <table:table-cell table:style-name="ce14" office:value-type="float" office:value="80.3509">
            <text:p>80.35</text:p>
          </table:table-cell>
          <table:table-cell/>
          <table:table-cell office:value-type="string">
            <text:p>NMSD3 ('11)</text:p>
          </table:table-cell>
          <table:table-cell office:value-type="float" office:value="79.7997">
            <text:p>79.80</text:p>
          </table:table-cell>
          <table:table-cell/>
          <table:table-cell office:value-type="string">
            <text:p>NMSD3 ('11)</text:p>
          </table:table-cell>
          <table:table-cell office:value-type="float" office:value="79.0117">
            <text:p>79.01</text:p>
          </table:table-cell>
          <table:table-cell office:value-type="string">
            <text:p>NMSD3 ('11)</text:p>
          </table:table-cell>
          <table:table-cell office:value-type="float" office:value="68.3572">
            <text:p>68.36</text:p>
          </table:table-cell>
          <table:table-cell/>
          <table:table-cell table:style-name="ce2" office:value-type="string">
            <text:p>NMSD3 ('11)</text:p>
          </table:table-cell>
          <table:table-cell office:value-type="float" office:value="81.1699">
            <text:p>81.17</text:p>
          </table:table-cell>
          <table:table-cell/>
          <table:table-cell table:style-name="ce2" office:value-type="string">
            <text:p>KO2 ('11)</text:p>
          </table:table-cell>
          <table:table-cell office:value-type="float" office:value="9.38016">
            <text:p>9.38</text:p>
          </table:table-cell>
          <table:table-cell/>
          <table:table-cell office:value-type="string">
            <text:p>CB2 ('11)</text:p>
          </table:table-cell>
          <table:table-cell office:value-type="float" office:value="81.6468">
            <text:p>81.65</text:p>
          </table:table-cell>
          <table:table-cell/>
          <table:table-cell office:value-type="string">
            <text:p>NMSD1 ('11)</text:p>
          </table:table-cell>
          <table:table-cell office:value-type="float" office:value="81.0302">
            <text:p>81.03</text:p>
          </table:table-cell>
          <table:table-cell/>
          <table:table-cell office:value-type="string">
            <text:p>CB2 ('11)</text:p>
          </table:table-cell>
          <table:table-cell office:value-type="float" office:value="86.4662">
            <text:p>86.47</text:p>
          </table:table-cell>
          <table:table-cell/>
          <table:table-cell office:value-type="string">
            <text:p>NM1 ('11)</text:p>
          </table:table-cell>
          <table:table-cell office:value-type="float" office:value="83.4809">
            <text:p>83.48</text:p>
          </table:table-cell>
          <table:table-cell/>
          <table:table-cell office:value-type="string">
            <text:p>NM1 ('11)</text:p>
          </table:table-cell>
          <table:table-cell office:value-type="float" office:value="84.8487">
            <text:p>84.85</text:p>
          </table:table-cell>
          <table:table-cell table:number-columns-repeated="4"/>
          <table:table-cell table:style-name="ce2" office:value-type="string">
            <text:p>BUURO3 ('11)</text:p>
          </table:table-cell>
          <table:table-cell table:number-columns-repeated="981"/>
        </table:table-row>
        <table:table-row table:style-name="ro1">
          <table:table-cell office:value-type="string">
            <text:p>NM1 ('11)</text:p>
          </table:table-cell>
          <table:table-cell table:style-name="ce5" office:value-type="percentage" office:value="0.8199">
            <text:p>81.99%</text:p>
          </table:table-cell>
          <table:table-cell/>
          <table:table-cell office:value-type="string">
            <text:p>NM1 ('11)</text:p>
          </table:table-cell>
          <table:table-cell table:style-name="ce5" office:value-type="percentage" office:value="0.8114">
            <text:p>81.14%</text:p>
          </table:table-cell>
          <table:table-cell/>
          <table:table-cell office:value-type="string">
            <text:p>CB2 ('11)</text:p>
          </table:table-cell>
          <table:table-cell table:style-name="ce14" office:value-type="float" office:value="79.2906">
            <text:p>79.29</text:p>
          </table:table-cell>
          <table:table-cell/>
          <table:table-cell office:value-type="string">
            <text:p>CB2 ('11)</text:p>
          </table:table-cell>
          <table:table-cell office:value-type="float" office:value="79.2768">
            <text:p>79.28</text:p>
          </table:table-cell>
          <table:table-cell/>
          <table:table-cell office:value-type="string">
            <text:p>CB2 ('11)</text:p>
          </table:table-cell>
          <table:table-cell office:value-type="float" office:value="78.08">
            <text:p>78.08</text:p>
          </table:table-cell>
          <table:table-cell office:value-type="string">
            <text:p>CB2 ('11)</text:p>
          </table:table-cell>
          <table:table-cell office:value-type="float" office:value="67.5453">
            <text:p>67.55</text:p>
          </table:table-cell>
          <table:table-cell/>
          <table:table-cell table:style-name="ce2" office:value-type="string">
            <text:p>CB2 ('11)</text:p>
          </table:table-cell>
          <table:table-cell office:value-type="float" office:value="80.1533">
            <text:p>80.15</text:p>
          </table:table-cell>
          <table:table-cell/>
          <table:table-cell table:style-name="ce2" office:value-type="string">
            <text:p>BUURO2 ('11)</text:p>
          </table:table-cell>
          <table:table-cell office:value-type="float" office:value="1.56567">
            <text:p>1.57</text:p>
          </table:table-cell>
          <table:table-cell/>
          <table:table-cell office:value-type="string">
            <text:p>NMSD3 ('11)</text:p>
          </table:table-cell>
          <table:table-cell office:value-type="float" office:value="81.4155">
            <text:p>81.42</text:p>
          </table:table-cell>
          <table:table-cell/>
          <table:table-cell office:value-type="string">
            <text:p>NMSD3 ('11)</text:p>
          </table:table-cell>
          <table:table-cell office:value-type="float" office:value="81.0149">
            <text:p>81.01</text:p>
          </table:table-cell>
          <table:table-cell/>
          <table:table-cell office:value-type="string">
            <text:p>CB3 ('11)</text:p>
          </table:table-cell>
          <table:table-cell office:value-type="float" office:value="86.2115">
            <text:p>86.21</text:p>
          </table:table-cell>
          <table:table-cell/>
          <table:table-cell office:value-type="string">
            <text:p>CB2 ('11)</text:p>
          </table:table-cell>
          <table:table-cell office:value-type="float" office:value="82.9511">
            <text:p>82.95</text:p>
          </table:table-cell>
          <table:table-cell/>
          <table:table-cell office:value-type="string">
            <text:p>CB2 ('11)</text:p>
          </table:table-cell>
          <table:table-cell office:value-type="float" office:value="84.3269">
            <text:p>84.33</text:p>
          </table:table-cell>
          <table:table-cell table:number-columns-repeated="4"/>
          <table:table-cell table:style-name="ce2" office:value-type="string">
            <text:p>BUURO4 ('11)</text:p>
          </table:table-cell>
          <table:table-cell table:number-columns-repeated="981"/>
        </table:table-row>
        <table:table-row table:style-name="ro1">
          <table:table-cell office:value-type="string">
            <text:p>CB2 ('11)</text:p>
          </table:table-cell>
          <table:table-cell table:style-name="ce5" office:value-type="percentage" office:value="0.8137">
            <text:p>81.37%</text:p>
          </table:table-cell>
          <table:table-cell/>
          <table:table-cell office:value-type="string">
            <text:p>CB2 ('11)</text:p>
          </table:table-cell>
          <table:table-cell table:style-name="ce5" office:value-type="percentage" office:value="0.8">
            <text:p>80.00%</text:p>
          </table:table-cell>
          <table:table-cell/>
          <table:table-cell office:value-type="string">
            <text:p>CB3 ('11)</text:p>
          </table:table-cell>
          <table:table-cell table:style-name="ce14" office:value-type="float" office:value="78.8538">
            <text:p>78.85</text:p>
          </table:table-cell>
          <table:table-cell/>
          <table:table-cell office:value-type="string">
            <text:p>CB3 ('11)</text:p>
          </table:table-cell>
          <table:table-cell office:value-type="float" office:value="78.7816">
            <text:p>78.78</text:p>
          </table:table-cell>
          <table:table-cell/>
          <table:table-cell office:value-type="string">
            <text:p>CB3 ('11)</text:p>
          </table:table-cell>
          <table:table-cell office:value-type="float" office:value="77.6544">
            <text:p>77.65</text:p>
          </table:table-cell>
          <table:table-cell office:value-type="string">
            <text:p>CB3 ('11)</text:p>
          </table:table-cell>
          <table:table-cell office:value-type="float" office:value="67.0536">
            <text:p>67.05</text:p>
          </table:table-cell>
          <table:table-cell/>
          <table:table-cell table:style-name="ce2" office:value-type="string">
            <text:p>CB3 ('11)</text:p>
          </table:table-cell>
          <table:table-cell office:value-type="float" office:value="79.6211">
            <text:p>79.62</text:p>
          </table:table-cell>
          <table:table-cell/>
          <table:table-cell table:style-name="ce2" office:value-type="string">
            <text:p>BUURO3 ('11)</text:p>
          </table:table-cell>
          <table:table-cell office:value-type="float" office:value="1.36059">
            <text:p>1.36</text:p>
          </table:table-cell>
          <table:table-cell/>
          <table:table-cell office:value-type="string">
            <text:p>KO2 ('11)</text:p>
          </table:table-cell>
          <table:table-cell office:value-type="float" office:value="81.2299">
            <text:p>81.23</text:p>
          </table:table-cell>
          <table:table-cell/>
          <table:table-cell office:value-type="string">
            <text:p>KO2 ('11)</text:p>
          </table:table-cell>
          <table:table-cell office:value-type="float" office:value="80.5578">
            <text:p>80.56</text:p>
          </table:table-cell>
          <table:table-cell/>
          <table:table-cell office:value-type="string">
            <text:p>NMSD3 ('11)</text:p>
          </table:table-cell>
          <table:table-cell office:value-type="float" office:value="85.6684">
            <text:p>85.67</text:p>
          </table:table-cell>
          <table:table-cell/>
          <table:table-cell office:value-type="string">
            <text:p>KO2 ('11)</text:p>
          </table:table-cell>
          <table:table-cell office:value-type="float" office:value="82.7194">
            <text:p>82.72</text:p>
          </table:table-cell>
          <table:table-cell/>
          <table:table-cell office:value-type="string">
            <text:p>CB3 ('11)</text:p>
          </table:table-cell>
          <table:table-cell office:value-type="float" office:value="84.0655">
            <text:p>84.07</text:p>
          </table:table-cell>
          <table:table-cell table:number-columns-repeated="4"/>
          <table:table-cell table:style-name="ce2" office:value-type="string">
            <text:p>BUURO5 ('11)</text:p>
          </table:table-cell>
          <table:table-cell table:number-columns-repeated="981"/>
        </table:table-row>
        <table:table-row table:style-name="ro1">
          <table:table-cell office:value-type="string">
            <text:p>CB3 ('11)</text:p>
          </table:table-cell>
          <table:table-cell table:style-name="ce5" office:value-type="percentage" office:value="0.8091">
            <text:p>80.91%</text:p>
          </table:table-cell>
          <table:table-cell/>
          <table:table-cell office:value-type="string">
            <text:p>CB3 ('11)</text:p>
          </table:table-cell>
          <table:table-cell table:style-name="ce5" office:value-type="percentage" office:value="0.7957">
            <text:p>79.57%</text:p>
          </table:table-cell>
          <table:table-cell/>
          <table:table-cell office:value-type="string">
            <text:p>KO2 ('11)</text:p>
          </table:table-cell>
          <table:table-cell table:style-name="ce14" office:value-type="float" office:value="77.8937">
            <text:p>77.89</text:p>
          </table:table-cell>
          <table:table-cell/>
          <table:table-cell office:value-type="string">
            <text:p>KO2 ('11)</text:p>
          </table:table-cell>
          <table:table-cell office:value-type="float" office:value="78.2585">
            <text:p>78.26</text:p>
          </table:table-cell>
          <table:table-cell/>
          <table:table-cell office:value-type="string">
            <text:p>KO2 ('11)</text:p>
          </table:table-cell>
          <table:table-cell office:value-type="float" office:value="77.1002">
            <text:p>77.10</text:p>
          </table:table-cell>
          <table:table-cell office:value-type="string">
            <text:p>NMSD1 ('11)</text:p>
          </table:table-cell>
          <table:table-cell office:value-type="float" office:value="66.3844">
            <text:p>66.38</text:p>
          </table:table-cell>
          <table:table-cell/>
          <table:table-cell table:style-name="ce2" office:value-type="string">
            <text:p>NMSD1 ('11)</text:p>
          </table:table-cell>
          <table:table-cell office:value-type="float" office:value="79.0089">
            <text:p>79.01</text:p>
          </table:table-cell>
          <table:table-cell/>
          <table:table-cell table:style-name="ce2" office:value-type="string">
            <text:p>BUURO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CB3 ('11)</text:p>
          </table:table-cell>
          <table:table-cell office:value-type="float" office:value="81.2292">
            <text:p>81.23</text:p>
          </table:table-cell>
          <table:table-cell/>
          <table:table-cell office:value-type="string">
            <text:p>CB2 ('11)</text:p>
          </table:table-cell>
          <table:table-cell office:value-type="float" office:value="79.9347">
            <text:p>79.93</text:p>
          </table:table-cell>
          <table:table-cell/>
          <table:table-cell office:value-type="string">
            <text:p>NMSD1 ('11)</text:p>
          </table:table-cell>
          <table:table-cell office:value-type="float" office:value="85.5451">
            <text:p>85.55</text:p>
          </table:table-cell>
          <table:table-cell/>
          <table:table-cell office:value-type="string">
            <text:p>CB3 ('11)</text:p>
          </table:table-cell>
          <table:table-cell office:value-type="float" office:value="82.6824">
            <text:p>82.68</text:p>
          </table:table-cell>
          <table:table-cell/>
          <table:table-cell office:value-type="string">
            <text:p>KO2 ('11)</text:p>
          </table:table-cell>
          <table:table-cell office:value-type="float" office:value="83.6184">
            <text:p>83.62</text:p>
          </table:table-cell>
          <table:table-cell table:number-columns-repeated="4"/>
          <table:table-cell table:style-name="ce2" office:value-type="string">
            <text:p>CB1 ('11)</text:p>
          </table:table-cell>
          <table:table-cell table:number-columns-repeated="981"/>
        </table:table-row>
        <table:table-row table:style-name="ro1">
          <table:table-cell office:value-type="string">
            <text:p>KO2 ('11)</text:p>
          </table:table-cell>
          <table:table-cell table:style-name="ce5" office:value-type="percentage" office:value="0.7977">
            <text:p>79.77%</text:p>
          </table:table-cell>
          <table:table-cell/>
          <table:table-cell office:value-type="string">
            <text:p>NMSD1 ('11)</text:p>
          </table:table-cell>
          <table:table-cell table:style-name="ce5" office:value-type="percentage" office:value="0.7829">
            <text:p>78.29%</text:p>
          </table:table-cell>
          <table:table-cell/>
          <table:table-cell office:value-type="string">
            <text:p>NMSD1 ('11)</text:p>
          </table:table-cell>
          <table:table-cell table:style-name="ce14" office:value-type="float" office:value="77.7374">
            <text:p>77.74</text:p>
          </table:table-cell>
          <table:table-cell/>
          <table:table-cell office:value-type="string">
            <text:p>NMSD1 ('11)</text:p>
          </table:table-cell>
          <table:table-cell office:value-type="float" office:value="78.153">
            <text:p>78.15</text:p>
          </table:table-cell>
          <table:table-cell/>
          <table:table-cell office:value-type="string">
            <text:p>NMSD1 ('11)</text:p>
          </table:table-cell>
          <table:table-cell office:value-type="float" office:value="76.9262">
            <text:p>76.93</text:p>
          </table:table-cell>
          <table:table-cell office:value-type="string">
            <text:p>KO2 ('11)</text:p>
          </table:table-cell>
          <table:table-cell office:value-type="float" office:value="66.0483">
            <text:p>66.05</text:p>
          </table:table-cell>
          <table:table-cell/>
          <table:table-cell table:style-name="ce2" office:value-type="string">
            <text:p>KO2 ('11)</text:p>
          </table:table-cell>
          <table:table-cell office:value-type="float" office:value="78.896">
            <text:p>78.90</text:p>
          </table:table-cell>
          <table:table-cell/>
          <table:table-cell table:style-name="ce2" office:value-type="string">
            <text:p>BUURO4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MSD1 ('11)</text:p>
          </table:table-cell>
          <table:table-cell office:value-type="float" office:value="81.1909">
            <text:p>81.19</text:p>
          </table:table-cell>
          <table:table-cell/>
          <table:table-cell office:value-type="string">
            <text:p>CB3 ('11)</text:p>
          </table:table-cell>
          <table:table-cell office:value-type="float" office:value="79.483">
            <text:p>79.48</text:p>
          </table:table-cell>
          <table:table-cell/>
          <table:table-cell office:value-type="string">
            <text:p>CB1 ('11)</text:p>
          </table:table-cell>
          <table:table-cell office:value-type="float" office:value="85.389">
            <text:p>85.39</text:p>
          </table:table-cell>
          <table:table-cell/>
          <table:table-cell office:value-type="string">
            <text:p>NMSD1 ('11)</text:p>
          </table:table-cell>
          <table:table-cell office:value-type="float" office:value="82.1253">
            <text:p>82.13</text:p>
          </table:table-cell>
          <table:table-cell/>
          <table:table-cell office:value-type="string">
            <text:p>NMSD1 ('11)</text:p>
          </table:table-cell>
          <table:table-cell office:value-type="float" office:value="83.4665">
            <text:p>83.47</text:p>
          </table:table-cell>
          <table:table-cell table:number-columns-repeated="4"/>
          <table:table-cell table:style-name="ce2" office:value-type="string">
            <text:p>CB2 ('11)</text:p>
          </table:table-cell>
          <table:table-cell table:number-columns-repeated="981"/>
        </table:table-row>
        <table:table-row table:style-name="ro1">
          <table:table-cell office:value-type="string">
            <text:p>CB1 ('11)</text:p>
          </table:table-cell>
          <table:table-cell table:style-name="ce5" office:value-type="percentage" office:value="0.7955">
            <text:p>79.55%</text:p>
          </table:table-cell>
          <table:table-cell/>
          <table:table-cell office:value-type="string">
            <text:p>KO2 ('11)</text:p>
          </table:table-cell>
          <table:table-cell table:style-name="ce5" office:value-type="percentage" office:value="0.7822">
            <text:p>78.22%</text:p>
          </table:table-cell>
          <table:table-cell/>
          <table:table-cell office:value-type="string">
            <text:p>CB1 ('11)</text:p>
          </table:table-cell>
          <table:table-cell table:style-name="ce14" office:value-type="float" office:value="77.2947">
            <text:p>77.29</text:p>
          </table:table-cell>
          <table:table-cell/>
          <table:table-cell office:value-type="string">
            <text:p>UUOS1 ('11)</text:p>
          </table:table-cell>
          <table:table-cell office:value-type="float" office:value="77.1227">
            <text:p>77.12</text:p>
          </table:table-cell>
          <table:table-cell/>
          <table:table-cell office:value-type="string">
            <text:p>UUOS1 ('11)</text:p>
          </table:table-cell>
          <table:table-cell office:value-type="float" office:value="75.9917">
            <text:p>75.99</text:p>
          </table:table-cell>
          <table:table-cell office:value-type="string">
            <text:p>UUOS1 ('11)</text:p>
          </table:table-cell>
          <table:table-cell office:value-type="float" office:value="65.9265">
            <text:p>65.93</text:p>
          </table:table-cell>
          <table:table-cell/>
          <table:table-cell table:style-name="ce2" office:value-type="string">
            <text:p>UUOS1 ('11)</text:p>
          </table:table-cell>
          <table:table-cell office:value-type="float" office:value="78.4088">
            <text:p>78.41</text:p>
          </table:table-cell>
          <table:table-cell/>
          <table:table-cell table:style-name="ce2" office:value-type="string">
            <text:p>BUURO5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CB1 ('11)</text:p>
          </table:table-cell>
          <table:table-cell office:value-type="float" office:value="79.5425">
            <text:p>79.54</text:p>
          </table:table-cell>
          <table:table-cell/>
          <table:table-cell office:value-type="string">
            <text:p>CB1 ('11)</text:p>
          </table:table-cell>
          <table:table-cell office:value-type="float" office:value="79.2699">
            <text:p>79.27</text:p>
          </table:table-cell>
          <table:table-cell/>
          <table:table-cell office:value-type="string">
            <text:p>KO2 ('11)</text:p>
          </table:table-cell>
          <table:table-cell office:value-type="float" office:value="85.2674">
            <text:p>85.27</text:p>
          </table:table-cell>
          <table:table-cell/>
          <table:table-cell office:value-type="string">
            <text:p>CB1 ('11)</text:p>
          </table:table-cell>
          <table:table-cell office:value-type="float" office:value="81.9196">
            <text:p>81.92</text:p>
          </table:table-cell>
          <table:table-cell/>
          <table:table-cell office:value-type="string">
            <text:p>CB1 ('11)</text:p>
          </table:table-cell>
          <table:table-cell office:value-type="float" office:value="83.2782">
            <text:p>83.28</text:p>
          </table:table-cell>
          <table:table-cell table:number-columns-repeated="4"/>
          <table:table-cell table:style-name="ce2" office:value-type="string">
            <text:p>CB3 ('11)</text:p>
          </table:table-cell>
          <table:table-cell table:number-columns-repeated="981"/>
        </table:table-row>
        <table:table-row table:style-name="ro1">
          <table:table-cell office:value-type="string">
            <text:p>NMSD1 ('11)</text:p>
          </table:table-cell>
          <table:table-cell table:style-name="ce5" office:value-type="percentage" office:value="0.7938">
            <text:p>79.38%</text:p>
          </table:table-cell>
          <table:table-cell/>
          <table:table-cell office:value-type="string">
            <text:p>CB1 ('11)</text:p>
          </table:table-cell>
          <table:table-cell table:style-name="ce5" office:value-type="percentage" office:value="0.7786">
            <text:p>77.86%</text:p>
          </table:table-cell>
          <table:table-cell/>
          <table:table-cell office:value-type="string">
            <text:p>UUOS1 ('11)</text:p>
          </table:table-cell>
          <table:table-cell table:style-name="ce14" office:value-type="float" office:value="77.0877">
            <text:p>77.09</text:p>
          </table:table-cell>
          <table:table-cell/>
          <table:table-cell office:value-type="string">
            <text:p>CB1 ('11)</text:p>
          </table:table-cell>
          <table:table-cell office:value-type="float" office:value="76.9284">
            <text:p>76.93</text:p>
          </table:table-cell>
          <table:table-cell/>
          <table:table-cell office:value-type="string">
            <text:p>CB1 ('11)</text:p>
          </table:table-cell>
          <table:table-cell office:value-type="float" office:value="75.7693">
            <text:p>75.77</text:p>
          </table:table-cell>
          <table:table-cell office:value-type="string">
            <text:p>CB1 ('11)</text:p>
          </table:table-cell>
          <table:table-cell office:value-type="float" office:value="65.8326">
            <text:p>65.83</text:p>
          </table:table-cell>
          <table:table-cell/>
          <table:table-cell table:style-name="ce2" office:value-type="string">
            <text:p>CB1 ('11)</text:p>
          </table:table-cell>
          <table:table-cell office:value-type="float" office:value="78.2958">
            <text:p>78.30</text:p>
          </table:table-cell>
          <table:table-cell/>
          <table:table-cell table:style-name="ce2" office:value-type="string">
            <text:p>CB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UUOS1 ('11)</text:p>
          </table:table-cell>
          <table:table-cell office:value-type="float" office:value="79.3439">
            <text:p>79.34</text:p>
          </table:table-cell>
          <table:table-cell/>
          <table:table-cell office:value-type="string">
            <text:p>UUOS1 ('11)</text:p>
          </table:table-cell>
          <table:table-cell office:value-type="float" office:value="77.8761">
            <text:p>77.88</text:p>
          </table:table-cell>
          <table:table-cell/>
          <table:table-cell office:value-type="string">
            <text:p>UUOS1 ('11)</text:p>
          </table:table-cell>
          <table:table-cell office:value-type="float" office:value="84.4597">
            <text:p>84.46</text:p>
          </table:table-cell>
          <table:table-cell/>
          <table:table-cell office:value-type="string">
            <text:p>UUOS1 ('11)</text:p>
          </table:table-cell>
          <table:table-cell office:value-type="float" office:value="81.0422">
            <text:p>81.04</text:p>
          </table:table-cell>
          <table:table-cell/>
          <table:table-cell office:value-type="string">
            <text:p>UUOS1 ('11)</text:p>
          </table:table-cell>
          <table:table-cell office:value-type="float" office:value="82.4">
            <text:p>82.40</text:p>
          </table:table-cell>
          <table:table-cell table:number-columns-repeated="4"/>
          <table:table-cell table:style-name="ce2" office:value-type="string">
            <text:p>KO1 ('11)</text:p>
          </table:table-cell>
          <table:table-cell table:number-columns-repeated="981"/>
        </table:table-row>
        <table:table-row table:style-name="ro1">
          <table:table-cell office:value-type="string">
            <text:p>UUOS1 ('11)</text:p>
          </table:table-cell>
          <table:table-cell table:style-name="ce5" office:value-type="percentage" office:value="0.7689">
            <text:p>76.89%</text:p>
          </table:table-cell>
          <table:table-cell/>
          <table:table-cell office:value-type="string">
            <text:p>UUOS1 ('11)</text:p>
          </table:table-cell>
          <table:table-cell table:style-name="ce5" office:value-type="percentage" office:value="0.7564">
            <text:p>75.64%</text:p>
          </table:table-cell>
          <table:table-cell/>
          <table:table-cell office:value-type="string">
            <text:p>PVM1 ('11)</text:p>
          </table:table-cell>
          <table:table-cell table:style-name="ce14" office:value-type="float" office:value="73.4066">
            <text:p>73.41</text:p>
          </table:table-cell>
          <table:table-cell/>
          <table:table-cell office:value-type="string">
            <text:p>PVM1 ('11)</text:p>
          </table:table-cell>
          <table:table-cell office:value-type="float" office:value="72.747">
            <text:p>72.75</text:p>
          </table:table-cell>
          <table:table-cell/>
          <table:table-cell office:value-type="string">
            <text:p>PVM1 ('11)</text:p>
          </table:table-cell>
          <table:table-cell office:value-type="float" office:value="71.8226">
            <text:p>71.82</text:p>
          </table:table-cell>
          <table:table-cell office:value-type="string">
            <text:p>PVM1 ('11)</text:p>
          </table:table-cell>
          <table:table-cell office:value-type="float" office:value="62.4907">
            <text:p>62.49</text:p>
          </table:table-cell>
          <table:table-cell/>
          <table:table-cell table:style-name="ce2" office:value-type="string">
            <text:p>PVM1 ('11)</text:p>
          </table:table-cell>
          <table:table-cell office:value-type="float" office:value="73.9572">
            <text:p>73.96</text:p>
          </table:table-cell>
          <table:table-cell/>
          <table:table-cell table:style-name="ce2" office:value-type="string">
            <text:p>CB2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PVM1 ('11)</text:p>
          </table:table-cell>
          <table:table-cell office:value-type="float" office:value="74.7081">
            <text:p>74.71</text:p>
          </table:table-cell>
          <table:table-cell/>
          <table:table-cell office:value-type="string">
            <text:p>RHRC1 ('11)</text:p>
          </table:table-cell>
          <table:table-cell office:value-type="float" office:value="72.1946">
            <text:p>72.19</text:p>
          </table:table-cell>
          <table:table-cell/>
          <table:table-cell office:value-type="string">
            <text:p>PVM1 ('11)</text:p>
          </table:table-cell>
          <table:table-cell office:value-type="float" office:value="82.4639">
            <text:p>82.46</text:p>
          </table:table-cell>
          <table:table-cell/>
          <table:table-cell office:value-type="string">
            <text:p>PVM1 ('11)</text:p>
          </table:table-cell>
          <table:table-cell office:value-type="float" office:value="79.0261">
            <text:p>79.03</text:p>
          </table:table-cell>
          <table:table-cell/>
          <table:table-cell office:value-type="string">
            <text:p>PVM1 ('11)</text:p>
          </table:table-cell>
          <table:table-cell office:value-type="float" office:value="80.3741">
            <text:p>80.37</text:p>
          </table:table-cell>
          <table:table-cell table:number-columns-repeated="4"/>
          <table:table-cell table:style-name="ce2" office:value-type="string">
            <text:p>KO2 ('11)</text:p>
          </table:table-cell>
          <table:table-cell table:number-columns-repeated="981"/>
        </table:table-row>
        <table:table-row table:style-name="ro1">
          <table:table-cell office:value-type="string">
            <text:p>PVM1 ('11)</text:p>
          </table:table-cell>
          <table:table-cell table:style-name="ce5" office:value-type="percentage" office:value="0.7396">
            <text:p>73.96%</text:p>
          </table:table-cell>
          <table:table-cell/>
          <table:table-cell office:value-type="string">
            <text:p>PVM1 ('11)</text:p>
          </table:table-cell>
          <table:table-cell table:style-name="ce5" office:value-type="percentage" office:value="0.7296">
            <text:p>72.96%</text:p>
          </table:table-cell>
          <table:table-cell/>
          <table:table-cell office:value-type="string">
            <text:p>RHRC1 ('11)</text:p>
          </table:table-cell>
          <table:table-cell table:style-name="ce14" office:value-type="float" office:value="70.9453">
            <text:p>70.95</text:p>
          </table:table-cell>
          <table:table-cell/>
          <table:table-cell office:value-type="string">
            <text:p>RHRC1 ('11)</text:p>
          </table:table-cell>
          <table:table-cell office:value-type="float" office:value="70.2758">
            <text:p>70.28</text:p>
          </table:table-cell>
          <table:table-cell/>
          <table:table-cell office:value-type="string">
            <text:p>RHRC1 ('11)</text:p>
          </table:table-cell>
          <table:table-cell office:value-type="float" office:value="69.2585">
            <text:p>69.26</text:p>
          </table:table-cell>
          <table:table-cell office:value-type="string">
            <text:p>RHRC1 ('11)</text:p>
          </table:table-cell>
          <table:table-cell office:value-type="float" office:value="60.4182">
            <text:p>60.42</text:p>
          </table:table-cell>
          <table:table-cell/>
          <table:table-cell table:style-name="ce2" office:value-type="string">
            <text:p>RHRC1 ('11)</text:p>
          </table:table-cell>
          <table:table-cell office:value-type="float" office:value="71.7841">
            <text:p>71.78</text:p>
          </table:table-cell>
          <table:table-cell/>
          <table:table-cell table:style-name="ce2" office:value-type="string">
            <text:p>CB3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RHRC1 ('11)</text:p>
          </table:table-cell>
          <table:table-cell office:value-type="float" office:value="73.4876">
            <text:p>73.49</text:p>
          </table:table-cell>
          <table:table-cell/>
          <table:table-cell office:value-type="string">
            <text:p>PVM1 ('11)</text:p>
          </table:table-cell>
          <table:table-cell office:value-type="float" office:value="71.5235">
            <text:p>71.52</text:p>
          </table:table-cell>
          <table:table-cell/>
          <table:table-cell office:value-type="string">
            <text:p>RHRC1 ('11)</text:p>
          </table:table-cell>
          <table:table-cell office:value-type="float" office:value="81.1733">
            <text:p>81.17</text:p>
          </table:table-cell>
          <table:table-cell/>
          <table:table-cell office:value-type="string">
            <text:p>RHRC1 ('11)</text:p>
          </table:table-cell>
          <table:table-cell office:value-type="float" office:value="77.7936">
            <text:p>77.79</text:p>
          </table:table-cell>
          <table:table-cell/>
          <table:table-cell office:value-type="string">
            <text:p>RHRC1 ('11)</text:p>
          </table:table-cell>
          <table:table-cell office:value-type="float" office:value="79.121">
            <text:p>79.12</text:p>
          </table:table-cell>
          <table:table-cell table:number-columns-repeated="4"/>
          <table:table-cell table:style-name="ce2" office:value-type="string">
            <text:p>NM1 ('11)</text:p>
          </table:table-cell>
          <table:table-cell table:number-columns-repeated="981"/>
        </table:table-row>
        <table:table-row table:style-name="ro1">
          <table:table-cell office:value-type="string">
            <text:p>RHRC1 ('11)</text:p>
          </table:table-cell>
          <table:table-cell table:style-name="ce5" office:value-type="percentage" office:value="0.7289">
            <text:p>72.89%</text:p>
          </table:table-cell>
          <table:table-cell/>
          <table:table-cell office:value-type="string">
            <text:p>RHRC1 ('11)</text:p>
          </table:table-cell>
          <table:table-cell table:style-name="ce5" office:value-type="percentage" office:value="0.7151">
            <text:p>71.51%</text:p>
          </table:table-cell>
          <table:table-cell/>
          <table:table-cell office:value-type="string">
            <text:p>UUROS1 ('11)</text:p>
          </table:table-cell>
          <table:table-cell table:style-name="ce14" office:value-type="float" office:value="33.5641">
            <text:p>33.56</text:p>
          </table:table-cell>
          <table:table-cell/>
          <table:table-cell office:value-type="string">
            <text:p>UUROS1 ('11)</text:p>
          </table:table-cell>
          <table:table-cell office:value-type="float" office:value="33.213">
            <text:p>33.21</text:p>
          </table:table-cell>
          <table:table-cell/>
          <table:table-cell office:value-type="string">
            <text:p>UUROS1 ('11)</text:p>
          </table:table-cell>
          <table:table-cell office:value-type="float" office:value="32.6755">
            <text:p>32.68</text:p>
          </table:table-cell>
          <table:table-cell office:value-type="string">
            <text:p>UUROS1 ('11)</text:p>
          </table:table-cell>
          <table:table-cell office:value-type="float" office:value="28.822">
            <text:p>28.82</text:p>
          </table:table-cell>
          <table:table-cell/>
          <table:table-cell table:style-name="ce2" office:value-type="string">
            <text:p>UUROS1 ('11)</text:p>
          </table:table-cell>
          <table:table-cell office:value-type="float" office:value="34.2958">
            <text:p>34.30</text:p>
          </table:table-cell>
          <table:table-cell/>
          <table:table-cell table:style-name="ce2" office:value-type="string">
            <text:p>NM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UUROS1 ('11)</text:p>
          </table:table-cell>
          <table:table-cell office:value-type="float" office:value="42.6702">
            <text:p>42.67</text:p>
          </table:table-cell>
          <table:table-cell/>
          <table:table-cell office:value-type="string">
            <text:p>UUROS1 ('11)</text:p>
          </table:table-cell>
          <table:table-cell office:value-type="float" office:value="43.9142">
            <text:p>43.91</text:p>
          </table:table-cell>
          <table:table-cell/>
          <table:table-cell office:value-type="string">
            <text:p>BUURO3 ('11)</text:p>
          </table:table-cell>
          <table:table-cell office:value-type="float" office:value="51.2511">
            <text:p>51.25</text:p>
          </table:table-cell>
          <table:table-cell/>
          <table:table-cell office:value-type="string">
            <text:p>UUROS1 ('11)</text:p>
          </table:table-cell>
          <table:table-cell office:value-type="float" office:value="49.1838">
            <text:p>49.18</text:p>
          </table:table-cell>
          <table:table-cell/>
          <table:table-cell office:value-type="string">
            <text:p>BUURO3 ('11)</text:p>
          </table:table-cell>
          <table:table-cell office:value-type="float" office:value="50.0049">
            <text:p>50.00</text:p>
          </table:table-cell>
          <table:table-cell table:number-columns-repeated="4"/>
          <table:table-cell table:style-name="ce2" office:value-type="string">
            <text:p>NMSD1 ('11)</text:p>
          </table:table-cell>
          <table:table-cell table:number-columns-repeated="981"/>
        </table:table-row>
        <table:table-row table:style-name="ro1">
          <table:table-cell office:value-type="string">
            <text:p>UUROS1 ('11)</text:p>
          </table:table-cell>
          <table:table-cell table:style-name="ce5" office:value-type="percentage" office:value="0.3429">
            <text:p>34.29%</text:p>
          </table:table-cell>
          <table:table-cell/>
          <table:table-cell office:value-type="string">
            <text:p>UUROS1 ('11)</text:p>
          </table:table-cell>
          <table:table-cell table:style-name="ce5" office:value-type="percentage" office:value="0.3386">
            <text:p>33.86%</text:p>
          </table:table-cell>
          <table:table-cell/>
          <table:table-cell office:value-type="string">
            <text:p>BUURO3 ('11)</text:p>
          </table:table-cell>
          <table:table-cell table:style-name="ce14" office:value-type="float" office:value="33.5517">
            <text:p>33.55</text:p>
          </table:table-cell>
          <table:table-cell/>
          <table:table-cell office:value-type="string">
            <text:p>BUURO3 ('11)</text:p>
          </table:table-cell>
          <table:table-cell office:value-type="float" office:value="33.1993">
            <text:p>33.20</text:p>
          </table:table-cell>
          <table:table-cell/>
          <table:table-cell office:value-type="string">
            <text:p>BUURO3 ('11)</text:p>
          </table:table-cell>
          <table:table-cell office:value-type="float" office:value="32.6597">
            <text:p>32.66</text:p>
          </table:table-cell>
          <table:table-cell office:value-type="string">
            <text:p>BUURO3 ('11)</text:p>
          </table:table-cell>
          <table:table-cell office:value-type="float" office:value="28.8077">
            <text:p>28.81</text:p>
          </table:table-cell>
          <table:table-cell/>
          <table:table-cell table:style-name="ce2" office:value-type="string">
            <text:p>BUURO3 ('11)</text:p>
          </table:table-cell>
          <table:table-cell office:value-type="float" office:value="34.2789">
            <text:p>34.28</text:p>
          </table:table-cell>
          <table:table-cell/>
          <table:table-cell table:style-name="ce2" office:value-type="string">
            <text:p>NMSD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3 ('11)</text:p>
          </table:table-cell>
          <table:table-cell office:value-type="float" office:value="42.6588">
            <text:p>42.66</text:p>
          </table:table-cell>
          <table:table-cell/>
          <table:table-cell office:value-type="string">
            <text:p>BUURO3 ('11)</text:p>
          </table:table-cell>
          <table:table-cell office:value-type="float" office:value="43.9033">
            <text:p>43.90</text:p>
          </table:table-cell>
          <table:table-cell/>
          <table:table-cell office:value-type="string">
            <text:p>UUROS1 ('11)</text:p>
          </table:table-cell>
          <table:table-cell office:value-type="float" office:value="51.251">
            <text:p>51.25</text:p>
          </table:table-cell>
          <table:table-cell/>
          <table:table-cell office:value-type="string">
            <text:p>BUURO3 ('11)</text:p>
          </table:table-cell>
          <table:table-cell office:value-type="float" office:value="49.1835">
            <text:p>49.18</text:p>
          </table:table-cell>
          <table:table-cell/>
          <table:table-cell office:value-type="string">
            <text:p>UUROS1 ('11)</text:p>
          </table:table-cell>
          <table:table-cell office:value-type="float" office:value="50.0048">
            <text:p>50.00</text:p>
          </table:table-cell>
          <table:table-cell table:number-columns-repeated="4"/>
          <table:table-cell table:style-name="ce2" office:value-type="string">
            <text:p>NMSD2 ('11)</text:p>
          </table:table-cell>
          <table:table-cell table:number-columns-repeated="981"/>
        </table:table-row>
        <table:table-row table:style-name="ro1">
          <table:table-cell office:value-type="string">
            <text:p>BUURO3 ('11)</text:p>
          </table:table-cell>
          <table:table-cell table:style-name="ce5" office:value-type="percentage" office:value="0.3427">
            <text:p>34.27%</text:p>
          </table:table-cell>
          <table:table-cell/>
          <table:table-cell office:value-type="string">
            <text:p>BUURO3 ('11)</text:p>
          </table:table-cell>
          <table:table-cell table:style-name="ce5" office:value-type="percentage" office:value="0.3385">
            <text:p>33.85%</text:p>
          </table:table-cell>
          <table:table-cell/>
          <table:table-cell office:value-type="string">
            <text:p>BUURO1 ('11)</text:p>
          </table:table-cell>
          <table:table-cell table:style-name="ce14" office:value-type="float" office:value="22.6657">
            <text:p>22.67</text:p>
          </table:table-cell>
          <table:table-cell/>
          <table:table-cell office:value-type="string">
            <text:p>BUURO1 ('11)</text:p>
          </table:table-cell>
          <table:table-cell office:value-type="float" office:value="30.1025">
            <text:p>30.10</text:p>
          </table:table-cell>
          <table:table-cell/>
          <table:table-cell office:value-type="string">
            <text:p>BUURO1 ('11)</text:p>
          </table:table-cell>
          <table:table-cell office:value-type="float" office:value="21.9865">
            <text:p>21.99</text:p>
          </table:table-cell>
          <table:table-cell office:value-type="string">
            <text:p>BUURO1 ('11)</text:p>
          </table:table-cell>
          <table:table-cell office:value-type="float" office:value="16.563">
            <text:p>16.56</text:p>
          </table:table-cell>
          <table:table-cell/>
          <table:table-cell table:style-name="ce2" office:value-type="string">
            <text:p>BUURO1 ('11)</text:p>
          </table:table-cell>
          <table:table-cell office:value-type="float" office:value="23.2743">
            <text:p>23.27</text:p>
          </table:table-cell>
          <table:table-cell/>
          <table:table-cell table:style-name="ce2" office:value-type="string">
            <text:p>PVM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1 ('11)</text:p>
          </table:table-cell>
          <table:table-cell office:value-type="float" office:value="36.1902">
            <text:p>36.19</text:p>
          </table:table-cell>
          <table:table-cell/>
          <table:table-cell office:value-type="string">
            <text:p>BUURO1 ('11)</text:p>
          </table:table-cell>
          <table:table-cell office:value-type="float" office:value="37.5894">
            <text:p>37.59</text:p>
          </table:table-cell>
          <table:table-cell/>
          <table:table-cell office:value-type="string">
            <text:p>BUURO1 ('11)</text:p>
          </table:table-cell>
          <table:table-cell office:value-type="float" office:value="46.4791">
            <text:p>46.48</text:p>
          </table:table-cell>
          <table:table-cell/>
          <table:table-cell office:value-type="string">
            <text:p>BUURO1 ('11)</text:p>
          </table:table-cell>
          <table:table-cell office:value-type="float" office:value="44.5641">
            <text:p>44.56</text:p>
          </table:table-cell>
          <table:table-cell/>
          <table:table-cell office:value-type="string">
            <text:p>BUURO1 ('11)</text:p>
          </table:table-cell>
          <table:table-cell office:value-type="float" office:value="45.3247">
            <text:p>45.32</text:p>
          </table:table-cell>
          <table:table-cell table:number-columns-repeated="4"/>
          <table:table-cell table:style-name="ce2" office:value-type="string">
            <text:p>NMSD3 ('11)</text:p>
          </table:table-cell>
          <table:table-cell table:number-columns-repeated="981"/>
        </table:table-row>
        <table:table-row table:style-name="ro1">
          <table:table-cell office:value-type="string">
            <text:p>BUURO1 ('11)</text:p>
          </table:table-cell>
          <table:table-cell table:style-name="ce5" office:value-type="percentage" office:value="0.2361">
            <text:p>23.61%</text:p>
          </table:table-cell>
          <table:table-cell/>
          <table:table-cell office:value-type="string">
            <text:p>BUURO1 ('11)</text:p>
          </table:table-cell>
          <table:table-cell table:style-name="ce5" office:value-type="percentage" office:value="0.2313">
            <text:p>23.13%</text:p>
          </table:table-cell>
          <table:table-cell/>
          <table:table-cell office:value-type="string">
            <text:p>BUURO4 ('11)</text:p>
          </table:table-cell>
          <table:table-cell table:style-name="ce14" office:value-type="float" office:value="17.8446">
            <text:p>17.84</text:p>
          </table:table-cell>
          <table:table-cell/>
          <table:table-cell office:value-type="string">
            <text:p>BUURO4 ('11)</text:p>
          </table:table-cell>
          <table:table-cell office:value-type="float" office:value="30.0298">
            <text:p>30.03</text:p>
          </table:table-cell>
          <table:table-cell/>
          <table:table-cell office:value-type="string">
            <text:p>BUURO4 ('11)</text:p>
          </table:table-cell>
          <table:table-cell office:value-type="float" office:value="16.985">
            <text:p>16.99</text:p>
          </table:table-cell>
          <table:table-cell office:value-type="string">
            <text:p>BUURO4 ('11)</text:p>
          </table:table-cell>
          <table:table-cell office:value-type="float" office:value="15.1335">
            <text:p>15.13</text:p>
          </table:table-cell>
          <table:table-cell/>
          <table:table-cell table:style-name="ce2" office:value-type="string">
            <text:p>BUURO4 ('11)</text:p>
          </table:table-cell>
          <table:table-cell office:value-type="float" office:value="18.011">
            <text:p>18.01</text:p>
          </table:table-cell>
          <table:table-cell/>
          <table:table-cell table:style-name="ce2" office:value-type="string">
            <text:p>RHRC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4 ('11)</text:p>
          </table:table-cell>
          <table:table-cell office:value-type="float" office:value="35.5047">
            <text:p>35.50</text:p>
          </table:table-cell>
          <table:table-cell/>
          <table:table-cell office:value-type="string">
            <text:p>BUURO4 ('11)</text:p>
          </table:table-cell>
          <table:table-cell office:value-type="float" office:value="36.7882">
            <text:p>36.79</text:p>
          </table:table-cell>
          <table:table-cell/>
          <table:table-cell office:value-type="string">
            <text:p>BUURO4 ('11)</text:p>
          </table:table-cell>
          <table:table-cell office:value-type="float" office:value="45.6744">
            <text:p>45.67</text:p>
          </table:table-cell>
          <table:table-cell/>
          <table:table-cell office:value-type="string">
            <text:p>BUURO4 ('11)</text:p>
          </table:table-cell>
          <table:table-cell office:value-type="float" office:value="43.7816">
            <text:p>43.78</text:p>
          </table:table-cell>
          <table:table-cell/>
          <table:table-cell office:value-type="string">
            <text:p>BUURO4 ('11)</text:p>
          </table:table-cell>
          <table:table-cell office:value-type="float" office:value="44.5341">
            <text:p>44.53</text:p>
          </table:table-cell>
          <table:table-cell table:number-columns-repeated="4"/>
          <table:table-cell table:style-name="ce2" office:value-type="string">
            <text:p>PVM1 ('11)</text:p>
          </table:table-cell>
          <table:table-cell table:number-columns-repeated="981"/>
        </table:table-row>
        <table:table-row table:style-name="ro1">
          <table:table-cell office:value-type="string">
            <text:p>BUURO4 ('11)</text:p>
          </table:table-cell>
          <table:table-cell table:style-name="ce5" office:value-type="percentage" office:value="0.1898">
            <text:p>18.98%</text:p>
          </table:table-cell>
          <table:table-cell/>
          <table:table-cell office:value-type="string">
            <text:p>BUURO4 ('11)</text:p>
          </table:table-cell>
          <table:table-cell table:style-name="ce5" office:value-type="percentage" office:value="0.1853">
            <text:p>18.53%</text:p>
          </table:table-cell>
          <table:table-cell/>
          <table:table-cell office:value-type="string">
            <text:p>BUURO2 ('11)</text:p>
          </table:table-cell>
          <table:table-cell table:style-name="ce14" office:value-type="float" office:value="15.7116">
            <text:p>15.71</text:p>
          </table:table-cell>
          <table:table-cell/>
          <table:table-cell office:value-type="string">
            <text:p>BUURO5 ('11)</text:p>
          </table:table-cell>
          <table:table-cell office:value-type="float" office:value="22.931">
            <text:p>22.93</text:p>
          </table:table-cell>
          <table:table-cell/>
          <table:table-cell office:value-type="string">
            <text:p>BUURO2 ('11)</text:p>
          </table:table-cell>
          <table:table-cell office:value-type="float" office:value="14.202">
            <text:p>14.20</text:p>
          </table:table-cell>
          <table:table-cell office:value-type="string">
            <text:p>BUURO2 ('11)</text:p>
          </table:table-cell>
          <table:table-cell office:value-type="float" office:value="10.0297">
            <text:p>10.03</text:p>
          </table:table-cell>
          <table:table-cell/>
          <table:table-cell table:style-name="ce2" office:value-type="string">
            <text:p>BUURO2 ('11)</text:p>
          </table:table-cell>
          <table:table-cell office:value-type="float" office:value="14.7034">
            <text:p>14.70</text:p>
          </table:table-cell>
          <table:table-cell/>
          <table:table-cell table:style-name="ce2" office:value-type="string">
            <text:p>UUOS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2 ('11)</text:p>
          </table:table-cell>
          <table:table-cell office:value-type="float" office:value="32.8135">
            <text:p>32.81</text:p>
          </table:table-cell>
          <table:table-cell/>
          <table:table-cell office:value-type="string">
            <text:p>BUURO2 ('11)</text:p>
          </table:table-cell>
          <table:table-cell office:value-type="float" office:value="33.9194">
            <text:p>33.92</text:p>
          </table:table-cell>
          <table:table-cell/>
          <table:table-cell office:value-type="string">
            <text:p>BUURO2 ('11)</text:p>
          </table:table-cell>
          <table:table-cell office:value-type="float" office:value="37.0344">
            <text:p>37.03</text:p>
          </table:table-cell>
          <table:table-cell/>
          <table:table-cell office:value-type="string">
            <text:p>BUURO2 ('11)</text:p>
          </table:table-cell>
          <table:table-cell office:value-type="float" office:value="39.7245">
            <text:p>39.72</text:p>
          </table:table-cell>
          <table:table-cell/>
          <table:table-cell office:value-type="string">
            <text:p>BUURO2 ('11)</text:p>
          </table:table-cell>
          <table:table-cell office:value-type="float" office:value="37.9895">
            <text:p>37.99</text:p>
          </table:table-cell>
          <table:table-cell table:number-columns-repeated="4"/>
          <table:table-cell table:style-name="ce2" office:value-type="string">
            <text:p>RHRC1 ('11)</text:p>
          </table:table-cell>
          <table:table-cell table:number-columns-repeated="981"/>
        </table:table-row>
        <table:table-row table:style-name="ro1">
          <table:table-cell office:value-type="string">
            <text:p>BUURO2 ('11)</text:p>
          </table:table-cell>
          <table:table-cell table:style-name="ce5" office:value-type="percentage" office:value="0.1675">
            <text:p>16.75%</text:p>
          </table:table-cell>
          <table:table-cell/>
          <table:table-cell office:value-type="string">
            <text:p>BUURO2 ('11)</text:p>
          </table:table-cell>
          <table:table-cell table:style-name="ce5" office:value-type="percentage" office:value="0.1616">
            <text:p>16.16%</text:p>
          </table:table-cell>
          <table:table-cell/>
          <table:table-cell office:value-type="string">
            <text:p>BUURO5 ('11)</text:p>
          </table:table-cell>
          <table:table-cell table:style-name="ce14" office:value-type="float" office:value="11.6339">
            <text:p>11.63</text:p>
          </table:table-cell>
          <table:table-cell/>
          <table:table-cell office:value-type="string">
            <text:p>BUURO2 ('11)</text:p>
          </table:table-cell>
          <table:table-cell office:value-type="float" office:value="21.5011">
            <text:p>21.50</text:p>
          </table:table-cell>
          <table:table-cell/>
          <table:table-cell office:value-type="string">
            <text:p>BUURO5 ('11)</text:p>
          </table:table-cell>
          <table:table-cell office:value-type="float" office:value="10.1711">
            <text:p>10.17</text:p>
          </table:table-cell>
          <table:table-cell office:value-type="string">
            <text:p>BUURO5 ('11)</text:p>
          </table:table-cell>
          <table:table-cell office:value-type="float" office:value="6.86437">
            <text:p>6.86</text:p>
          </table:table-cell>
          <table:table-cell/>
          <table:table-cell table:style-name="ce2" office:value-type="string">
            <text:p>BUURO5 ('11)</text:p>
          </table:table-cell>
          <table:table-cell office:value-type="float" office:value="10.3222">
            <text:p>10.32</text:p>
          </table:table-cell>
          <table:table-cell/>
          <table:table-cell table:style-name="ce2" office:value-type="string">
            <text:p>UUROS1 ('11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5 ('11)</text:p>
          </table:table-cell>
          <table:table-cell office:value-type="float" office:value="32.0312">
            <text:p>32.03</text:p>
          </table:table-cell>
          <table:table-cell/>
          <table:table-cell office:value-type="string">
            <text:p>BUURO5 ('11)</text:p>
          </table:table-cell>
          <table:table-cell office:value-type="float" office:value="33.0843">
            <text:p>33.08</text:p>
          </table:table-cell>
          <table:table-cell/>
          <table:table-cell office:value-type="string">
            <text:p>BUURO5 ('11)</text:p>
          </table:table-cell>
          <table:table-cell office:value-type="float" office:value="35.5581">
            <text:p>35.56</text:p>
          </table:table-cell>
          <table:table-cell/>
          <table:table-cell office:value-type="string">
            <text:p>BUURO5 ('11)</text:p>
          </table:table-cell>
          <table:table-cell office:value-type="float" office:value="38.3284">
            <text:p>38.33</text:p>
          </table:table-cell>
          <table:table-cell/>
          <table:table-cell office:value-type="string">
            <text:p>BUURO5 ('11)</text:p>
          </table:table-cell>
          <table:table-cell office:value-type="float" office:value="36.5612">
            <text:p>36.56</text:p>
          </table:table-cell>
          <table:table-cell table:number-columns-repeated="4"/>
          <table:table-cell table:style-name="ce2" office:value-type="string">
            <text:p>UUOS1 ('11)</text:p>
          </table:table-cell>
          <table:table-cell table:number-columns-repeated="981"/>
        </table:table-row>
        <table:table-row table:style-name="ro1">
          <table:table-cell office:value-type="string">
            <text:p>BUURO5 ('11)</text:p>
          </table:table-cell>
          <table:table-cell table:style-name="ce5" office:value-type="percentage" office:value="0.1264">
            <text:p>12.64%</text:p>
          </table:table-cell>
          <table:table-cell/>
          <table:table-cell office:value-type="string">
            <text:p>BUURO5 ('11)</text:p>
          </table:table-cell>
          <table:table-cell table:style-name="ce5" office:value-type="percentage" office:value="0.1215">
            <text:p>12.15%</text:p>
          </table:table-cell>
          <table:table-cell/>
          <table:table-cell office:value-type="string">
            <text:p>NMSD2 ('11)</text:p>
          </table:table-cell>
          <table:table-cell table:style-name="ce14" office:value-type="float" office:value="97.1271">
            <text:p>97.13</text:p>
          </table:table-cell>
          <table:table-cell/>
          <table:table-cell office:value-type="string">
            <text:p>NMSD2 ('11)</text:p>
          </table:table-cell>
          <table:table-cell office:value-type="string">
            <text:p>fake</text:p>
          </table:table-cell>
          <table:table-cell/>
          <table:table-cell office:value-type="string">
            <text:p>NMSD2 ('11)</text:p>
          </table:table-cell>
          <table:table-cell office:value-type="string">
            <text:p>fake</text:p>
          </table:table-cell>
          <table:table-cell office:value-type="string">
            <text:p>NMSD2 ('11)</text:p>
          </table:table-cell>
          <table:table-cell office:value-type="string">
            <text:p>fake</text:p>
          </table:table-cell>
          <table:table-cell table:style-name="ce16"/>
          <table:table-cell table:style-name="ce2" office:value-type="string">
            <text:p>NMSD2 ('11)</text:p>
          </table:table-cell>
          <table:table-cell table:style-name="Default"/>
          <table:table-cell table:style-name="ce16"/>
          <table:table-cell table:style-name="ce2" office:value-type="string">
            <text:p>NMSD2 ('11)</text:p>
          </table:table-cell>
          <table:table-cell office:value-type="string">
            <text:p>fake</text:p>
          </table:table-cell>
          <table:table-cell/>
          <table:table-cell office:value-type="string">
            <text:p>NMSD2 ('11)</text:p>
          </table:table-cell>
          <table:table-cell office:value-type="float" office:value="98.1377">
            <text:p>98.14</text:p>
          </table:table-cell>
          <table:table-cell/>
          <table:table-cell office:value-type="string">
            <text:p>NMSD2 ('11)</text:p>
          </table:table-cell>
          <table:table-cell office:value-type="float" office:value="98.12">
            <text:p>98.12</text:p>
          </table:table-cell>
          <table:table-cell/>
          <table:table-cell office:value-type="string">
            <text:p>NMSD2 ('11)</text:p>
          </table:table-cell>
          <table:table-cell office:value-type="float" office:value="98.4558">
            <text:p>98.46</text:p>
          </table:table-cell>
          <table:table-cell/>
          <table:table-cell office:value-type="string">
            <text:p>NMSD2 ('11)</text:p>
          </table:table-cell>
          <table:table-cell office:value-type="float" office:value="98.5164">
            <text:p>98.52</text:p>
          </table:table-cell>
          <table:table-cell/>
          <table:table-cell office:value-type="string">
            <text:p>NMSD2 ('11)</text:p>
          </table:table-cell>
          <table:table-cell office:value-type="float" office:value="98.4695">
            <text:p>98.47</text:p>
          </table:table-cell>
          <table:table-cell table:number-columns-repeated="4"/>
          <table:table-cell table:style-name="ce2" office:value-type="string">
            <text:p>UUROS1 ('11)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ce6"/>
          <table:table-cell table:number-columns-repeated="6"/>
          <table:table-cell table:style-name="ce2"/>
          <table:table-cell table:style-name="ce6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"/>
          <table:table-cell table:number-columns-repeated="981"/>
        </table:table-row>
        <table:table-row table:style-name="ro1">
          <table:table-cell table:style-name="ce1" office:value-type="float" office:value="2012">
            <text:p>2012</text:p>
          </table:table-cell>
          <table:table-cell table:style-name="ce2" office:value-type="string">
            <text:p>Nema</text:p>
          </table:table-cell>
          <table:table-cell table:style-name="ce2"/>
          <table:table-cell/>
          <table:table-cell table:style-name="ce2" office:value-type="string">
            <text:p>Nema weighted</text:p>
          </table:table-cell>
          <table:table-cell table:style-name="ce2"/>
          <table:table-cell/>
          <table:table-cell table:style-name="ce2" office:value-type="string">
            <text:p>Mirex2010</text:p>
          </table:table-cell>
          <table:table-cell table:style-name="ce2"/>
          <table:table-cell/>
          <table:table-cell table:style-name="ce16" office:value-type="string">
            <text:p>Mirex2009</text:p>
          </table:table-cell>
          <table:table-cell table:style-name="ce2"/>
          <table:table-cell/>
          <table:table-cell table:style-name="ce16" office:value-type="string">
            <text:p>Triads</text:p>
          </table:table-cell>
          <table:table-cell/>
          <table:table-cell table:style-name="ce16" office:value-type="string">
            <text:p>Tetrads</text:p>
          </table:table-cell>
          <table:table-cell table:style-name="ce16"/>
          <table:table-cell/>
          <table:table-cell table:style-name="ce16" office:value-type="string">
            <text:p>TriadsInput</text:p>
          </table:table-cell>
          <table:table-cell table:style-name="ce16"/>
          <table:table-cell table:style-name="ce2"/>
          <table:table-cell table:style-name="ce16" office:value-type="string">
            <text:p>TetradsOnly</text:p>
          </table:table-cell>
          <table:table-cell table:number-columns-repeated="2"/>
          <table:table-cell table:style-name="ce16" office:value-type="string">
            <text:p>Root</text:p>
          </table:table-cell>
          <table:table-cell table:number-columns-repeated="2"/>
          <table:table-cell table:style-name="ce16" office:value-type="string">
            <text:p>Bass</text:p>
          </table:table-cell>
          <table:table-cell table:style-name="ce2"/>
          <table:table-cell/>
          <table:table-cell table:style-name="ce16" office:value-type="string">
            <text:p>ChromaPrecision</text:p>
          </table:table-cell>
          <table:table-cell table:style-name="ce2"/>
          <table:table-cell/>
          <table:table-cell table:style-name="ce16" office:value-type="string">
            <text:p>ChromaRecall</text:p>
          </table:table-cell>
          <table:table-cell table:style-name="ce2"/>
          <table:table-cell/>
          <table:table-cell table:style-name="ce16" office:value-type="string">
            <text:p>ChromaFmeasure</text:p>
          </table:table-cell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office:value-type="string">
            <text:p>NMSD1 ('12)</text:p>
          </table:table-cell>
          <table:table-cell table:style-name="ce5" office:value-type="percentage" office:value="0.8351">
            <text:p>83.51%</text:p>
          </table:table-cell>
          <table:table-cell table:style-name="ce10"/>
          <table:table-cell office:value-type="string">
            <text:p>NMSD1 ('12)</text:p>
          </table:table-cell>
          <table:table-cell table:style-name="ce5" office:value-type="percentage" office:value="0.8273">
            <text:p>82.73%</text:p>
          </table:table-cell>
          <table:table-cell/>
          <table:table-cell office:value-type="string">
            <text:p>NMSD1 ('12)</text:p>
          </table:table-cell>
          <table:table-cell table:style-name="ce14" office:value-type="float" office:value="82.1471">
            <text:p>82.15</text:p>
          </table:table-cell>
          <table:table-cell/>
          <table:table-cell office:value-type="string">
            <text:p>KO1 ('12)</text:p>
          </table:table-cell>
          <table:table-cell office:value-type="float" office:value="81.5162">
            <text:p>81.52</text:p>
          </table:table-cell>
          <table:table-cell/>
          <table:table-cell office:value-type="string">
            <text:p>KO1 ('12)</text:p>
          </table:table-cell>
          <table:table-cell office:value-type="float" office:value="80.691">
            <text:p>80.69</text:p>
          </table:table-cell>
          <table:table-cell office:value-type="string">
            <text:p>KO1 ('12)</text:p>
          </table:table-cell>
          <table:table-cell office:value-type="float" office:value="73.8817">
            <text:p>73.88</text:p>
          </table:table-cell>
          <table:table-cell/>
          <table:table-cell table:style-name="ce2" office:value-type="string">
            <text:p>KO1 ('12)</text:p>
          </table:table-cell>
          <table:table-cell office:value-type="float" office:value="82.1267">
            <text:p>82.13</text:p>
          </table:table-cell>
          <table:table-cell/>
          <table:table-cell table:style-name="ce2" office:value-type="string">
            <text:p>KO1 ('12)</text:p>
          </table:table-cell>
          <table:table-cell office:value-type="float" office:value="52.6456">
            <text:p>52.65</text:p>
          </table:table-cell>
          <table:table-cell/>
          <table:table-cell office:value-type="string">
            <text:p>KO1 ('12)</text:p>
          </table:table-cell>
          <table:table-cell office:value-type="float" office:value="82.9156">
            <text:p>82.92</text:p>
          </table:table-cell>
          <table:table-cell/>
          <table:table-cell office:value-type="string">
            <text:p>KO1 ('12)</text:p>
          </table:table-cell>
          <table:table-cell office:value-type="float" office:value="82.0574">
            <text:p>82.06</text:p>
          </table:table-cell>
          <table:table-cell/>
          <table:table-cell office:value-type="string">
            <text:p>KO1 ('12)</text:p>
          </table:table-cell>
          <table:table-cell office:value-type="float" office:value="86.6121">
            <text:p>86.61</text:p>
          </table:table-cell>
          <table:table-cell/>
          <table:table-cell office:value-type="string">
            <text:p>NMSD1 ('12)</text:p>
          </table:table-cell>
          <table:table-cell office:value-type="float" office:value="87.088">
            <text:p>87.09</text:p>
          </table:table-cell>
          <table:table-cell/>
          <table:table-cell office:value-type="string">
            <text:p>NMSD1 ('12)</text:p>
          </table:table-cell>
          <table:table-cell office:value-type="float" office:value="86.2029">
            <text:p>86.20</text:p>
          </table:table-cell>
          <table:table-cell table:number-columns-repeated="4"/>
          <table:table-cell table:style-name="ce2" office:value-type="string">
            <text:p>CCSS1 ('12)</text:p>
          </table:table-cell>
          <table:table-cell table:number-columns-repeated="981"/>
        </table:table-row>
        <table:table-row table:style-name="ro1">
          <table:table-cell office:value-type="string">
            <text:p>KO1 ('12)</text:p>
          </table:table-cell>
          <table:table-cell table:style-name="ce5" office:value-type="percentage" office:value="0.8285">
            <text:p>82.85%</text:p>
          </table:table-cell>
          <table:table-cell table:style-name="ce10"/>
          <table:table-cell office:value-type="string">
            <text:p>NMSD4 ('12)</text:p>
          </table:table-cell>
          <table:table-cell table:style-name="ce5" office:value-type="percentage" office:value="0.8198">
            <text:p>81.98%</text:p>
          </table:table-cell>
          <table:table-cell/>
          <table:table-cell office:value-type="string">
            <text:p>NMSD4 ('12)</text:p>
          </table:table-cell>
          <table:table-cell table:style-name="ce14" office:value-type="float" office:value="81.5505">
            <text:p>81.55</text:p>
          </table:table-cell>
          <table:table-cell/>
          <table:table-cell office:value-type="string">
            <text:p>CCSS1 ('12)</text:p>
          </table:table-cell>
          <table:table-cell office:value-type="float" office:value="77.435">
            <text:p>77.44</text:p>
          </table:table-cell>
          <table:table-cell/>
          <table:table-cell office:value-type="string">
            <text:p>CCSS1 ('12)</text:p>
          </table:table-cell>
          <table:table-cell office:value-type="float" office:value="76.1779">
            <text:p>76.18</text:p>
          </table:table-cell>
          <table:table-cell office:value-type="string">
            <text:p>CCSS1 ('12)</text:p>
          </table:table-cell>
          <table:table-cell office:value-type="float" office:value="65.2255">
            <text:p>65.23</text:p>
          </table:table-cell>
          <table:table-cell/>
          <table:table-cell table:style-name="ce2" office:value-type="string">
            <text:p>CCSS1 ('12)</text:p>
          </table:table-cell>
          <table:table-cell office:value-type="float" office:value="77.3494">
            <text:p>77.35</text:p>
          </table:table-cell>
          <table:table-cell/>
          <table:table-cell table:style-name="ce2" office:value-type="string">
            <text:p>NMSD1 ('12)</text:p>
          </table:table-cell>
          <table:table-cell office:value-type="float" office:value="19.2446">
            <text:p>19.24</text:p>
          </table:table-cell>
          <table:table-cell/>
          <table:table-cell office:value-type="string">
            <text:p>CCSS1 ('12)</text:p>
          </table:table-cell>
          <table:table-cell office:value-type="float" office:value="80.0794">
            <text:p>80.08</text:p>
          </table:table-cell>
          <table:table-cell/>
          <table:table-cell office:value-type="string">
            <text:p>NMSD1 ('12)</text:p>
          </table:table-cell>
          <table:table-cell office:value-type="float" office:value="81.9255">
            <text:p>81.93</text:p>
          </table:table-cell>
          <table:table-cell/>
          <table:table-cell office:value-type="string">
            <text:p>NMSD1 ('12)</text:p>
          </table:table-cell>
          <table:table-cell office:value-type="float" office:value="86.0448">
            <text:p>86.04</text:p>
          </table:table-cell>
          <table:table-cell/>
          <table:table-cell office:value-type="string">
            <text:p>NMSD4 ('12)</text:p>
          </table:table-cell>
          <table:table-cell office:value-type="float" office:value="86.453">
            <text:p>86.45</text:p>
          </table:table-cell>
          <table:table-cell/>
          <table:table-cell office:value-type="string">
            <text:p>KO1 ('12)</text:p>
          </table:table-cell>
          <table:table-cell office:value-type="float" office:value="86.0945">
            <text:p>86.09</text:p>
          </table:table-cell>
          <table:table-cell table:number-columns-repeated="4"/>
          <table:table-cell table:style-name="ce2" office:value-type="string">
            <text:p>DMW1 ('12)</text:p>
          </table:table-cell>
          <table:table-cell table:number-columns-repeated="981"/>
        </table:table-row>
        <table:table-row table:style-name="ro1">
          <table:table-cell office:value-type="string">
            <text:p>NMSD4 ('12)</text:p>
          </table:table-cell>
          <table:table-cell table:style-name="ce5" office:value-type="percentage" office:value="0.8272">
            <text:p>82.72%</text:p>
          </table:table-cell>
          <table:table-cell table:style-name="ce10"/>
          <table:table-cell office:value-type="string">
            <text:p>KO1 ('12)</text:p>
          </table:table-cell>
          <table:table-cell table:style-name="ce5" office:value-type="percentage" office:value="0.8163">
            <text:p>81.63%</text:p>
          </table:table-cell>
          <table:table-cell/>
          <table:table-cell office:value-type="string">
            <text:p>KO1 ('12)</text:p>
          </table:table-cell>
          <table:table-cell table:style-name="ce14" office:value-type="float" office:value="81.4035">
            <text:p>81.40</text:p>
          </table:table-cell>
          <table:table-cell/>
          <table:table-cell office:value-type="string">
            <text:p>PMP1 ('12)</text:p>
          </table:table-cell>
          <table:table-cell office:value-type="float" office:value="74.6304">
            <text:p>74.63</text:p>
          </table:table-cell>
          <table:table-cell/>
          <table:table-cell office:value-type="string">
            <text:p>PMP1 ('12)</text:p>
          </table:table-cell>
          <table:table-cell office:value-type="float" office:value="73.681">
            <text:p>73.68</text:p>
          </table:table-cell>
          <table:table-cell office:value-type="string">
            <text:p>PMP1 ('12)</text:p>
          </table:table-cell>
          <table:table-cell office:value-type="float" office:value="64.0041">
            <text:p>64.00</text:p>
          </table:table-cell>
          <table:table-cell/>
          <table:table-cell table:style-name="ce2" office:value-type="string">
            <text:p>PMP1 ('12)</text:p>
          </table:table-cell>
          <table:table-cell office:value-type="float" office:value="76.1889">
            <text:p>76.19</text:p>
          </table:table-cell>
          <table:table-cell/>
          <table:table-cell table:style-name="ce2" office:value-type="string">
            <text:p>NMSD4 ('12)</text:p>
          </table:table-cell>
          <table:table-cell office:value-type="float" office:value="16.5841">
            <text:p>16.58</text:p>
          </table:table-cell>
          <table:table-cell/>
          <table:table-cell office:value-type="string">
            <text:p>DMW1 ('12)</text:p>
          </table:table-cell>
          <table:table-cell office:value-type="float" office:value="76.986">
            <text:p>76.99</text:p>
          </table:table-cell>
          <table:table-cell/>
          <table:table-cell office:value-type="string">
            <text:p>NMSD3 ('12)</text:p>
          </table:table-cell>
          <table:table-cell office:value-type="float" office:value="81.3837">
            <text:p>81.38</text:p>
          </table:table-cell>
          <table:table-cell/>
          <table:table-cell office:value-type="string">
            <text:p>NMSD4 ('12)</text:p>
          </table:table-cell>
          <table:table-cell office:value-type="float" office:value="85.1953">
            <text:p>85.20</text:p>
          </table:table-cell>
          <table:table-cell/>
          <table:table-cell office:value-type="string">
            <text:p>KO1 ('12)</text:p>
          </table:table-cell>
          <table:table-cell office:value-type="float" office:value="86.1302">
            <text:p>86.13</text:p>
          </table:table-cell>
          <table:table-cell/>
          <table:table-cell office:value-type="string">
            <text:p>NMSD4 ('12)</text:p>
          </table:table-cell>
          <table:table-cell office:value-type="float" office:value="85.4157">
            <text:p>85.42</text:p>
          </table:table-cell>
          <table:table-cell table:number-columns-repeated="4"/>
          <table:table-cell table:style-name="ce2" office:value-type="string">
            <text:p>KO1 ('12)</text:p>
          </table:table-cell>
          <table:table-cell table:number-columns-repeated="981"/>
        </table:table-row>
        <table:table-row table:style-name="ro1">
          <table:table-cell office:value-type="string">
            <text:p>NMSD3 ('12)</text:p>
          </table:table-cell>
          <table:table-cell table:style-name="ce5" office:value-type="percentage" office:value="0.821">
            <text:p>82.10%</text:p>
          </table:table-cell>
          <table:table-cell table:style-name="ce10"/>
          <table:table-cell office:value-type="string">
            <text:p>NMSD3 ('12)</text:p>
          </table:table-cell>
          <table:table-cell table:style-name="ce5" office:value-type="percentage" office:value="0.8121">
            <text:p>81.21%</text:p>
          </table:table-cell>
          <table:table-cell/>
          <table:table-cell office:value-type="string">
            <text:p>NMSD3 ('12)</text:p>
          </table:table-cell>
          <table:table-cell table:style-name="ce14" office:value-type="float" office:value="80.18">
            <text:p>80.18</text:p>
          </table:table-cell>
          <table:table-cell/>
          <table:table-cell office:value-type="string">
            <text:p>PMP2 ('12)</text:p>
          </table:table-cell>
          <table:table-cell office:value-type="float" office:value="73.5379">
            <text:p>73.54</text:p>
          </table:table-cell>
          <table:table-cell/>
          <table:table-cell office:value-type="string">
            <text:p>PMP2 ('12)</text:p>
          </table:table-cell>
          <table:table-cell office:value-type="float" office:value="72.479">
            <text:p>72.48</text:p>
          </table:table-cell>
          <table:table-cell office:value-type="string">
            <text:p>NMSD1 ('12)</text:p>
          </table:table-cell>
          <table:table-cell office:value-type="float" office:value="63.8848">
            <text:p>63.88</text:p>
          </table:table-cell>
          <table:table-cell/>
          <table:table-cell table:style-name="ce2" office:value-type="string">
            <text:p>NMSD1 ('12)</text:p>
          </table:table-cell>
          <table:table-cell office:value-type="float" office:value="76.004">
            <text:p>76.00</text:p>
          </table:table-cell>
          <table:table-cell/>
          <table:table-cell table:style-name="ce2" office:value-type="string">
            <text:p>NMSD3 ('12)</text:p>
          </table:table-cell>
          <table:table-cell office:value-type="float" office:value="14.4605">
            <text:p>14.46</text:p>
          </table:table-cell>
          <table:table-cell/>
          <table:table-cell office:value-type="string">
            <text:p>PMP1 ('12)</text:p>
          </table:table-cell>
          <table:table-cell office:value-type="float" office:value="76.8003">
            <text:p>76.80</text:p>
          </table:table-cell>
          <table:table-cell/>
          <table:table-cell office:value-type="string">
            <text:p>NMSD4 ('12)</text:p>
          </table:table-cell>
          <table:table-cell office:value-type="float" office:value="81.3554">
            <text:p>81.36</text:p>
          </table:table-cell>
          <table:table-cell/>
          <table:table-cell office:value-type="string">
            <text:p>NMSD3 ('12)</text:p>
          </table:table-cell>
          <table:table-cell office:value-type="float" office:value="84.4667">
            <text:p>84.47</text:p>
          </table:table-cell>
          <table:table-cell/>
          <table:table-cell office:value-type="string">
            <text:p>NMSD3 ('12)</text:p>
          </table:table-cell>
          <table:table-cell office:value-type="float" office:value="86.054">
            <text:p>86.05</text:p>
          </table:table-cell>
          <table:table-cell/>
          <table:table-cell office:value-type="string">
            <text:p>NMSD3 ('12)</text:p>
          </table:table-cell>
          <table:table-cell office:value-type="float" office:value="84.8193">
            <text:p>84.82</text:p>
          </table:table-cell>
          <table:table-cell table:number-columns-repeated="4"/>
          <table:table-cell table:style-name="ce2" office:value-type="string">
            <text:p>NG1 ('12)</text:p>
          </table:table-cell>
          <table:table-cell table:number-columns-repeated="981"/>
        </table:table-row>
        <table:table-row table:style-name="ro1">
          <table:table-cell office:value-type="string">
            <text:p>NMSD2 ('12)</text:p>
          </table:table-cell>
          <table:table-cell table:style-name="ce5" office:value-type="percentage" office:value="0.8104">
            <text:p>81.04%</text:p>
          </table:table-cell>
          <table:table-cell table:style-name="ce10"/>
          <table:table-cell office:value-type="string">
            <text:p>NMSD2 ('12)</text:p>
          </table:table-cell>
          <table:table-cell table:style-name="ce5" office:value-type="percentage" office:value="0.8007">
            <text:p>80.07%</text:p>
          </table:table-cell>
          <table:table-cell/>
          <table:table-cell office:value-type="string">
            <text:p>NMSD2 ('12)</text:p>
          </table:table-cell>
          <table:table-cell table:style-name="ce14" office:value-type="float" office:value="79.7233">
            <text:p>79.72</text:p>
          </table:table-cell>
          <table:table-cell/>
          <table:table-cell office:value-type="string">
            <text:p>NG1 ('12)</text:p>
          </table:table-cell>
          <table:table-cell office:value-type="float" office:value="73.1782">
            <text:p>73.18</text:p>
          </table:table-cell>
          <table:table-cell/>
          <table:table-cell office:value-type="string">
            <text:p>NG1 ('12)</text:p>
          </table:table-cell>
          <table:table-cell office:value-type="float" office:value="72.1255">
            <text:p>72.13</text:p>
          </table:table-cell>
          <table:table-cell office:value-type="string">
            <text:p>PMP2 ('12)</text:p>
          </table:table-cell>
          <table:table-cell office:value-type="float" office:value="63.1534">
            <text:p>63.15</text:p>
          </table:table-cell>
          <table:table-cell/>
          <table:table-cell table:style-name="ce2" office:value-type="string">
            <text:p>PMP2 ('12)</text:p>
          </table:table-cell>
          <table:table-cell office:value-type="float" office:value="75.1829">
            <text:p>75.18</text:p>
          </table:table-cell>
          <table:table-cell/>
          <table:table-cell table:style-name="ce2" office:value-type="string">
            <text:p>NMSD2 ('12)</text:p>
          </table:table-cell>
          <table:table-cell office:value-type="float" office:value="11.7987">
            <text:p>11.80</text:p>
          </table:table-cell>
          <table:table-cell/>
          <table:table-cell office:value-type="string">
            <text:p>PMP2 ('12)</text:p>
          </table:table-cell>
          <table:table-cell office:value-type="float" office:value="75.9616">
            <text:p>75.96</text:p>
          </table:table-cell>
          <table:table-cell/>
          <table:table-cell office:value-type="string">
            <text:p>NMSD2 ('12)</text:p>
          </table:table-cell>
          <table:table-cell office:value-type="float" office:value="80.7647">
            <text:p>80.76</text:p>
          </table:table-cell>
          <table:table-cell/>
          <table:table-cell office:value-type="string">
            <text:p>CCSS1 ('12)</text:p>
          </table:table-cell>
          <table:table-cell office:value-type="float" office:value="84.3713">
            <text:p>84.37</text:p>
          </table:table-cell>
          <table:table-cell/>
          <table:table-cell office:value-type="string">
            <text:p>NMSD2 ('12)</text:p>
          </table:table-cell>
          <table:table-cell office:value-type="float" office:value="85.1933">
            <text:p>85.19</text:p>
          </table:table-cell>
          <table:table-cell/>
          <table:table-cell office:value-type="string">
            <text:p>NMSD2 ('12)</text:p>
          </table:table-cell>
          <table:table-cell office:value-type="float" office:value="83.6239">
            <text:p>83.62</text:p>
          </table:table-cell>
          <table:table-cell table:number-columns-repeated="4"/>
          <table:table-cell table:style-name="ce2" office:value-type="string">
            <text:p>NMSD1 ('12)</text:p>
          </table:table-cell>
          <table:table-cell table:number-columns-repeated="981"/>
        </table:table-row>
        <table:table-row table:style-name="ro1">
          <table:table-cell office:value-type="string">
            <text:p>CCSS1 ('12)</text:p>
          </table:table-cell>
          <table:table-cell table:style-name="ce5" office:value-type="percentage" office:value="0.794">
            <text:p>79.40%</text:p>
          </table:table-cell>
          <table:table-cell table:style-name="ce10"/>
          <table:table-cell office:value-type="string">
            <text:p>CCSS1 ('12)</text:p>
          </table:table-cell>
          <table:table-cell table:style-name="ce5" office:value-type="percentage" office:value="0.7791">
            <text:p>77.91%</text:p>
          </table:table-cell>
          <table:table-cell/>
          <table:table-cell office:value-type="string">
            <text:p>CCSS1 ('12)</text:p>
          </table:table-cell>
          <table:table-cell table:style-name="ce14" office:value-type="float" office:value="77.1414">
            <text:p>77.14</text:p>
          </table:table-cell>
          <table:table-cell/>
          <table:table-cell office:value-type="string">
            <text:p>PMP3 ('12)</text:p>
          </table:table-cell>
          <table:table-cell office:value-type="float" office:value="72.116">
            <text:p>72.12</text:p>
          </table:table-cell>
          <table:table-cell/>
          <table:table-cell office:value-type="string">
            <text:p>PMP3 ('12)</text:p>
          </table:table-cell>
          <table:table-cell office:value-type="float" office:value="71.0417">
            <text:p>71.04</text:p>
          </table:table-cell>
          <table:table-cell office:value-type="string">
            <text:p>NG1 ('12)</text:p>
          </table:table-cell>
          <table:table-cell office:value-type="float" office:value="62.6136">
            <text:p>62.61</text:p>
          </table:table-cell>
          <table:table-cell/>
          <table:table-cell table:style-name="ce2" office:value-type="string">
            <text:p>NMSD4 ('12)</text:p>
          </table:table-cell>
          <table:table-cell office:value-type="float" office:value="74.8279">
            <text:p>74.83</text:p>
          </table:table-cell>
          <table:table-cell/>
          <table:table-cell table:style-name="ce2" office:value-type="string">
            <text:p>CCSS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G1 ('12)</text:p>
          </table:table-cell>
          <table:table-cell office:value-type="float" office:value="75.7793">
            <text:p>75.78</text:p>
          </table:table-cell>
          <table:table-cell/>
          <table:table-cell office:value-type="string">
            <text:p>CCSS1 ('12)</text:p>
          </table:table-cell>
          <table:table-cell office:value-type="float" office:value="78.473">
            <text:p>78.47</text:p>
          </table:table-cell>
          <table:table-cell/>
          <table:table-cell office:value-type="string">
            <text:p>PMP1 ('12)</text:p>
          </table:table-cell>
          <table:table-cell office:value-type="float" office:value="83.4286">
            <text:p>83.43</text:p>
          </table:table-cell>
          <table:table-cell/>
          <table:table-cell office:value-type="string">
            <text:p>CCSS1 ('12)</text:p>
          </table:table-cell>
          <table:table-cell office:value-type="float" office:value="80.8274">
            <text:p>80.83</text:p>
          </table:table-cell>
          <table:table-cell/>
          <table:table-cell office:value-type="string">
            <text:p>CCSS1 ('12)</text:p>
          </table:table-cell>
          <table:table-cell office:value-type="float" office:value="82.2202">
            <text:p>82.22</text:p>
          </table:table-cell>
          <table:table-cell table:number-columns-repeated="4"/>
          <table:table-cell table:style-name="ce2" office:value-type="string">
            <text:p>NMSD2 ('12)</text:p>
          </table:table-cell>
          <table:table-cell table:number-columns-repeated="981"/>
        </table:table-row>
        <table:table-row table:style-name="ro1">
          <table:table-cell office:value-type="string">
            <text:p>NG1 ('12)</text:p>
          </table:table-cell>
          <table:table-cell table:style-name="ce5" office:value-type="percentage" office:value="0.7603">
            <text:p>76.03%</text:p>
          </table:table-cell>
          <table:table-cell table:style-name="ce10"/>
          <table:table-cell office:value-type="string">
            <text:p>NG1 ('12)</text:p>
          </table:table-cell>
          <table:table-cell table:style-name="ce5" office:value-type="percentage" office:value="0.7394">
            <text:p>73.94%</text:p>
          </table:table-cell>
          <table:table-cell/>
          <table:table-cell office:value-type="string">
            <text:p>PMP1 ('12)</text:p>
          </table:table-cell>
          <table:table-cell table:style-name="ce14" office:value-type="float" office:value="74.7633">
            <text:p>74.76</text:p>
          </table:table-cell>
          <table:table-cell/>
          <table:table-cell office:value-type="string">
            <text:p>DMW1 ('12)</text:p>
          </table:table-cell>
          <table:table-cell office:value-type="float" office:value="71.5834">
            <text:p>71.58</text:p>
          </table:table-cell>
          <table:table-cell/>
          <table:table-cell office:value-type="string">
            <text:p>NMSD1 ('12)</text:p>
          </table:table-cell>
          <table:table-cell office:value-type="float" office:value="70.4982">
            <text:p>70.50</text:p>
          </table:table-cell>
          <table:table-cell office:value-type="string">
            <text:p>PMP3 ('12)</text:p>
          </table:table-cell>
          <table:table-cell office:value-type="float" office:value="62.0527">
            <text:p>62.05</text:p>
          </table:table-cell>
          <table:table-cell/>
          <table:table-cell table:style-name="ce2" office:value-type="string">
            <text:p>NG1 ('12)</text:p>
          </table:table-cell>
          <table:table-cell office:value-type="float" office:value="74.3763">
            <text:p>74.38</text:p>
          </table:table-cell>
          <table:table-cell/>
          <table:table-cell table:style-name="ce2" office:value-type="string">
            <text:p>DMW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PMP3 ('12)</text:p>
          </table:table-cell>
          <table:table-cell office:value-type="float" office:value="75.2466">
            <text:p>75.25</text:p>
          </table:table-cell>
          <table:table-cell/>
          <table:table-cell office:value-type="string">
            <text:p>DMW1 ('12)</text:p>
          </table:table-cell>
          <table:table-cell office:value-type="float" office:value="77.0723">
            <text:p>77.07</text:p>
          </table:table-cell>
          <table:table-cell/>
          <table:table-cell office:value-type="string">
            <text:p>NMSD2 ('12)</text:p>
          </table:table-cell>
          <table:table-cell office:value-type="float" office:value="83.0482">
            <text:p>83.05</text:p>
          </table:table-cell>
          <table:table-cell/>
          <table:table-cell office:value-type="string">
            <text:p>PMP1 ('12)</text:p>
          </table:table-cell>
          <table:table-cell office:value-type="float" office:value="80.0726">
            <text:p>80.07</text:p>
          </table:table-cell>
          <table:table-cell/>
          <table:table-cell office:value-type="string">
            <text:p>PMP1 ('12)</text:p>
          </table:table-cell>
          <table:table-cell office:value-type="float" office:value="81.3862">
            <text:p>81.39</text:p>
          </table:table-cell>
          <table:table-cell table:number-columns-repeated="4"/>
          <table:table-cell table:style-name="ce2" office:value-type="string">
            <text:p>NMSD3 ('12)</text:p>
          </table:table-cell>
          <table:table-cell table:number-columns-repeated="981"/>
        </table:table-row>
        <table:table-row table:style-name="ro1">
          <table:table-cell office:value-type="string">
            <text:p>PMP1 ('12)</text:p>
          </table:table-cell>
          <table:table-cell table:style-name="ce5" office:value-type="percentage" office:value="0.747">
            <text:p>74.70%</text:p>
          </table:table-cell>
          <table:table-cell table:style-name="ce10"/>
          <table:table-cell office:value-type="string">
            <text:p>PMP1 ('12)</text:p>
          </table:table-cell>
          <table:table-cell table:style-name="ce5" office:value-type="percentage" office:value="0.7342">
            <text:p>73.42%</text:p>
          </table:table-cell>
          <table:table-cell/>
          <table:table-cell office:value-type="string">
            <text:p>PMP2 ('12)</text:p>
          </table:table-cell>
          <table:table-cell table:style-name="ce14" office:value-type="float" office:value="73.7488">
            <text:p>73.75</text:p>
          </table:table-cell>
          <table:table-cell/>
          <table:table-cell office:value-type="string">
            <text:p>NMSD1 ('12)</text:p>
          </table:table-cell>
          <table:table-cell office:value-type="float" office:value="71.1222">
            <text:p>71.12</text:p>
          </table:table-cell>
          <table:table-cell/>
          <table:table-cell office:value-type="string">
            <text:p>DMW1 ('12)</text:p>
          </table:table-cell>
          <table:table-cell office:value-type="float" office:value="70.4193">
            <text:p>70.42</text:p>
          </table:table-cell>
          <table:table-cell office:value-type="string">
            <text:p>NMSD4 ('12)</text:p>
          </table:table-cell>
          <table:table-cell office:value-type="float" office:value="61.8435">
            <text:p>61.84</text:p>
          </table:table-cell>
          <table:table-cell/>
          <table:table-cell table:style-name="ce2" office:value-type="string">
            <text:p>PMP3 ('12)</text:p>
          </table:table-cell>
          <table:table-cell office:value-type="float" office:value="73.8703">
            <text:p>73.87</text:p>
          </table:table-cell>
          <table:table-cell/>
          <table:table-cell table:style-name="ce2" office:value-type="string">
            <text:p>NG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MSD1 ('12)</text:p>
          </table:table-cell>
          <table:table-cell office:value-type="float" office:value="72.7953">
            <text:p>72.80</text:p>
          </table:table-cell>
          <table:table-cell/>
          <table:table-cell office:value-type="string">
            <text:p>PMP1 ('12)</text:p>
          </table:table-cell>
          <table:table-cell office:value-type="float" office:value="75.5738">
            <text:p>75.57</text:p>
          </table:table-cell>
          <table:table-cell/>
          <table:table-cell office:value-type="string">
            <text:p>PMP2 ('12)</text:p>
          </table:table-cell>
          <table:table-cell office:value-type="float" office:value="82.9879">
            <text:p>82.99</text:p>
          </table:table-cell>
          <table:table-cell/>
          <table:table-cell office:value-type="string">
            <text:p>PMP2 ('12)</text:p>
          </table:table-cell>
          <table:table-cell office:value-type="float" office:value="79.6569">
            <text:p>79.66</text:p>
          </table:table-cell>
          <table:table-cell/>
          <table:table-cell office:value-type="string">
            <text:p>PMP2 ('12)</text:p>
          </table:table-cell>
          <table:table-cell office:value-type="float" office:value="80.9597">
            <text:p>80.96</text:p>
          </table:table-cell>
          <table:table-cell table:number-columns-repeated="4"/>
          <table:table-cell table:style-name="ce2" office:value-type="string">
            <text:p>NMSD4 ('12)</text:p>
          </table:table-cell>
          <table:table-cell table:number-columns-repeated="981"/>
        </table:table-row>
        <table:table-row table:style-name="ro1">
          <table:table-cell office:value-type="string">
            <text:p>DMW1 ('12)</text:p>
          </table:table-cell>
          <table:table-cell table:style-name="ce5" office:value-type="percentage" office:value="0.7368">
            <text:p>73.68%</text:p>
          </table:table-cell>
          <table:table-cell table:style-name="ce10"/>
          <table:table-cell office:value-type="string">
            <text:p>PMP2 ('12)</text:p>
          </table:table-cell>
          <table:table-cell table:style-name="ce5" office:value-type="percentage" office:value="0.7241">
            <text:p>72.41%</text:p>
          </table:table-cell>
          <table:table-cell/>
          <table:table-cell office:value-type="string">
            <text:p>NG1 ('12)</text:p>
          </table:table-cell>
          <table:table-cell table:style-name="ce14" office:value-type="float" office:value="73.3192">
            <text:p>73.32</text:p>
          </table:table-cell>
          <table:table-cell/>
          <table:table-cell office:value-type="string">
            <text:p>NMSD4 ('12)</text:p>
          </table:table-cell>
          <table:table-cell office:value-type="float" office:value="70.2342">
            <text:p>70.23</text:p>
          </table:table-cell>
          <table:table-cell/>
          <table:table-cell office:value-type="string">
            <text:p>NMSD4 ('12)</text:p>
          </table:table-cell>
          <table:table-cell office:value-type="float" office:value="69.6046">
            <text:p>69.60</text:p>
          </table:table-cell>
          <table:table-cell office:value-type="string">
            <text:p>DMW1 ('12)</text:p>
          </table:table-cell>
          <table:table-cell office:value-type="float" office:value="60.6735">
            <text:p>60.67</text:p>
          </table:table-cell>
          <table:table-cell/>
          <table:table-cell table:style-name="ce2" office:value-type="string">
            <text:p>NMSD3 ('12)</text:p>
          </table:table-cell>
          <table:table-cell office:value-type="float" office:value="72.5874">
            <text:p>72.59</text:p>
          </table:table-cell>
          <table:table-cell/>
          <table:table-cell table:style-name="ce2" office:value-type="string">
            <text:p>PMP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MSD4 ('12)</text:p>
          </table:table-cell>
          <table:table-cell office:value-type="float" office:value="71.8057">
            <text:p>71.81</text:p>
          </table:table-cell>
          <table:table-cell/>
          <table:table-cell office:value-type="string">
            <text:p>NG1 ('12)</text:p>
          </table:table-cell>
          <table:table-cell office:value-type="float" office:value="75.5047">
            <text:p>75.50</text:p>
          </table:table-cell>
          <table:table-cell/>
          <table:table-cell office:value-type="string">
            <text:p>PMP3 ('12)</text:p>
          </table:table-cell>
          <table:table-cell office:value-type="float" office:value="82.7548">
            <text:p>82.75</text:p>
          </table:table-cell>
          <table:table-cell/>
          <table:table-cell office:value-type="string">
            <text:p>PMP3 ('12)</text:p>
          </table:table-cell>
          <table:table-cell office:value-type="float" office:value="79.3827">
            <text:p>79.38</text:p>
          </table:table-cell>
          <table:table-cell/>
          <table:table-cell office:value-type="string">
            <text:p>PMP3 ('12)</text:p>
          </table:table-cell>
          <table:table-cell office:value-type="float" office:value="80.7043">
            <text:p>80.70</text:p>
          </table:table-cell>
          <table:table-cell table:number-columns-repeated="4"/>
          <table:table-cell table:style-name="ce2" office:value-type="string">
            <text:p>PMP1 ('12)</text:p>
          </table:table-cell>
          <table:table-cell table:number-columns-repeated="981"/>
        </table:table-row>
        <table:table-row table:style-name="ro1">
          <table:table-cell office:value-type="string">
            <text:p>PMP2 ('12)</text:p>
          </table:table-cell>
          <table:table-cell table:style-name="ce5" office:value-type="percentage" office:value="0.7367">
            <text:p>73.67%</text:p>
          </table:table-cell>
          <table:table-cell table:style-name="ce10"/>
          <table:table-cell office:value-type="string">
            <text:p>DMW1 ('12)</text:p>
          </table:table-cell>
          <table:table-cell table:style-name="ce5" office:value-type="percentage" office:value="0.7199">
            <text:p>71.99%</text:p>
          </table:table-cell>
          <table:table-cell/>
          <table:table-cell office:value-type="string">
            <text:p>PMP3 ('12)</text:p>
          </table:table-cell>
          <table:table-cell table:style-name="ce14" office:value-type="float" office:value="72.7693">
            <text:p>72.77</text:p>
          </table:table-cell>
          <table:table-cell/>
          <table:table-cell office:value-type="string">
            <text:p>NMSD3 ('12)</text:p>
          </table:table-cell>
          <table:table-cell office:value-type="float" office:value="68.2851">
            <text:p>68.29</text:p>
          </table:table-cell>
          <table:table-cell/>
          <table:table-cell office:value-type="string">
            <text:p>NMSD3 ('12)</text:p>
          </table:table-cell>
          <table:table-cell office:value-type="float" office:value="67.6276">
            <text:p>67.63</text:p>
          </table:table-cell>
          <table:table-cell office:value-type="string">
            <text:p>NMSD3 ('12)</text:p>
          </table:table-cell>
          <table:table-cell office:value-type="float" office:value="59.5436">
            <text:p>59.54</text:p>
          </table:table-cell>
          <table:table-cell/>
          <table:table-cell table:style-name="ce2" office:value-type="string">
            <text:p>DMW1 ('12)</text:p>
          </table:table-cell>
          <table:table-cell office:value-type="float" office:value="72.1186">
            <text:p>72.12</text:p>
          </table:table-cell>
          <table:table-cell/>
          <table:table-cell table:style-name="ce2" office:value-type="string">
            <text:p>PMP2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MSD3 ('12)</text:p>
          </table:table-cell>
          <table:table-cell office:value-type="float" office:value="70.1213">
            <text:p>70.12</text:p>
          </table:table-cell>
          <table:table-cell/>
          <table:table-cell office:value-type="string">
            <text:p>PMP3 ('12)</text:p>
          </table:table-cell>
          <table:table-cell office:value-type="float" office:value="74.9268">
            <text:p>74.93</text:p>
          </table:table-cell>
          <table:table-cell/>
          <table:table-cell office:value-type="string">
            <text:p>NG1 ('12)</text:p>
          </table:table-cell>
          <table:table-cell office:value-type="float" office:value="82.491">
            <text:p>82.49</text:p>
          </table:table-cell>
          <table:table-cell/>
          <table:table-cell office:value-type="string">
            <text:p>NG1 ('12)</text:p>
          </table:table-cell>
          <table:table-cell office:value-type="float" office:value="79.105">
            <text:p>79.11</text:p>
          </table:table-cell>
          <table:table-cell/>
          <table:table-cell office:value-type="string">
            <text:p>NG1 ('12)</text:p>
          </table:table-cell>
          <table:table-cell office:value-type="float" office:value="80.437">
            <text:p>80.44</text:p>
          </table:table-cell>
          <table:table-cell table:number-columns-repeated="4"/>
          <table:table-cell table:style-name="ce2" office:value-type="string">
            <text:p>PMP2 ('12)</text:p>
          </table:table-cell>
          <table:table-cell table:number-columns-repeated="981"/>
        </table:table-row>
        <table:table-row table:style-name="ro1">
          <table:table-cell office:value-type="string">
            <text:p>PMP3 ('12)</text:p>
          </table:table-cell>
          <table:table-cell table:style-name="ce5" office:value-type="percentage" office:value="0.729">
            <text:p>72.90%</text:p>
          </table:table-cell>
          <table:table-cell table:style-name="ce10"/>
          <table:table-cell office:value-type="string">
            <text:p>PMP3 ('12)</text:p>
          </table:table-cell>
          <table:table-cell table:style-name="ce5" office:value-type="percentage" office:value="0.7159">
            <text:p>71.59%</text:p>
          </table:table-cell>
          <table:table-cell/>
          <table:table-cell office:value-type="string">
            <text:p>DMW1 ('12)</text:p>
          </table:table-cell>
          <table:table-cell table:style-name="ce14" office:value-type="float" office:value="71.5126">
            <text:p>71.51</text:p>
          </table:table-cell>
          <table:table-cell/>
          <table:table-cell office:value-type="string">
            <text:p>NMSD2 ('12)</text:p>
          </table:table-cell>
          <table:table-cell office:value-type="float" office:value="65.638">
            <text:p>65.64</text:p>
          </table:table-cell>
          <table:table-cell/>
          <table:table-cell office:value-type="string">
            <text:p>NMSD2 ('12)</text:p>
          </table:table-cell>
          <table:table-cell office:value-type="float" office:value="64.8265">
            <text:p>64.83</text:p>
          </table:table-cell>
          <table:table-cell office:value-type="string">
            <text:p>NMSD2 ('12)</text:p>
          </table:table-cell>
          <table:table-cell office:value-type="float" office:value="55.9077">
            <text:p>55.91</text:p>
          </table:table-cell>
          <table:table-cell/>
          <table:table-cell table:style-name="ce2" office:value-type="string">
            <text:p>NMSD2 ('12)</text:p>
          </table:table-cell>
          <table:table-cell office:value-type="float" office:value="69.4471">
            <text:p>69.45</text:p>
          </table:table-cell>
          <table:table-cell/>
          <table:table-cell table:style-name="ce2" office:value-type="string">
            <text:p>PMP3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MSD2 ('12)</text:p>
          </table:table-cell>
          <table:table-cell office:value-type="float" office:value="67.7862">
            <text:p>67.79</text:p>
          </table:table-cell>
          <table:table-cell/>
          <table:table-cell office:value-type="string">
            <text:p>PMP2 ('12)</text:p>
          </table:table-cell>
          <table:table-cell office:value-type="float" office:value="74.7938">
            <text:p>74.79</text:p>
          </table:table-cell>
          <table:table-cell/>
          <table:table-cell office:value-type="string">
            <text:p>DMW1 ('12)</text:p>
          </table:table-cell>
          <table:table-cell office:value-type="float" office:value="81.962">
            <text:p>81.96</text:p>
          </table:table-cell>
          <table:table-cell/>
          <table:table-cell office:value-type="string">
            <text:p>DMW1 ('12)</text:p>
          </table:table-cell>
          <table:table-cell office:value-type="float" office:value="78.6039">
            <text:p>78.60</text:p>
          </table:table-cell>
          <table:table-cell/>
          <table:table-cell office:value-type="string">
            <text:p>DMW1 ('12)</text:p>
          </table:table-cell>
          <table:table-cell office:value-type="float" office:value="79.9139">
            <text:p>79.91</text:p>
          </table:table-cell>
          <table:table-cell table:number-columns-repeated="4"/>
          <table:table-cell table:style-name="ce2" office:value-type="string">
            <text:p>PMP3 ('12)</text:p>
          </table:table-cell>
          <table:table-cell table:number-columns-repeated="981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AllYears</text:p>
          </table:table-cell>
          <table:table-cell table:style-name="ce2" office:value-type="string">
            <text:p>Nema</text:p>
          </table:table-cell>
          <table:table-cell table:style-name="ce2"/>
          <table:table-cell/>
          <table:table-cell table:style-name="ce2" office:value-type="string">
            <text:p>Nema weighted</text:p>
          </table:table-cell>
          <table:table-cell table:style-name="ce2"/>
          <table:table-cell/>
          <table:table-cell table:style-name="ce2" office:value-type="string">
            <text:p>Mirex2010</text:p>
          </table:table-cell>
          <table:table-cell table:style-name="ce2"/>
          <table:table-cell/>
          <table:table-cell table:style-name="ce16" office:value-type="string">
            <text:p>Mirex2009</text:p>
          </table:table-cell>
          <table:table-cell table:style-name="ce2"/>
          <table:table-cell/>
          <table:table-cell table:style-name="ce16" office:value-type="string">
            <text:p>Triads</text:p>
          </table:table-cell>
          <table:table-cell/>
          <table:table-cell table:style-name="ce16" office:value-type="string">
            <text:p>Tetrads</text:p>
          </table:table-cell>
          <table:table-cell table:style-name="ce16"/>
          <table:table-cell/>
          <table:table-cell table:style-name="ce16" office:value-type="string">
            <text:p>TriadsInput</text:p>
          </table:table-cell>
          <table:table-cell table:style-name="ce16"/>
          <table:table-cell/>
          <table:table-cell table:style-name="ce16" office:value-type="string">
            <text:p>TetradsOnly</text:p>
          </table:table-cell>
          <table:table-cell table:number-columns-repeated="2"/>
          <table:table-cell table:style-name="ce14" office:value-type="string">
            <text:p>Root</text:p>
          </table:table-cell>
          <table:table-cell table:number-columns-repeated="2"/>
          <table:table-cell table:style-name="ce16" office:value-type="string">
            <text:p>Bass</text:p>
          </table:table-cell>
          <table:table-cell table:style-name="ce2"/>
          <table:table-cell/>
          <table:table-cell table:style-name="ce16" office:value-type="string">
            <text:p>ChromaPrecision</text:p>
          </table:table-cell>
          <table:table-cell table:style-name="ce2"/>
          <table:table-cell/>
          <table:table-cell table:style-name="ce16" office:value-type="string">
            <text:p>ChromaRecall</text:p>
          </table:table-cell>
          <table:table-cell table:style-name="ce2"/>
          <table:table-cell/>
          <table:table-cell table:style-name="ce16" office:value-type="string">
            <text:p>ChromaFmeasure</text:p>
          </table:table-cell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office:value-type="string">
            <text:p>NMSD1 ('12)</text:p>
          </table:table-cell>
          <table:table-cell table:style-name="ce5" office:value-type="percentage" office:value="0.8351">
            <text:p>83.51%</text:p>
          </table:table-cell>
          <table:table-cell/>
          <table:table-cell office:value-type="string">
            <text:p>NMSD1 ('12)</text:p>
          </table:table-cell>
          <table:table-cell table:style-name="ce5" office:value-type="percentage" office:value="0.8273">
            <text:p>82.73%</text:p>
          </table:table-cell>
          <table:table-cell/>
          <table:table-cell office:value-type="string">
            <text:p>NMSD1 ('12)</text:p>
          </table:table-cell>
          <table:table-cell table:style-name="ce14" office:value-type="float" office:value="82.1471">
            <text:p>82.15</text:p>
          </table:table-cell>
          <table:table-cell/>
          <table:table-cell office:value-type="string">
            <text:p>KO1 ('11/'12)</text:p>
          </table:table-cell>
          <table:table-cell office:value-type="float" office:value="81.5162">
            <text:p>81.52</text:p>
          </table:table-cell>
          <table:table-cell/>
          <table:table-cell office:value-type="string">
            <text:p>KO1 ('11/'12)</text:p>
          </table:table-cell>
          <table:table-cell office:value-type="float" office:value="80.691">
            <text:p>80.69</text:p>
          </table:table-cell>
          <table:table-cell office:value-type="string">
            <text:p>KO1 ('11/'12)</text:p>
          </table:table-cell>
          <table:table-cell office:value-type="float" office:value="73.8817">
            <text:p>73.88</text:p>
          </table:table-cell>
          <table:table-cell/>
          <table:table-cell table:style-name="ce2" office:value-type="string">
            <text:p>KO1 ('11/'12)</text:p>
          </table:table-cell>
          <table:table-cell office:value-type="float" office:value="82.1267">
            <text:p>82.13</text:p>
          </table:table-cell>
          <table:table-cell/>
          <table:table-cell table:style-name="ce2" office:value-type="string">
            <text:p>KO1 ('11/'12)</text:p>
          </table:table-cell>
          <table:table-cell office:value-type="float" office:value="52.6456">
            <text:p>52.65</text:p>
          </table:table-cell>
          <table:table-cell/>
          <table:table-cell office:value-type="string">
            <text:p>NM1 ('11)</text:p>
          </table:table-cell>
          <table:table-cell office:value-type="float" office:value="82.9173">
            <text:p>82.92</text:p>
          </table:table-cell>
          <table:table-cell/>
          <table:table-cell office:value-type="string">
            <text:p>NM1 ('11)</text:p>
          </table:table-cell>
          <table:table-cell office:value-type="float" office:value="82.4153">
            <text:p>82.42</text:p>
          </table:table-cell>
          <table:table-cell/>
          <table:table-cell office:value-type="string">
            <text:p>NM1 ('11)</text:p>
          </table:table-cell>
          <table:table-cell office:value-type="float" office:value="86.9651">
            <text:p>86.97</text:p>
          </table:table-cell>
          <table:table-cell/>
          <table:table-cell office:value-type="string">
            <text:p>NMSD1 ('12)</text:p>
          </table:table-cell>
          <table:table-cell office:value-type="float" office:value="87.088">
            <text:p>87.09</text:p>
          </table:table-cell>
          <table:table-cell/>
          <table:table-cell office:value-type="string">
            <text:p>NMSD1 ('12)</text:p>
          </table:table-cell>
          <table:table-cell office:value-type="float" office:value="86.2029">
            <text:p>86.20</text:p>
          </table:table-cell>
          <table:table-cell table:number-columns-repeated="986"/>
        </table:table-row>
        <table:table-row table:style-name="ro1">
          <table:table-cell office:value-type="string">
            <text:p>KO1 ('11/'12)</text:p>
          </table:table-cell>
          <table:table-cell table:style-name="ce5" office:value-type="percentage" office:value="0.8285">
            <text:p>82.85%</text:p>
          </table:table-cell>
          <table:table-cell/>
          <table:table-cell office:value-type="string">
            <text:p>NMSD4 ('12)</text:p>
          </table:table-cell>
          <table:table-cell table:style-name="ce5" office:value-type="percentage" office:value="0.8198">
            <text:p>81.98%</text:p>
          </table:table-cell>
          <table:table-cell/>
          <table:table-cell office:value-type="string">
            <text:p>NMSD4 ('12)</text:p>
          </table:table-cell>
          <table:table-cell table:style-name="ce14" office:value-type="float" office:value="81.5505">
            <text:p>81.55</text:p>
          </table:table-cell>
          <table:table-cell/>
          <table:table-cell office:value-type="string">
            <text:p>NM1 ('11)</text:p>
          </table:table-cell>
          <table:table-cell office:value-type="float" office:value="80.9481">
            <text:p>80.95</text:p>
          </table:table-cell>
          <table:table-cell/>
          <table:table-cell office:value-type="string">
            <text:p>NM1 ('11)</text:p>
          </table:table-cell>
          <table:table-cell office:value-type="float" office:value="79.5356">
            <text:p>79.54</text:p>
          </table:table-cell>
          <table:table-cell office:value-type="string">
            <text:p>NM1 ('11)</text:p>
          </table:table-cell>
          <table:table-cell office:value-type="float" office:value="68.505">
            <text:p>68.51</text:p>
          </table:table-cell>
          <table:table-cell/>
          <table:table-cell table:style-name="ce2" office:value-type="string">
            <text:p>NM1 ('11)</text:p>
          </table:table-cell>
          <table:table-cell office:value-type="float" office:value="81.3399">
            <text:p>81.34</text:p>
          </table:table-cell>
          <table:table-cell/>
          <table:table-cell table:style-name="ce2" office:value-type="string">
            <text:p>NMSD3 ('11)</text:p>
          </table:table-cell>
          <table:table-cell office:value-type="float" office:value="46.1224">
            <text:p>46.12</text:p>
          </table:table-cell>
          <table:table-cell/>
          <table:table-cell office:value-type="string">
            <text:p>KO1 ('11/'12)</text:p>
          </table:table-cell>
          <table:table-cell office:value-type="float" office:value="82.9156">
            <text:p>82.92</text:p>
          </table:table-cell>
          <table:table-cell/>
          <table:table-cell office:value-type="string">
            <text:p>KO1 ('11/'12)</text:p>
          </table:table-cell>
          <table:table-cell office:value-type="float" office:value="82.0574">
            <text:p>82.06</text:p>
          </table:table-cell>
          <table:table-cell/>
          <table:table-cell office:value-type="string">
            <text:p>KO1 ('11/'12)</text:p>
          </table:table-cell>
          <table:table-cell office:value-type="float" office:value="86.6121">
            <text:p>86.61</text:p>
          </table:table-cell>
          <table:table-cell/>
          <table:table-cell office:value-type="string">
            <text:p>NMSD4 ('12)</text:p>
          </table:table-cell>
          <table:table-cell office:value-type="float" office:value="86.453">
            <text:p>86.45</text:p>
          </table:table-cell>
          <table:table-cell/>
          <table:table-cell office:value-type="string">
            <text:p>KO1 ('11/'12)</text:p>
          </table:table-cell>
          <table:table-cell office:value-type="float" office:value="86.0945">
            <text:p>86.09</text:p>
          </table:table-cell>
          <table:table-cell table:number-columns-repeated="986"/>
        </table:table-row>
        <table:table-row table:style-name="ro1">
          <table:table-cell office:value-type="string">
            <text:p>NMSD3 ('11)</text:p>
          </table:table-cell>
          <table:table-cell table:style-name="ce5" office:value-type="percentage" office:value="0.8277">
            <text:p>82.77%</text:p>
          </table:table-cell>
          <table:table-cell/>
          <table:table-cell office:value-type="string">
            <text:p>NMSD3 ('11)</text:p>
          </table:table-cell>
          <table:table-cell table:style-name="ce5" office:value-type="percentage" office:value="0.8197">
            <text:p>81.97%</text:p>
          </table:table-cell>
          <table:table-cell/>
          <table:table-cell office:value-type="string">
            <text:p>KO1 ('11/'12)</text:p>
          </table:table-cell>
          <table:table-cell table:style-name="ce14" office:value-type="float" office:value="81.4035">
            <text:p>81.40</text:p>
          </table:table-cell>
          <table:table-cell/>
          <table:table-cell office:value-type="string">
            <text:p>NMSD3 ('11)</text:p>
          </table:table-cell>
          <table:table-cell office:value-type="float" office:value="79.7997">
            <text:p>79.80</text:p>
          </table:table-cell>
          <table:table-cell/>
          <table:table-cell office:value-type="string">
            <text:p>NMSD3 ('11)</text:p>
          </table:table-cell>
          <table:table-cell office:value-type="float" office:value="79.0117">
            <text:p>79.01</text:p>
          </table:table-cell>
          <table:table-cell office:value-type="string">
            <text:p>NMSD3 ('11)</text:p>
          </table:table-cell>
          <table:table-cell office:value-type="float" office:value="68.3572">
            <text:p>68.36</text:p>
          </table:table-cell>
          <table:table-cell/>
          <table:table-cell table:style-name="ce2" office:value-type="string">
            <text:p>NMSD3 ('11)</text:p>
          </table:table-cell>
          <table:table-cell office:value-type="float" office:value="81.1699">
            <text:p>81.17</text:p>
          </table:table-cell>
          <table:table-cell/>
          <table:table-cell table:style-name="ce2" office:value-type="string">
            <text:p>MM1 ('10)</text:p>
          </table:table-cell>
          <table:table-cell office:value-type="float" office:value="36.3248">
            <text:p>36.32</text:p>
          </table:table-cell>
          <table:table-cell/>
          <table:table-cell office:value-type="string">
            <text:p>CB2 ('11)</text:p>
          </table:table-cell>
          <table:table-cell office:value-type="float" office:value="81.6468">
            <text:p>81.65</text:p>
          </table:table-cell>
          <table:table-cell/>
          <table:table-cell office:value-type="string">
            <text:p>NMSD1 ('12)</text:p>
          </table:table-cell>
          <table:table-cell office:value-type="float" office:value="81.9255">
            <text:p>81.93</text:p>
          </table:table-cell>
          <table:table-cell/>
          <table:table-cell office:value-type="string">
            <text:p>CB2 ('11)</text:p>
          </table:table-cell>
          <table:table-cell office:value-type="float" office:value="86.4662">
            <text:p>86.47</text:p>
          </table:table-cell>
          <table:table-cell/>
          <table:table-cell office:value-type="string">
            <text:p>NMSD3 ('11)</text:p>
          </table:table-cell>
          <table:table-cell office:value-type="float" office:value="86.2951">
            <text:p>86.30</text:p>
          </table:table-cell>
          <table:table-cell/>
          <table:table-cell office:value-type="string">
            <text:p>NMSD3 ('11)</text:p>
          </table:table-cell>
          <table:table-cell office:value-type="float" office:value="85.6417">
            <text:p>85.64</text:p>
          </table:table-cell>
          <table:table-cell table:number-columns-repeated="986"/>
        </table:table-row>
        <table:table-row table:style-name="ro1">
          <table:table-cell office:value-type="string">
            <text:p>NMSD4 ('12)</text:p>
          </table:table-cell>
          <table:table-cell table:style-name="ce5" office:value-type="percentage" office:value="0.8272">
            <text:p>82.72%</text:p>
          </table:table-cell>
          <table:table-cell/>
          <table:table-cell office:value-type="string">
            <text:p>KO1 ('11/'12)</text:p>
          </table:table-cell>
          <table:table-cell table:style-name="ce5" office:value-type="percentage" office:value="0.8163">
            <text:p>81.63%</text:p>
          </table:table-cell>
          <table:table-cell/>
          <table:table-cell office:value-type="string">
            <text:p>NMSD3 ('11)</text:p>
          </table:table-cell>
          <table:table-cell table:style-name="ce14" office:value-type="float" office:value="81.4026">
            <text:p>81.40</text:p>
          </table:table-cell>
          <table:table-cell/>
          <table:table-cell office:value-type="string">
            <text:p>CB2 ('11)</text:p>
          </table:table-cell>
          <table:table-cell office:value-type="float" office:value="79.2768">
            <text:p>79.28</text:p>
          </table:table-cell>
          <table:table-cell/>
          <table:table-cell office:value-type="string">
            <text:p>CB2 ('11)</text:p>
          </table:table-cell>
          <table:table-cell office:value-type="float" office:value="78.08">
            <text:p>78.08</text:p>
          </table:table-cell>
          <table:table-cell office:value-type="string">
            <text:p>CB2 ('11)</text:p>
          </table:table-cell>
          <table:table-cell office:value-type="float" office:value="67.5453">
            <text:p>67.55</text:p>
          </table:table-cell>
          <table:table-cell/>
          <table:table-cell table:style-name="ce2" office:value-type="string">
            <text:p>CB2 ('11)</text:p>
          </table:table-cell>
          <table:table-cell office:value-type="float" office:value="80.1533">
            <text:p>80.15</text:p>
          </table:table-cell>
          <table:table-cell/>
          <table:table-cell table:style-name="ce2" office:value-type="string">
            <text:p>NMSD1 ('12)</text:p>
          </table:table-cell>
          <table:table-cell office:value-type="float" office:value="19.2446">
            <text:p>19.24</text:p>
          </table:table-cell>
          <table:table-cell/>
          <table:table-cell office:value-type="string">
            <text:p>NMSD3 ('11)</text:p>
          </table:table-cell>
          <table:table-cell office:value-type="float" office:value="81.4155">
            <text:p>81.42</text:p>
          </table:table-cell>
          <table:table-cell/>
          <table:table-cell office:value-type="string">
            <text:p>NMSD3 ('12)</text:p>
          </table:table-cell>
          <table:table-cell office:value-type="float" office:value="81.3837">
            <text:p>81.38</text:p>
          </table:table-cell>
          <table:table-cell/>
          <table:table-cell office:value-type="string">
            <text:p>CB3 ('11)</text:p>
          </table:table-cell>
          <table:table-cell office:value-type="float" office:value="86.2115">
            <text:p>86.21</text:p>
          </table:table-cell>
          <table:table-cell/>
          <table:table-cell office:value-type="string">
            <text:p>KO1 ('11/'12)</text:p>
          </table:table-cell>
          <table:table-cell office:value-type="float" office:value="86.1302">
            <text:p>86.13</text:p>
          </table:table-cell>
          <table:table-cell/>
          <table:table-cell office:value-type="string">
            <text:p>NMSD4 ('12)</text:p>
          </table:table-cell>
          <table:table-cell office:value-type="float" office:value="85.4157">
            <text:p>85.42</text:p>
          </table:table-cell>
          <table:table-cell table:number-columns-repeated="986"/>
        </table:table-row>
        <table:table-row table:style-name="ro1">
          <table:table-cell office:value-type="string">
            <text:p>NMSD3 ('12)</text:p>
          </table:table-cell>
          <table:table-cell table:style-name="ce5" office:value-type="percentage" office:value="0.821">
            <text:p>82.10%</text:p>
          </table:table-cell>
          <table:table-cell/>
          <table:table-cell office:value-type="string">
            <text:p>NMSD3 ('12)</text:p>
          </table:table-cell>
          <table:table-cell table:style-name="ce5" office:value-type="percentage" office:value="0.8121">
            <text:p>81.21%</text:p>
          </table:table-cell>
          <table:table-cell/>
          <table:table-cell office:value-type="string">
            <text:p>NM1 ('11)</text:p>
          </table:table-cell>
          <table:table-cell table:style-name="ce14" office:value-type="float" office:value="80.3509">
            <text:p>80.35</text:p>
          </table:table-cell>
          <table:table-cell/>
          <table:table-cell office:value-type="string">
            <text:p>CB3 ('11)</text:p>
          </table:table-cell>
          <table:table-cell office:value-type="float" office:value="78.7816">
            <text:p>78.78</text:p>
          </table:table-cell>
          <table:table-cell/>
          <table:table-cell office:value-type="string">
            <text:p>CB3 ('11)</text:p>
          </table:table-cell>
          <table:table-cell office:value-type="float" office:value="77.6544">
            <text:p>77.65</text:p>
          </table:table-cell>
          <table:table-cell office:value-type="string">
            <text:p>CB3 ('11)</text:p>
          </table:table-cell>
          <table:table-cell office:value-type="float" office:value="67.0536">
            <text:p>67.05</text:p>
          </table:table-cell>
          <table:table-cell/>
          <table:table-cell table:style-name="ce2" office:value-type="string">
            <text:p>CB3 ('11)</text:p>
          </table:table-cell>
          <table:table-cell office:value-type="float" office:value="79.6211">
            <text:p>79.62</text:p>
          </table:table-cell>
          <table:table-cell/>
          <table:table-cell table:style-name="ce2" office:value-type="string">
            <text:p>MD1 ('10)</text:p>
          </table:table-cell>
          <table:table-cell office:value-type="float" office:value="17.6553">
            <text:p>17.66</text:p>
          </table:table-cell>
          <table:table-cell/>
          <table:table-cell office:value-type="string">
            <text:p>KO2 ('11)</text:p>
          </table:table-cell>
          <table:table-cell office:value-type="float" office:value="81.2299">
            <text:p>81.23</text:p>
          </table:table-cell>
          <table:table-cell/>
          <table:table-cell office:value-type="string">
            <text:p>NMSD4 ('12)</text:p>
          </table:table-cell>
          <table:table-cell office:value-type="float" office:value="81.3554">
            <text:p>81.36</text:p>
          </table:table-cell>
          <table:table-cell/>
          <table:table-cell office:value-type="string">
            <text:p>NMSD1 ('12)</text:p>
          </table:table-cell>
          <table:table-cell office:value-type="float" office:value="86.0448">
            <text:p>86.04</text:p>
          </table:table-cell>
          <table:table-cell/>
          <table:table-cell office:value-type="string">
            <text:p>NMSD3 ('12)</text:p>
          </table:table-cell>
          <table:table-cell office:value-type="float" office:value="86.054">
            <text:p>86.05</text:p>
          </table:table-cell>
          <table:table-cell/>
          <table:table-cell office:value-type="string">
            <text:p>NM1 ('11)</text:p>
          </table:table-cell>
          <table:table-cell office:value-type="float" office:value="84.8487">
            <text:p>84.85</text:p>
          </table:table-cell>
          <table:table-cell table:number-columns-repeated="986"/>
        </table:table-row>
        <table:table-row table:style-name="ro1">
          <table:table-cell office:value-type="string">
            <text:p>NM1 ('11)</text:p>
          </table:table-cell>
          <table:table-cell table:style-name="ce5" office:value-type="percentage" office:value="0.8199">
            <text:p>81.99%</text:p>
          </table:table-cell>
          <table:table-cell/>
          <table:table-cell office:value-type="string">
            <text:p>NM1 ('11)</text:p>
          </table:table-cell>
          <table:table-cell table:style-name="ce5" office:value-type="percentage" office:value="0.8114">
            <text:p>81.14%</text:p>
          </table:table-cell>
          <table:table-cell/>
          <table:table-cell office:value-type="string">
            <text:p>NMSD3 ('12)</text:p>
          </table:table-cell>
          <table:table-cell table:style-name="ce14" office:value-type="float" office:value="80.18">
            <text:p>80.18</text:p>
          </table:table-cell>
          <table:table-cell/>
          <table:table-cell office:value-type="string">
            <text:p>KO2 ('11)</text:p>
          </table:table-cell>
          <table:table-cell office:value-type="float" office:value="78.2585">
            <text:p>78.26</text:p>
          </table:table-cell>
          <table:table-cell/>
          <table:table-cell office:value-type="string">
            <text:p>EW4 ('10)</text:p>
          </table:table-cell>
          <table:table-cell office:value-type="float" office:value="77.1335">
            <text:p>77.13</text:p>
          </table:table-cell>
          <table:table-cell office:value-type="string">
            <text:p>EW4 ('10)</text:p>
          </table:table-cell>
          <table:table-cell office:value-type="float" office:value="66.7879">
            <text:p>66.79</text:p>
          </table:table-cell>
          <table:table-cell/>
          <table:table-cell table:style-name="ce2" office:value-type="string">
            <text:p>EW4 ('10)</text:p>
          </table:table-cell>
          <table:table-cell office:value-type="float" office:value="79.2929">
            <text:p>79.29</text:p>
          </table:table-cell>
          <table:table-cell/>
          <table:table-cell table:style-name="ce2" office:value-type="string">
            <text:p>NMSD4 ('12)</text:p>
          </table:table-cell>
          <table:table-cell office:value-type="float" office:value="16.5841">
            <text:p>16.58</text:p>
          </table:table-cell>
          <table:table-cell/>
          <table:table-cell office:value-type="string">
            <text:p>CB3 ('11)</text:p>
          </table:table-cell>
          <table:table-cell office:value-type="float" office:value="81.2292">
            <text:p>81.23</text:p>
          </table:table-cell>
          <table:table-cell/>
          <table:table-cell office:value-type="string">
            <text:p>NMSD1 ('11)</text:p>
          </table:table-cell>
          <table:table-cell office:value-type="float" office:value="81.0302">
            <text:p>81.03</text:p>
          </table:table-cell>
          <table:table-cell/>
          <table:table-cell office:value-type="string">
            <text:p>NMSD3 ('11)</text:p>
          </table:table-cell>
          <table:table-cell office:value-type="float" office:value="85.6684">
            <text:p>85.67</text:p>
          </table:table-cell>
          <table:table-cell/>
          <table:table-cell office:value-type="string">
            <text:p>NMSD2 ('12)</text:p>
          </table:table-cell>
          <table:table-cell office:value-type="float" office:value="85.1933">
            <text:p>85.19</text:p>
          </table:table-cell>
          <table:table-cell/>
          <table:table-cell office:value-type="string">
            <text:p>NMSD3 ('12)</text:p>
          </table:table-cell>
          <table:table-cell office:value-type="float" office:value="84.8193">
            <text:p>84.82</text:p>
          </table:table-cell>
          <table:table-cell table:number-columns-repeated="986"/>
        </table:table-row>
        <table:table-row table:style-name="ro1">
          <table:table-cell office:value-type="string">
            <text:p>CB2 ('11)</text:p>
          </table:table-cell>
          <table:table-cell table:style-name="ce5" office:value-type="percentage" office:value="0.8137">
            <text:p>81.37%</text:p>
          </table:table-cell>
          <table:table-cell/>
          <table:table-cell office:value-type="string">
            <text:p>NMSD2 ('12)</text:p>
          </table:table-cell>
          <table:table-cell table:style-name="ce5" office:value-type="percentage" office:value="0.8007">
            <text:p>80.07%</text:p>
          </table:table-cell>
          <table:table-cell/>
          <table:table-cell office:value-type="string">
            <text:p>NMSD2 ('12)</text:p>
          </table:table-cell>
          <table:table-cell table:style-name="ce14" office:value-type="float" office:value="79.7233">
            <text:p>79.72</text:p>
          </table:table-cell>
          <table:table-cell/>
          <table:table-cell office:value-type="string">
            <text:p>EW4 ('10)</text:p>
          </table:table-cell>
          <table:table-cell office:value-type="float" office:value="78.1891">
            <text:p>78.19</text:p>
          </table:table-cell>
          <table:table-cell/>
          <table:table-cell office:value-type="string">
            <text:p>KO2 ('11)</text:p>
          </table:table-cell>
          <table:table-cell office:value-type="float" office:value="77.1002">
            <text:p>77.10</text:p>
          </table:table-cell>
          <table:table-cell office:value-type="string">
            <text:p>NMSD1 ('11)</text:p>
          </table:table-cell>
          <table:table-cell office:value-type="float" office:value="66.3844">
            <text:p>66.38</text:p>
          </table:table-cell>
          <table:table-cell/>
          <table:table-cell table:style-name="ce2" office:value-type="string">
            <text:p>NMSD1 ('11)</text:p>
          </table:table-cell>
          <table:table-cell office:value-type="float" office:value="79.0089">
            <text:p>79.01</text:p>
          </table:table-cell>
          <table:table-cell/>
          <table:table-cell table:style-name="ce2" office:value-type="string">
            <text:p>NMSD3 ('12)</text:p>
          </table:table-cell>
          <table:table-cell office:value-type="float" office:value="14.4605">
            <text:p>14.46</text:p>
          </table:table-cell>
          <table:table-cell/>
          <table:table-cell office:value-type="string">
            <text:p>NMSD1 ('11)</text:p>
          </table:table-cell>
          <table:table-cell office:value-type="float" office:value="81.1909">
            <text:p>81.19</text:p>
          </table:table-cell>
          <table:table-cell/>
          <table:table-cell office:value-type="string">
            <text:p>NMSD3 ('11)</text:p>
          </table:table-cell>
          <table:table-cell office:value-type="float" office:value="81.0149">
            <text:p>81.01</text:p>
          </table:table-cell>
          <table:table-cell/>
          <table:table-cell office:value-type="string">
            <text:p>CWB1 ('10)</text:p>
          </table:table-cell>
          <table:table-cell office:value-type="float" office:value="85.6034">
            <text:p>85.60</text:p>
          </table:table-cell>
          <table:table-cell/>
          <table:table-cell office:value-type="string">
            <text:p>MM1 ('10)</text:p>
          </table:table-cell>
          <table:table-cell office:value-type="float" office:value="84.0503">
            <text:p>84.05</text:p>
          </table:table-cell>
          <table:table-cell/>
          <table:table-cell office:value-type="string">
            <text:p>CB2 ('11)</text:p>
          </table:table-cell>
          <table:table-cell office:value-type="float" office:value="84.3269">
            <text:p>84.33</text:p>
          </table:table-cell>
          <table:table-cell table:number-columns-repeated="986"/>
        </table:table-row>
        <table:table-row table:style-name="ro1">
          <table:table-cell office:value-type="string">
            <text:p>NMSD2 ('12)</text:p>
          </table:table-cell>
          <table:table-cell table:style-name="ce5" office:value-type="percentage" office:value="0.8104">
            <text:p>81.04%</text:p>
          </table:table-cell>
          <table:table-cell/>
          <table:table-cell office:value-type="string">
            <text:p>CB2 ('11)</text:p>
          </table:table-cell>
          <table:table-cell table:style-name="ce5" office:value-type="percentage" office:value="0.8">
            <text:p>80.00%</text:p>
          </table:table-cell>
          <table:table-cell/>
          <table:table-cell office:value-type="string">
            <text:p>CB2 ('11)</text:p>
          </table:table-cell>
          <table:table-cell table:style-name="ce14" office:value-type="float" office:value="79.2906">
            <text:p>79.29</text:p>
          </table:table-cell>
          <table:table-cell/>
          <table:table-cell office:value-type="string">
            <text:p>NMSD1 ('11)</text:p>
          </table:table-cell>
          <table:table-cell office:value-type="float" office:value="78.153">
            <text:p>78.15</text:p>
          </table:table-cell>
          <table:table-cell/>
          <table:table-cell office:value-type="string">
            <text:p>NMSD1 ('11)</text:p>
          </table:table-cell>
          <table:table-cell office:value-type="float" office:value="76.9262">
            <text:p>76.93</text:p>
          </table:table-cell>
          <table:table-cell office:value-type="string">
            <text:p>EW3 ('10)</text:p>
          </table:table-cell>
          <table:table-cell office:value-type="float" office:value="66.1542">
            <text:p>66.15</text:p>
          </table:table-cell>
          <table:table-cell/>
          <table:table-cell table:style-name="ce2" office:value-type="string">
            <text:p>MD1 ('10)</text:p>
          </table:table-cell>
          <table:table-cell office:value-type="float" office:value="78.9803">
            <text:p>78.98</text:p>
          </table:table-cell>
          <table:table-cell/>
          <table:table-cell table:style-name="ce2" office:value-type="string">
            <text:p>NMSD2 ('12)</text:p>
          </table:table-cell>
          <table:table-cell office:value-type="float" office:value="11.7987">
            <text:p>11.80</text:p>
          </table:table-cell>
          <table:table-cell/>
          <table:table-cell office:value-type="string">
            <text:p>EW4 ('10)</text:p>
          </table:table-cell>
          <table:table-cell office:value-type="float" office:value="80.9856">
            <text:p>80.99</text:p>
          </table:table-cell>
          <table:table-cell/>
          <table:table-cell office:value-type="string">
            <text:p>NMSD2 ('12)</text:p>
          </table:table-cell>
          <table:table-cell office:value-type="float" office:value="80.7647">
            <text:p>80.76</text:p>
          </table:table-cell>
          <table:table-cell/>
          <table:table-cell office:value-type="string">
            <text:p>NMSD1 ('11)</text:p>
          </table:table-cell>
          <table:table-cell office:value-type="float" office:value="85.5451">
            <text:p>85.55</text:p>
          </table:table-cell>
          <table:table-cell/>
          <table:table-cell office:value-type="string">
            <text:p>NM1 ('11)</text:p>
          </table:table-cell>
          <table:table-cell office:value-type="float" office:value="83.4809">
            <text:p>83.48</text:p>
          </table:table-cell>
          <table:table-cell/>
          <table:table-cell office:value-type="string">
            <text:p>CB3 ('11)</text:p>
          </table:table-cell>
          <table:table-cell office:value-type="float" office:value="84.0655">
            <text:p>84.07</text:p>
          </table:table-cell>
          <table:table-cell table:number-columns-repeated="986"/>
        </table:table-row>
        <table:table-row table:style-name="ro1">
          <table:table-cell office:value-type="string">
            <text:p>CB3 ('11)</text:p>
          </table:table-cell>
          <table:table-cell table:style-name="ce5" office:value-type="percentage" office:value="0.8091">
            <text:p>80.91%</text:p>
          </table:table-cell>
          <table:table-cell/>
          <table:table-cell office:value-type="string">
            <text:p>CB3 ('11)</text:p>
          </table:table-cell>
          <table:table-cell table:style-name="ce5" office:value-type="percentage" office:value="0.7957">
            <text:p>79.57%</text:p>
          </table:table-cell>
          <table:table-cell/>
          <table:table-cell office:value-type="string">
            <text:p>CB3 ('11)</text:p>
          </table:table-cell>
          <table:table-cell table:style-name="ce14" office:value-type="float" office:value="78.8538">
            <text:p>78.85</text:p>
          </table:table-cell>
          <table:table-cell/>
          <table:table-cell office:value-type="string">
            <text:p>CWB1 ('10)</text:p>
          </table:table-cell>
          <table:table-cell office:value-type="float" office:value="77.7164">
            <text:p>77.72</text:p>
          </table:table-cell>
          <table:table-cell/>
          <table:table-cell office:value-type="string">
            <text:p>CWB1 ('10)</text:p>
          </table:table-cell>
          <table:table-cell office:value-type="float" office:value="76.5383">
            <text:p>76.54</text:p>
          </table:table-cell>
          <table:table-cell office:value-type="string">
            <text:p>KO2 ('11)</text:p>
          </table:table-cell>
          <table:table-cell office:value-type="float" office:value="66.0483">
            <text:p>66.05</text:p>
          </table:table-cell>
          <table:table-cell/>
          <table:table-cell table:style-name="ce2" office:value-type="string">
            <text:p>KO2 ('11)</text:p>
          </table:table-cell>
          <table:table-cell office:value-type="float" office:value="78.896">
            <text:p>78.90</text:p>
          </table:table-cell>
          <table:table-cell/>
          <table:table-cell table:style-name="ce2" office:value-type="string">
            <text:p>KO2 ('11)</text:p>
          </table:table-cell>
          <table:table-cell office:value-type="float" office:value="9.38016">
            <text:p>9.38</text:p>
          </table:table-cell>
          <table:table-cell/>
          <table:table-cell office:value-type="string">
            <text:p>EW3 ('10)</text:p>
          </table:table-cell>
          <table:table-cell office:value-type="float" office:value="80.3941">
            <text:p>80.39</text:p>
          </table:table-cell>
          <table:table-cell/>
          <table:table-cell office:value-type="string">
            <text:p>KO2 ('11)</text:p>
          </table:table-cell>
          <table:table-cell office:value-type="float" office:value="80.5578">
            <text:p>80.56</text:p>
          </table:table-cell>
          <table:table-cell/>
          <table:table-cell office:value-type="string">
            <text:p>CB1 ('11)</text:p>
          </table:table-cell>
          <table:table-cell office:value-type="float" office:value="85.389">
            <text:p>85.39</text:p>
          </table:table-cell>
          <table:table-cell/>
          <table:table-cell office:value-type="string">
            <text:p>CB2 ('11)</text:p>
          </table:table-cell>
          <table:table-cell office:value-type="float" office:value="82.9511">
            <text:p>82.95</text:p>
          </table:table-cell>
          <table:table-cell/>
          <table:table-cell office:value-type="string">
            <text:p>NMSD2 ('12)</text:p>
          </table:table-cell>
          <table:table-cell office:value-type="float" office:value="83.6239">
            <text:p>83.62</text:p>
          </table:table-cell>
          <table:table-cell table:number-columns-repeated="986"/>
        </table:table-row>
        <table:table-row table:style-name="ro1">
          <table:table-cell office:value-type="string">
            <text:p>MD1 ('10)</text:p>
          </table:table-cell>
          <table:table-cell table:style-name="ce5" office:value-type="percentage" office:value="0.8022">
            <text:p>80.22%</text:p>
          </table:table-cell>
          <table:table-cell/>
          <table:table-cell office:value-type="string">
            <text:p>MD1 ('10)</text:p>
          </table:table-cell>
          <table:table-cell table:style-name="ce5" office:value-type="percentage" office:value="0.7945">
            <text:p>79.45%</text:p>
          </table:table-cell>
          <table:table-cell/>
          <table:table-cell office:value-type="string">
            <text:p>MD1 ('10)</text:p>
          </table:table-cell>
          <table:table-cell table:style-name="ce14" office:value-type="float" office:value="77.9557">
            <text:p>77.96</text:p>
          </table:table-cell>
          <table:table-cell/>
          <table:table-cell office:value-type="string">
            <text:p>KO1 ('10)</text:p>
          </table:table-cell>
          <table:table-cell office:value-type="float" office:value="77.6544">
            <text:p>77.65</text:p>
          </table:table-cell>
          <table:table-cell/>
          <table:table-cell office:value-type="string">
            <text:p>KO1 ('10)</text:p>
          </table:table-cell>
          <table:table-cell office:value-type="float" office:value="76.5254">
            <text:p>76.53</text:p>
          </table:table-cell>
          <table:table-cell office:value-type="string">
            <text:p>CWB1 ('10)</text:p>
          </table:table-cell>
          <table:table-cell office:value-type="float" office:value="65.9544">
            <text:p>65.95</text:p>
          </table:table-cell>
          <table:table-cell/>
          <table:table-cell table:style-name="ce2" office:value-type="string">
            <text:p>EW3 ('10)</text:p>
          </table:table-cell>
          <table:table-cell office:value-type="float" office:value="78.6192">
            <text:p>78.62</text:p>
          </table:table-cell>
          <table:table-cell/>
          <table:table-cell table:style-name="ce2" office:value-type="string">
            <text:p>RRHS2 ('10)</text:p>
          </table:table-cell>
          <table:table-cell office:value-type="float" office:value="2.46238">
            <text:p>2.46</text:p>
          </table:table-cell>
          <table:table-cell/>
          <table:table-cell office:value-type="string">
            <text:p>CWB1 ('10)</text:p>
          </table:table-cell>
          <table:table-cell office:value-type="float" office:value="80.278">
            <text:p>80.28</text:p>
          </table:table-cell>
          <table:table-cell/>
          <table:table-cell office:value-type="string">
            <text:p>CB2 ('11)</text:p>
          </table:table-cell>
          <table:table-cell office:value-type="float" office:value="79.9347">
            <text:p>79.93</text:p>
          </table:table-cell>
          <table:table-cell/>
          <table:table-cell office:value-type="string">
            <text:p>EW4 ('10)</text:p>
          </table:table-cell>
          <table:table-cell office:value-type="float" office:value="85.333">
            <text:p>85.33</text:p>
          </table:table-cell>
          <table:table-cell/>
          <table:table-cell office:value-type="string">
            <text:p>MD1 ('10)</text:p>
          </table:table-cell>
          <table:table-cell office:value-type="float" office:value="82.9122">
            <text:p>82.91</text:p>
          </table:table-cell>
          <table:table-cell/>
          <table:table-cell office:value-type="string">
            <text:p>KO2 ('11)</text:p>
          </table:table-cell>
          <table:table-cell office:value-type="float" office:value="83.6184">
            <text:p>83.62</text:p>
          </table:table-cell>
          <table:table-cell table:number-columns-repeated="986"/>
        </table:table-row>
        <table:table-row table:style-name="ro1">
          <table:table-cell office:value-type="string">
            <text:p>KO2 ('11)</text:p>
          </table:table-cell>
          <table:table-cell table:style-name="ce5" office:value-type="percentage" office:value="0.7977">
            <text:p>79.77%</text:p>
          </table:table-cell>
          <table:table-cell/>
          <table:table-cell office:value-type="string">
            <text:p>MM1 ('10)</text:p>
          </table:table-cell>
          <table:table-cell table:style-name="ce5" office:value-type="percentage" office:value="0.7855">
            <text:p>78.55%</text:p>
          </table:table-cell>
          <table:table-cell/>
          <table:table-cell office:value-type="string">
            <text:p>KO2 ('11)</text:p>
          </table:table-cell>
          <table:table-cell table:style-name="ce14" office:value-type="float" office:value="77.8937">
            <text:p>77.89</text:p>
          </table:table-cell>
          <table:table-cell/>
          <table:table-cell office:value-type="string">
            <text:p>MD1 ('10)</text:p>
          </table:table-cell>
          <table:table-cell office:value-type="float" office:value="77.4433">
            <text:p>77.44</text:p>
          </table:table-cell>
          <table:table-cell/>
          <table:table-cell office:value-type="string">
            <text:p>MD1 ('10)</text:p>
          </table:table-cell>
          <table:table-cell office:value-type="float" office:value="76.4179">
            <text:p>76.42</text:p>
          </table:table-cell>
          <table:table-cell office:value-type="string">
            <text:p>UUOS1 ('10/'11)</text:p>
          </table:table-cell>
          <table:table-cell office:value-type="float" office:value="65.9265">
            <text:p>65.93</text:p>
          </table:table-cell>
          <table:table-cell/>
          <table:table-cell table:style-name="ce2" office:value-type="string">
            <text:p>UUOS1 ('10/'11)</text:p>
          </table:table-cell>
          <table:table-cell office:value-type="float" office:value="78.4088">
            <text:p>78.41</text:p>
          </table:table-cell>
          <table:table-cell/>
          <table:table-cell table:style-name="ce2" office:value-type="string">
            <text:p>BUURO2 ('11)</text:p>
          </table:table-cell>
          <table:table-cell office:value-type="float" office:value="1.56567">
            <text:p>1.57</text:p>
          </table:table-cell>
          <table:table-cell/>
          <table:table-cell office:value-type="string">
            <text:p>CCSS1 ('12)</text:p>
          </table:table-cell>
          <table:table-cell office:value-type="float" office:value="80.0794">
            <text:p>80.08</text:p>
          </table:table-cell>
          <table:table-cell/>
          <table:table-cell office:value-type="string">
            <text:p>CB3 ('11)</text:p>
          </table:table-cell>
          <table:table-cell office:value-type="float" office:value="79.483">
            <text:p>79.48</text:p>
          </table:table-cell>
          <table:table-cell/>
          <table:table-cell office:value-type="string">
            <text:p>KO2 ('11)</text:p>
          </table:table-cell>
          <table:table-cell office:value-type="float" office:value="85.2674">
            <text:p>85.27</text:p>
          </table:table-cell>
          <table:table-cell/>
          <table:table-cell office:value-type="string">
            <text:p>KO2 ('11)</text:p>
          </table:table-cell>
          <table:table-cell office:value-type="float" office:value="82.7194">
            <text:p>82.72</text:p>
          </table:table-cell>
          <table:table-cell/>
          <table:table-cell office:value-type="string">
            <text:p>CWB1 ('10)</text:p>
          </table:table-cell>
          <table:table-cell office:value-type="float" office:value="83.4747">
            <text:p>83.47</text:p>
          </table:table-cell>
          <table:table-cell table:number-columns-repeated="986"/>
        </table:table-row>
        <table:table-row table:style-name="ro1">
          <table:table-cell office:value-type="string">
            <text:p>MM1 ('10)</text:p>
          </table:table-cell>
          <table:table-cell table:style-name="ce5" office:value-type="percentage" office:value="0.7963">
            <text:p>79.63%</text:p>
          </table:table-cell>
          <table:table-cell/>
          <table:table-cell office:value-type="string">
            <text:p>CWB1 ('10)</text:p>
          </table:table-cell>
          <table:table-cell table:style-name="ce5" office:value-type="percentage" office:value="0.7843">
            <text:p>78.43%</text:p>
          </table:table-cell>
          <table:table-cell/>
          <table:table-cell office:value-type="string">
            <text:p>EW4 ('10)</text:p>
          </table:table-cell>
          <table:table-cell table:style-name="ce14" office:value-type="float" office:value="77.7874">
            <text:p>77.79</text:p>
          </table:table-cell>
          <table:table-cell/>
          <table:table-cell office:value-type="string">
            <text:p>CCSS1 ('12)</text:p>
          </table:table-cell>
          <table:table-cell office:value-type="float" office:value="77.435">
            <text:p>77.44</text:p>
          </table:table-cell>
          <table:table-cell/>
          <table:table-cell office:value-type="string">
            <text:p>EW3 ('10)</text:p>
          </table:table-cell>
          <table:table-cell office:value-type="float" office:value="76.2472">
            <text:p>76.25</text:p>
          </table:table-cell>
          <table:table-cell office:value-type="string">
            <text:p>CB1 ('11)</text:p>
          </table:table-cell>
          <table:table-cell office:value-type="float" office:value="65.8326">
            <text:p>65.83</text:p>
          </table:table-cell>
          <table:table-cell/>
          <table:table-cell table:style-name="ce2" office:value-type="string">
            <text:p>CB1 ('11)</text:p>
          </table:table-cell>
          <table:table-cell office:value-type="float" office:value="78.2958">
            <text:p>78.30</text:p>
          </table:table-cell>
          <table:table-cell/>
          <table:table-cell table:style-name="ce2" office:value-type="string">
            <text:p>BUURO3 ('11)</text:p>
          </table:table-cell>
          <table:table-cell office:value-type="float" office:value="1.36059">
            <text:p>1.36</text:p>
          </table:table-cell>
          <table:table-cell/>
          <table:table-cell office:value-type="string">
            <text:p>MD1 ('10)</text:p>
          </table:table-cell>
          <table:table-cell office:value-type="float" office:value="79.6907">
            <text:p>79.69</text:p>
          </table:table-cell>
          <table:table-cell/>
          <table:table-cell office:value-type="string">
            <text:p>EW4 ('10)</text:p>
          </table:table-cell>
          <table:table-cell office:value-type="float" office:value="79.3935">
            <text:p>79.39</text:p>
          </table:table-cell>
          <table:table-cell/>
          <table:table-cell office:value-type="string">
            <text:p>NMSD4 ('12)</text:p>
          </table:table-cell>
          <table:table-cell office:value-type="float" office:value="85.1953">
            <text:p>85.20</text:p>
          </table:table-cell>
          <table:table-cell/>
          <table:table-cell office:value-type="string">
            <text:p>CB3 ('11)</text:p>
          </table:table-cell>
          <table:table-cell office:value-type="float" office:value="82.6824">
            <text:p>82.68</text:p>
          </table:table-cell>
          <table:table-cell/>
          <table:table-cell office:value-type="string">
            <text:p>NMSD1 ('11)</text:p>
          </table:table-cell>
          <table:table-cell office:value-type="float" office:value="83.4665">
            <text:p>83.47</text:p>
          </table:table-cell>
          <table:table-cell table:number-columns-repeated="986"/>
        </table:table-row>
        <table:table-row table:style-name="ro1">
          <table:table-cell office:value-type="string">
            <text:p>CB1 ('11)</text:p>
          </table:table-cell>
          <table:table-cell table:style-name="ce5" office:value-type="percentage" office:value="0.7955">
            <text:p>79.55%</text:p>
          </table:table-cell>
          <table:table-cell/>
          <table:table-cell office:value-type="string">
            <text:p>NMSD1 ('11)</text:p>
          </table:table-cell>
          <table:table-cell table:style-name="ce5" office:value-type="percentage" office:value="0.7829">
            <text:p>78.29%</text:p>
          </table:table-cell>
          <table:table-cell/>
          <table:table-cell office:value-type="string">
            <text:p>NMSD1 ('11)</text:p>
          </table:table-cell>
          <table:table-cell table:style-name="ce14" office:value-type="float" office:value="77.7374">
            <text:p>77.74</text:p>
          </table:table-cell>
          <table:table-cell/>
          <table:table-cell office:value-type="string">
            <text:p>EW3 ('10)</text:p>
          </table:table-cell>
          <table:table-cell office:value-type="float" office:value="77.3108">
            <text:p>77.31</text:p>
          </table:table-cell>
          <table:table-cell/>
          <table:table-cell office:value-type="string">
            <text:p>CCSS1 ('12)</text:p>
          </table:table-cell>
          <table:table-cell office:value-type="float" office:value="76.1779">
            <text:p>76.18</text:p>
          </table:table-cell>
          <table:table-cell office:value-type="string">
            <text:p>MD1 ('10)</text:p>
          </table:table-cell>
          <table:table-cell office:value-type="float" office:value="65.556">
            <text:p>65.56</text:p>
          </table:table-cell>
          <table:table-cell/>
          <table:table-cell table:style-name="ce2" office:value-type="string">
            <text:p>CWB1 ('10)</text:p>
          </table:table-cell>
          <table:table-cell office:value-type="float" office:value="78.2092">
            <text:p>78.21</text:p>
          </table:table-cell>
          <table:table-cell/>
          <table:table-cell table:style-name="ce2" office:value-type="string">
            <text:p>CCSS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KO1 ('10)</text:p>
          </table:table-cell>
          <table:table-cell office:value-type="float" office:value="79.6485">
            <text:p>79.65</text:p>
          </table:table-cell>
          <table:table-cell/>
          <table:table-cell office:value-type="string">
            <text:p>CB1 ('11)</text:p>
          </table:table-cell>
          <table:table-cell office:value-type="float" office:value="79.2699">
            <text:p>79.27</text:p>
          </table:table-cell>
          <table:table-cell/>
          <table:table-cell office:value-type="string">
            <text:p>EW3 ('10)</text:p>
          </table:table-cell>
          <table:table-cell office:value-type="float" office:value="85.0188">
            <text:p>85.02</text:p>
          </table:table-cell>
          <table:table-cell/>
          <table:table-cell office:value-type="string">
            <text:p>NMSD1 ('11)</text:p>
          </table:table-cell>
          <table:table-cell office:value-type="float" office:value="82.1253">
            <text:p>82.13</text:p>
          </table:table-cell>
          <table:table-cell/>
          <table:table-cell office:value-type="string">
            <text:p>MD1 ('10)</text:p>
          </table:table-cell>
          <table:table-cell office:value-type="float" office:value="83.3193">
            <text:p>83.32</text:p>
          </table:table-cell>
          <table:table-cell table:number-columns-repeated="986"/>
        </table:table-row>
        <table:table-row table:style-name="ro1">
          <table:table-cell office:value-type="string">
            <text:p>CCSS1 ('12)</text:p>
          </table:table-cell>
          <table:table-cell table:style-name="ce5" office:value-type="percentage" office:value="0.794">
            <text:p>79.40%</text:p>
          </table:table-cell>
          <table:table-cell/>
          <table:table-cell office:value-type="string">
            <text:p>KO2 ('11)</text:p>
          </table:table-cell>
          <table:table-cell table:style-name="ce5" office:value-type="percentage" office:value="0.7822">
            <text:p>78.22%</text:p>
          </table:table-cell>
          <table:table-cell/>
          <table:table-cell office:value-type="string">
            <text:p>CWB1 ('10)</text:p>
          </table:table-cell>
          <table:table-cell table:style-name="ce14" office:value-type="float" office:value="77.5951">
            <text:p>77.60</text:p>
          </table:table-cell>
          <table:table-cell/>
          <table:table-cell office:value-type="string">
            <text:p>UUOS1 ('10/'11)</text:p>
          </table:table-cell>
          <table:table-cell office:value-type="float" office:value="77.1227">
            <text:p>77.12</text:p>
          </table:table-cell>
          <table:table-cell/>
          <table:table-cell office:value-type="string">
            <text:p>UUOS1 ('10/'11)</text:p>
          </table:table-cell>
          <table:table-cell office:value-type="float" office:value="75.9917">
            <text:p>75.99</text:p>
          </table:table-cell>
          <table:table-cell office:value-type="string">
            <text:p>CCSS1 ('12)</text:p>
          </table:table-cell>
          <table:table-cell office:value-type="float" office:value="65.2255">
            <text:p>65.23</text:p>
          </table:table-cell>
          <table:table-cell/>
          <table:table-cell table:style-name="ce2" office:value-type="string">
            <text:p>CCSS1 ('12)</text:p>
          </table:table-cell>
          <table:table-cell office:value-type="float" office:value="77.3494">
            <text:p>77.35</text:p>
          </table:table-cell>
          <table:table-cell/>
          <table:table-cell table:style-name="ce2" office:value-type="string">
            <text:p>DMW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CB1 ('11)</text:p>
          </table:table-cell>
          <table:table-cell office:value-type="float" office:value="79.5425">
            <text:p>79.54</text:p>
          </table:table-cell>
          <table:table-cell/>
          <table:table-cell office:value-type="string">
            <text:p>EW3 ('10)</text:p>
          </table:table-cell>
          <table:table-cell office:value-type="float" office:value="79.256">
            <text:p>79.26</text:p>
          </table:table-cell>
          <table:table-cell/>
          <table:table-cell office:value-type="string">
            <text:p>MD1 ('10)</text:p>
          </table:table-cell>
          <table:table-cell office:value-type="float" office:value="84.485">
            <text:p>84.49</text:p>
          </table:table-cell>
          <table:table-cell/>
          <table:table-cell office:value-type="string">
            <text:p>CWB1 ('10)</text:p>
          </table:table-cell>
          <table:table-cell office:value-type="float" office:value="82.0969">
            <text:p>82.10</text:p>
          </table:table-cell>
          <table:table-cell/>
          <table:table-cell office:value-type="string">
            <text:p>EW4 ('10)</text:p>
          </table:table-cell>
          <table:table-cell office:value-type="float" office:value="83.2923">
            <text:p>83.29</text:p>
          </table:table-cell>
          <table:table-cell table:number-columns-repeated="986"/>
        </table:table-row>
        <table:table-row table:style-name="ro1">
          <table:table-cell office:value-type="string">
            <text:p>NMSD1 ('11)</text:p>
          </table:table-cell>
          <table:table-cell table:style-name="ce5" office:value-type="percentage" office:value="0.7938">
            <text:p>79.38%</text:p>
          </table:table-cell>
          <table:table-cell/>
          <table:table-cell office:value-type="string">
            <text:p>CCSS1 ('12)</text:p>
          </table:table-cell>
          <table:table-cell table:style-name="ce5" office:value-type="percentage" office:value="0.7791">
            <text:p>77.91%</text:p>
          </table:table-cell>
          <table:table-cell/>
          <table:table-cell office:value-type="string">
            <text:p>MM1 ('10)</text:p>
          </table:table-cell>
          <table:table-cell table:style-name="ce14" office:value-type="float" office:value="77.4239">
            <text:p>77.42</text:p>
          </table:table-cell>
          <table:table-cell/>
          <table:table-cell office:value-type="string">
            <text:p>CB1 ('11)</text:p>
          </table:table-cell>
          <table:table-cell office:value-type="float" office:value="76.9284">
            <text:p>76.93</text:p>
          </table:table-cell>
          <table:table-cell/>
          <table:table-cell office:value-type="string">
            <text:p>CB1 ('11)</text:p>
          </table:table-cell>
          <table:table-cell office:value-type="float" office:value="75.7693">
            <text:p>75.77</text:p>
          </table:table-cell>
          <table:table-cell office:value-type="string">
            <text:p>KO1 ('10)</text:p>
          </table:table-cell>
          <table:table-cell office:value-type="float" office:value="65.0807">
            <text:p>65.08</text:p>
          </table:table-cell>
          <table:table-cell/>
          <table:table-cell table:style-name="ce2" office:value-type="string">
            <text:p>KO1 ('10)</text:p>
          </table:table-cell>
          <table:table-cell office:value-type="float" office:value="77.304">
            <text:p>77.30</text:p>
          </table:table-cell>
          <table:table-cell/>
          <table:table-cell table:style-name="ce2" office:value-type="string">
            <text:p>NG1 ('12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MM1 ('10)</text:p>
          </table:table-cell>
          <table:table-cell office:value-type="float" office:value="79.5362">
            <text:p>79.54</text:p>
          </table:table-cell>
          <table:table-cell/>
          <table:table-cell office:value-type="string">
            <text:p>MM1 ('10)</text:p>
          </table:table-cell>
          <table:table-cell office:value-type="float" office:value="78.8785">
            <text:p>78.88</text:p>
          </table:table-cell>
          <table:table-cell/>
          <table:table-cell office:value-type="string">
            <text:p>NMSD3 ('12)</text:p>
          </table:table-cell>
          <table:table-cell office:value-type="float" office:value="84.4667">
            <text:p>84.47</text:p>
          </table:table-cell>
          <table:table-cell/>
          <table:table-cell office:value-type="string">
            <text:p>EW4 ('10)</text:p>
          </table:table-cell>
          <table:table-cell office:value-type="float" office:value="81.9697">
            <text:p>81.97</text:p>
          </table:table-cell>
          <table:table-cell/>
          <table:table-cell office:value-type="string">
            <text:p>CB1 ('11)</text:p>
          </table:table-cell>
          <table:table-cell office:value-type="float" office:value="83.2782">
            <text:p>83.28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CWB1 ('10)</text:p>
          </table:table-cell>
          <table:table-cell table:style-name="ce7" office:value-type="percentage" office:value="0.7937">
            <text:p>79.37%</text:p>
          </table:table-cell>
          <table:table-cell table:style-name="ce11"/>
          <table:table-cell table:style-name="ce3" office:value-type="string">
            <text:p>CB1 ('11)</text:p>
          </table:table-cell>
          <table:table-cell table:style-name="ce7" office:value-type="percentage" office:value="0.7786">
            <text:p>77.86%</text:p>
          </table:table-cell>
          <table:table-cell table:style-name="ce11"/>
          <table:table-cell table:style-name="ce3" office:value-type="string">
            <text:p>CB1 ('11)</text:p>
          </table:table-cell>
          <table:table-cell table:style-name="ce15" office:value-type="float" office:value="77.2947">
            <text:p>77.29</text:p>
          </table:table-cell>
          <table:table-cell table:style-name="ce11"/>
          <table:table-cell table:style-name="ce3" office:value-type="string">
            <text:p>MM1 ('10)</text:p>
          </table:table-cell>
          <table:table-cell table:style-name="ce15" office:value-type="float" office:value="75.6372">
            <text:p>75.64</text:p>
          </table:table-cell>
          <table:table-cell table:style-name="ce11"/>
          <table:table-cell table:style-name="ce3" office:value-type="string">
            <text:p>MM1 ('10)</text:p>
          </table:table-cell>
          <table:table-cell table:style-name="ce15" office:value-type="float" office:value="74.4627">
            <text:p>74.46</text:p>
          </table:table-cell>
          <table:table-cell table:style-name="ce3" office:value-type="string">
            <text:p>PMP1 ('12)</text:p>
          </table:table-cell>
          <table:table-cell table:style-name="ce15" office:value-type="float" office:value="64.0041">
            <text:p>64.00</text:p>
          </table:table-cell>
          <table:table-cell table:style-name="ce18"/>
          <table:table-cell table:style-name="ce3" office:value-type="string">
            <text:p>MM1 ('10)</text:p>
          </table:table-cell>
          <table:table-cell table:style-name="ce15" office:value-type="float" office:value="76.8064">
            <text:p>76.81</text:p>
          </table:table-cell>
          <table:table-cell table:style-name="ce18"/>
          <table:table-cell table:style-name="ce3" office:value-type="string">
            <text:p>PMP1 ('12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18" office:value-type="float" office:value="79.3439">
            <text:p>79.34</text:p>
          </table:table-cell>
          <table:table-cell table:style-name="ce11"/>
          <table:table-cell table:style-name="ce3" office:value-type="string">
            <text:p>KO1 ('10)</text:p>
          </table:table-cell>
          <table:table-cell table:style-name="ce15" office:value-type="float" office:value="78.6232">
            <text:p>78.62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15" office:value-type="float" office:value="84.4597">
            <text:p>84.46</text:p>
          </table:table-cell>
          <table:table-cell table:style-name="ce11"/>
          <table:table-cell table:style-name="ce3" office:value-type="string">
            <text:p>CB1 ('11)</text:p>
          </table:table-cell>
          <table:table-cell table:style-name="ce15" office:value-type="float" office:value="81.9196">
            <text:p>81.92</text:p>
          </table:table-cell>
          <table:table-cell table:style-name="ce11"/>
          <table:table-cell table:style-name="ce3" office:value-type="string">
            <text:p>EW3 ('10)</text:p>
          </table:table-cell>
          <table:table-cell table:style-name="ce15" office:value-type="float" office:value="82.9908">
            <text:p>82.99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KO1 ('10)</text:p>
          </table:table-cell>
          <table:table-cell table:style-name="ce7" office:value-type="percentage" office:value="0.7887">
            <text:p>78.87%</text:p>
          </table:table-cell>
          <table:table-cell table:style-name="ce11"/>
          <table:table-cell table:style-name="ce3" office:value-type="string">
            <text:p>KO1 ('10)</text:p>
          </table:table-cell>
          <table:table-cell table:style-name="ce7" office:value-type="percentage" office:value="0.7761">
            <text:p>77.61%</text:p>
          </table:table-cell>
          <table:table-cell table:style-name="ce11"/>
          <table:table-cell table:style-name="ce3" office:value-type="string">
            <text:p>CCSS1 ('12)</text:p>
          </table:table-cell>
          <table:table-cell table:style-name="ce15" office:value-type="float" office:value="77.1414">
            <text:p>77.14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74.6304">
            <text:p>74.63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73.681">
            <text:p>73.68</text:p>
          </table:table-cell>
          <table:table-cell table:style-name="ce3" office:value-type="string">
            <text:p>NMSD1 ('12)</text:p>
          </table:table-cell>
          <table:table-cell table:style-name="ce15" office:value-type="float" office:value="63.8848">
            <text:p>63.88</text:p>
          </table:table-cell>
          <table:table-cell table:style-name="ce18"/>
          <table:table-cell table:style-name="ce3" office:value-type="string">
            <text:p>PMP1 ('12)</text:p>
          </table:table-cell>
          <table:table-cell table:style-name="ce15" office:value-type="float" office:value="76.1889">
            <text:p>76.19</text:p>
          </table:table-cell>
          <table:table-cell table:style-name="ce18"/>
          <table:table-cell table:style-name="ce3" office:value-type="string">
            <text:p>PMP2 ('12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8" office:value-type="float" office:value="77.8014">
            <text:p>77.80</text:p>
          </table:table-cell>
          <table:table-cell table:style-name="ce11"/>
          <table:table-cell table:style-name="ce3" office:value-type="string">
            <text:p>CCSS1 ('12)</text:p>
          </table:table-cell>
          <table:table-cell table:style-name="ce15" office:value-type="float" office:value="78.473">
            <text:p>78.47</text:p>
          </table:table-cell>
          <table:table-cell table:style-name="ce11"/>
          <table:table-cell table:style-name="ce3" office:value-type="string">
            <text:p>CCSS1 ('12)</text:p>
          </table:table-cell>
          <table:table-cell table:style-name="ce15" office:value-type="float" office:value="84.3713">
            <text:p>84.37</text:p>
          </table:table-cell>
          <table:table-cell table:style-name="ce11"/>
          <table:table-cell table:style-name="ce3" office:value-type="string">
            <text:p>EW3 ('10)</text:p>
          </table:table-cell>
          <table:table-cell table:style-name="ce15" office:value-type="float" office:value="81.6802">
            <text:p>81.68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15" office:value-type="float" office:value="82.4">
            <text:p>82.4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EW4 ('10)</text:p>
          </table:table-cell>
          <table:table-cell table:style-name="ce7" office:value-type="percentage" office:value="0.7802">
            <text:p>78.02%</text:p>
          </table:table-cell>
          <table:table-cell table:style-name="ce11"/>
          <table:table-cell table:style-name="ce3" office:value-type="string">
            <text:p>EW4 ('10)</text:p>
          </table:table-cell>
          <table:table-cell table:style-name="ce7" office:value-type="percentage" office:value="0.7691">
            <text:p>76.91%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15" office:value-type="float" office:value="77.0877">
            <text:p>77.09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74.3225">
            <text:p>74.32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73.2889">
            <text:p>73.29</text:p>
          </table:table-cell>
          <table:table-cell table:style-name="ce3" office:value-type="string">
            <text:p>EW1 ('10)</text:p>
          </table:table-cell>
          <table:table-cell table:style-name="ce15" office:value-type="float" office:value="63.8207">
            <text:p>63.82</text:p>
          </table:table-cell>
          <table:table-cell table:style-name="ce18"/>
          <table:table-cell table:style-name="ce3" office:value-type="string">
            <text:p>NMSD1 ('12)</text:p>
          </table:table-cell>
          <table:table-cell table:style-name="ce15" office:value-type="float" office:value="76.004">
            <text:p>76.00</text:p>
          </table:table-cell>
          <table:table-cell table:style-name="ce18"/>
          <table:table-cell table:style-name="ce3" office:value-type="string">
            <text:p>PMP3 ('12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8" office:value-type="float" office:value="77.1249">
            <text:p>77.12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15" office:value-type="float" office:value="77.8761">
            <text:p>77.88</text:p>
          </table:table-cell>
          <table:table-cell table:style-name="ce11"/>
          <table:table-cell table:style-name="ce3" office:value-type="string">
            <text:p>KO1 ('10)</text:p>
          </table:table-cell>
          <table:table-cell table:style-name="ce15" office:value-type="float" office:value="83.9948">
            <text:p>83.99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15" office:value-type="float" office:value="81.0422">
            <text:p>81.04</text:p>
          </table:table-cell>
          <table:table-cell table:style-name="ce11"/>
          <table:table-cell table:style-name="ce3" office:value-type="string">
            <text:p>CCSS1 ('12)</text:p>
          </table:table-cell>
          <table:table-cell table:style-name="ce15" office:value-type="float" office:value="82.2202">
            <text:p>82.22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EW3 ('10)</text:p>
          </table:table-cell>
          <table:table-cell table:style-name="ce7" office:value-type="percentage" office:value="0.7718">
            <text:p>77.18%</text:p>
          </table:table-cell>
          <table:table-cell table:style-name="ce11"/>
          <table:table-cell table:style-name="ce3" office:value-type="string">
            <text:p>EW3 ('10)</text:p>
          </table:table-cell>
          <table:table-cell table:style-name="ce7" office:value-type="percentage" office:value="0.7587">
            <text:p>75.87%</text:p>
          </table:table-cell>
          <table:table-cell table:style-name="ce11"/>
          <table:table-cell table:style-name="ce3" office:value-type="string">
            <text:p>EW3 ('10)</text:p>
          </table:table-cell>
          <table:table-cell table:style-name="ce15" office:value-type="float" office:value="77.062">
            <text:p>77.06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73.5379">
            <text:p>73.54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72.479">
            <text:p>72.48</text:p>
          </table:table-cell>
          <table:table-cell table:style-name="ce3" office:value-type="string">
            <text:p>PMP2 ('12)</text:p>
          </table:table-cell>
          <table:table-cell table:style-name="ce15" office:value-type="float" office:value="63.1534">
            <text:p>63.15</text:p>
          </table:table-cell>
          <table:table-cell table:style-name="ce18"/>
          <table:table-cell table:style-name="ce3" office:value-type="string">
            <text:p>EW1 ('10)</text:p>
          </table:table-cell>
          <table:table-cell table:style-name="ce15" office:value-type="float" office:value="75.7043">
            <text:p>75.70</text:p>
          </table:table-cell>
          <table:table-cell table:style-name="ce18"/>
          <table:table-cell table:style-name="ce3" office:value-type="string">
            <text:p>BUURO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8" office:value-type="float" office:value="76.986">
            <text:p>76.99</text:p>
          </table:table-cell>
          <table:table-cell table:style-name="ce11"/>
          <table:table-cell table:style-name="ce3" office:value-type="string">
            <text:p>CWB1 ('10)</text:p>
          </table:table-cell>
          <table:table-cell table:style-name="ce15" office:value-type="float" office:value="77.6804">
            <text:p>77.68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83.4286">
            <text:p>83.43</text:p>
          </table:table-cell>
          <table:table-cell table:style-name="ce11"/>
          <table:table-cell table:style-name="ce3" office:value-type="string">
            <text:p>CCSS1 ('12)</text:p>
          </table:table-cell>
          <table:table-cell table:style-name="ce15" office:value-type="float" office:value="80.8274">
            <text:p>80.83</text:p>
          </table:table-cell>
          <table:table-cell table:style-name="ce11"/>
          <table:table-cell table:style-name="ce3" office:value-type="string">
            <text:p>KO1 ('10)</text:p>
          </table:table-cell>
          <table:table-cell table:style-name="ce15" office:value-type="float" office:value="81.8638">
            <text:p>81.86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UUOS1 ('10/'11)</text:p>
          </table:table-cell>
          <table:table-cell table:style-name="ce7" office:value-type="percentage" office:value="0.7689">
            <text:p>76.89%</text:p>
          </table:table-cell>
          <table:table-cell table:style-name="ce11"/>
          <table:table-cell table:style-name="ce3" office:value-type="string">
            <text:p>UUOS1 ('10/'11)</text:p>
          </table:table-cell>
          <table:table-cell table:style-name="ce7" office:value-type="percentage" office:value="0.7564">
            <text:p>75.64%</text:p>
          </table:table-cell>
          <table:table-cell table:style-name="ce11"/>
          <table:table-cell table:style-name="ce3" office:value-type="string">
            <text:p>KO1 ('10)</text:p>
          </table:table-cell>
          <table:table-cell table:style-name="ce15" office:value-type="float" office:value="76.9541">
            <text:p>76.95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73.2612">
            <text:p>73.26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72.1896">
            <text:p>72.19</text:p>
          </table:table-cell>
          <table:table-cell table:style-name="ce3" office:value-type="string">
            <text:p>NG1 ('12)</text:p>
          </table:table-cell>
          <table:table-cell table:style-name="ce15" office:value-type="float" office:value="62.6136">
            <text:p>62.61</text:p>
          </table:table-cell>
          <table:table-cell table:style-name="ce18"/>
          <table:table-cell table:style-name="ce3" office:value-type="string">
            <text:p>PMP2 ('12)</text:p>
          </table:table-cell>
          <table:table-cell table:style-name="ce15" office:value-type="float" office:value="75.1829">
            <text:p>75.18</text:p>
          </table:table-cell>
          <table:table-cell table:style-name="ce18"/>
          <table:table-cell table:style-name="ce3" office:value-type="string">
            <text:p>BUURO4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8" office:value-type="float" office:value="76.8003">
            <text:p>76.80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77.0723">
            <text:p>77.07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83.1693">
            <text:p>83.17</text:p>
          </table:table-cell>
          <table:table-cell table:style-name="ce11"/>
          <table:table-cell table:style-name="ce3" office:value-type="string">
            <text:p>KO1 ('10)</text:p>
          </table:table-cell>
          <table:table-cell table:style-name="ce15" office:value-type="float" office:value="80.4931">
            <text:p>80.49</text:p>
          </table:table-cell>
          <table:table-cell table:style-name="ce11"/>
          <table:table-cell table:style-name="ce3" office:value-type="string">
            <text:p>MM1 ('10)</text:p>
          </table:table-cell>
          <table:table-cell table:style-name="ce15" office:value-type="float" office:value="81.6808">
            <text:p>81.68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NG1 ('12)</text:p>
          </table:table-cell>
          <table:table-cell table:style-name="ce7" office:value-type="percentage" office:value="0.7603">
            <text:p>76.03%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7" office:value-type="percentage" office:value="0.7404">
            <text:p>74.04%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74.7633">
            <text:p>74.76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73.1782">
            <text:p>73.18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72.1255">
            <text:p>72.13</text:p>
          </table:table-cell>
          <table:table-cell table:style-name="ce3" office:value-type="string">
            <text:p>PVM1 ('11)</text:p>
          </table:table-cell>
          <table:table-cell table:style-name="ce15" office:value-type="float" office:value="62.4907">
            <text:p>62.49</text:p>
          </table:table-cell>
          <table:table-cell table:style-name="ce18"/>
          <table:table-cell table:style-name="ce3" office:value-type="string">
            <text:p>NMSD4 ('12)</text:p>
          </table:table-cell>
          <table:table-cell table:style-name="ce15" office:value-type="float" office:value="74.8279">
            <text:p>74.83</text:p>
          </table:table-cell>
          <table:table-cell table:style-name="ce18"/>
          <table:table-cell table:style-name="ce3" office:value-type="string">
            <text:p>BUURO5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8" office:value-type="float" office:value="75.9616">
            <text:p>75.96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76.9182">
            <text:p>76.92</text:p>
          </table:table-cell>
          <table:table-cell table:style-name="ce11"/>
          <table:table-cell table:style-name="ce3" office:value-type="string">
            <text:p>NMSD2 ('12)</text:p>
          </table:table-cell>
          <table:table-cell table:style-name="ce15" office:value-type="float" office:value="83.0482">
            <text:p>83.05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80.0726">
            <text:p>80.07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81.3862">
            <text:p>81.39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OFG1 ('10)</text:p>
          </table:table-cell>
          <table:table-cell table:style-name="ce7" office:value-type="percentage" office:value="0.7551">
            <text:p>75.51%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7" office:value-type="percentage" office:value="0.7394">
            <text:p>73.94%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74.5244">
            <text:p>74.52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72.9272">
            <text:p>72.93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71.8226">
            <text:p>71.82</text:p>
          </table:table-cell>
          <table:table-cell table:style-name="ce3" office:value-type="string">
            <text:p>OFG1 ('10)</text:p>
          </table:table-cell>
          <table:table-cell table:style-name="ce15" office:value-type="float" office:value="62.472">
            <text:p>62.47</text:p>
          </table:table-cell>
          <table:table-cell table:style-name="ce18"/>
          <table:table-cell table:style-name="ce3" office:value-type="string">
            <text:p>NG1 ('12)</text:p>
          </table:table-cell>
          <table:table-cell table:style-name="ce15" office:value-type="float" office:value="74.3763">
            <text:p>74.38</text:p>
          </table:table-cell>
          <table:table-cell table:style-name="ce18"/>
          <table:table-cell table:style-name="ce3" office:value-type="string">
            <text:p>CB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8" office:value-type="float" office:value="75.7793">
            <text:p>75.78</text:p>
          </table:table-cell>
          <table:table-cell table:style-name="ce11"/>
          <table:table-cell table:style-name="ce3" office:value-type="string">
            <text:p>MD1 ('10)</text:p>
          </table:table-cell>
          <table:table-cell table:style-name="ce15" office:value-type="float" office:value="76.8262">
            <text:p>76.83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82.9879">
            <text:p>82.99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79.8359">
            <text:p>79.84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81.1442">
            <text:p>81.14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MK1 ('10)</text:p>
          </table:table-cell>
          <table:table-cell table:style-name="ce7" office:value-type="percentage" office:value="0.7511">
            <text:p>75.11%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7" office:value-type="percentage" office:value="0.7363">
            <text:p>73.63%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73.7488">
            <text:p>73.75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72.747">
            <text:p>72.75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71.8006">
            <text:p>71.80</text:p>
          </table:table-cell>
          <table:table-cell table:style-name="ce3" office:value-type="string">
            <text:p>PVM1 ('10)</text:p>
          </table:table-cell>
          <table:table-cell table:style-name="ce15" office:value-type="float" office:value="62.2086">
            <text:p>62.21</text:p>
          </table:table-cell>
          <table:table-cell table:style-name="ce18"/>
          <table:table-cell table:style-name="ce3" office:value-type="string">
            <text:p>OFG1 ('10)</text:p>
          </table:table-cell>
          <table:table-cell table:style-name="ce15" office:value-type="float" office:value="74.3655">
            <text:p>74.37</text:p>
          </table:table-cell>
          <table:table-cell table:style-name="ce18"/>
          <table:table-cell table:style-name="ce3" office:value-type="string">
            <text:p>CB2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8" office:value-type="float" office:value="75.7631">
            <text:p>75.76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15" office:value-type="float" office:value="76.1956">
            <text:p>76.20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82.7548">
            <text:p>82.75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79.6569">
            <text:p>79.66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80.9597">
            <text:p>80.96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EW1 ('10)</text:p>
          </table:table-cell>
          <table:table-cell table:style-name="ce7" office:value-type="percentage" office:value="0.7476">
            <text:p>74.76%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7" office:value-type="percentage" office:value="0.7342">
            <text:p>73.42%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73.4066">
            <text:p>73.41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72.3758">
            <text:p>72.38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71.5103">
            <text:p>71.51</text:p>
          </table:table-cell>
          <table:table-cell table:style-name="ce3" office:value-type="string">
            <text:p>PMP3 ('12)</text:p>
          </table:table-cell>
          <table:table-cell table:style-name="ce15" office:value-type="float" office:value="62.0527">
            <text:p>62.05</text:p>
          </table:table-cell>
          <table:table-cell table:style-name="ce18"/>
          <table:table-cell table:style-name="ce3" office:value-type="string">
            <text:p>PVM1 ('11)</text:p>
          </table:table-cell>
          <table:table-cell table:style-name="ce15" office:value-type="float" office:value="73.9572">
            <text:p>73.96</text:p>
          </table:table-cell>
          <table:table-cell table:style-name="ce18"/>
          <table:table-cell table:style-name="ce3" office:value-type="string">
            <text:p>CB3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8" office:value-type="float" office:value="75.7562">
            <text:p>75.76</text:p>
          </table:table-cell>
          <table:table-cell table:style-name="ce11"/>
          <table:table-cell table:style-name="ce3" office:value-type="string">
            <text:p>PMP1 ('12)</text:p>
          </table:table-cell>
          <table:table-cell table:style-name="ce15" office:value-type="float" office:value="75.5738">
            <text:p>75.57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82.6894">
            <text:p>82.69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79.3827">
            <text:p>79.38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80.7043">
            <text:p>80.7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PMP1 ('12)</text:p>
          </table:table-cell>
          <table:table-cell table:style-name="ce7" office:value-type="percentage" office:value="0.747">
            <text:p>74.70%</text:p>
          </table:table-cell>
          <table:table-cell table:style-name="ce11"/>
          <table:table-cell table:style-name="ce3" office:value-type="string">
            <text:p>EW1 ('10)</text:p>
          </table:table-cell>
          <table:table-cell table:style-name="ce7" office:value-type="percentage" office:value="0.7337">
            <text:p>73.37%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73.3192">
            <text:p>73.32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72.2843">
            <text:p>72.28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71.2252">
            <text:p>71.23</text:p>
          </table:table-cell>
          <table:table-cell table:style-name="ce3" office:value-type="string">
            <text:p>EW2 ('10)</text:p>
          </table:table-cell>
          <table:table-cell table:style-name="ce15" office:value-type="float" office:value="62.0415">
            <text:p>62.04</text:p>
          </table:table-cell>
          <table:table-cell table:style-name="ce18"/>
          <table:table-cell table:style-name="ce3" office:value-type="string">
            <text:p>PMP3 ('12)</text:p>
          </table:table-cell>
          <table:table-cell table:style-name="ce15" office:value-type="float" office:value="73.8703">
            <text:p>73.87</text:p>
          </table:table-cell>
          <table:table-cell table:style-name="ce18"/>
          <table:table-cell table:style-name="ce3" office:value-type="string">
            <text:p>NM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8" office:value-type="float" office:value="75.2466">
            <text:p>75.25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75.5047">
            <text:p>75.50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82.491">
            <text:p>82.49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79.3371">
            <text:p>79.34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80.6532">
            <text:p>80.65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PVM1 ('11)</text:p>
          </table:table-cell>
          <table:table-cell table:style-name="ce7" office:value-type="percentage" office:value="0.7396">
            <text:p>73.96%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7" office:value-type="percentage" office:value="0.7296">
            <text:p>72.96%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73.105">
            <text:p>73.11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72.116">
            <text:p>72.12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71.0417">
            <text:p>71.04</text:p>
          </table:table-cell>
          <table:table-cell table:style-name="ce3" office:value-type="string">
            <text:p>MK1 ('10)</text:p>
          </table:table-cell>
          <table:table-cell table:style-name="ce15" office:value-type="float" office:value="61.9693">
            <text:p>61.97</text:p>
          </table:table-cell>
          <table:table-cell table:style-name="ce18"/>
          <table:table-cell table:style-name="ce3" office:value-type="string">
            <text:p>MK1 ('10)</text:p>
          </table:table-cell>
          <table:table-cell table:style-name="ce15" office:value-type="float" office:value="73.6583">
            <text:p>73.66</text:p>
          </table:table-cell>
          <table:table-cell table:style-name="ce18"/>
          <table:table-cell table:style-name="ce3" office:value-type="string">
            <text:p>NMSD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8" office:value-type="float" office:value="74.7081">
            <text:p>74.71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75.2133">
            <text:p>75.21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82.4639">
            <text:p>82.46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79.105">
            <text:p>79.11</text:p>
          </table:table-cell>
          <table:table-cell table:style-name="ce11"/>
          <table:table-cell table:style-name="ce3" office:value-type="string">
            <text:p>NG1 ('12)</text:p>
          </table:table-cell>
          <table:table-cell table:style-name="ce15" office:value-type="float" office:value="80.437">
            <text:p>80.44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MW1 ('12)</text:p>
          </table:table-cell>
          <table:table-cell table:style-name="ce7" office:value-type="percentage" office:value="0.7368">
            <text:p>73.68%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7" office:value-type="percentage" office:value="0.727">
            <text:p>72.70%</text:p>
          </table:table-cell>
          <table:table-cell table:style-name="ce11"/>
          <table:table-cell table:style-name="ce3" office:value-type="string">
            <text:p>OFG1 ('10)</text:p>
          </table:table-cell>
          <table:table-cell table:style-name="ce15" office:value-type="float" office:value="73.0741">
            <text:p>73.07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71.5834">
            <text:p>71.58</text:p>
          </table:table-cell>
          <table:table-cell table:style-name="ce11"/>
          <table:table-cell table:style-name="ce3" office:value-type="string">
            <text:p>NMSD1 ('12)</text:p>
          </table:table-cell>
          <table:table-cell table:style-name="ce15" office:value-type="float" office:value="70.4982">
            <text:p>70.50</text:p>
          </table:table-cell>
          <table:table-cell table:style-name="ce3" office:value-type="string">
            <text:p>NMSD4 ('12)</text:p>
          </table:table-cell>
          <table:table-cell table:style-name="ce15" office:value-type="float" office:value="61.8435">
            <text:p>61.84</text:p>
          </table:table-cell>
          <table:table-cell table:style-name="ce18"/>
          <table:table-cell table:style-name="ce3" office:value-type="string">
            <text:p>PVM1 ('10)</text:p>
          </table:table-cell>
          <table:table-cell table:style-name="ce15" office:value-type="float" office:value="73.6259">
            <text:p>73.63</text:p>
          </table:table-cell>
          <table:table-cell table:style-name="ce18"/>
          <table:table-cell table:style-name="ce3" office:value-type="string">
            <text:p>PVM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8" office:value-type="float" office:value="74.385">
            <text:p>74.39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74.9268">
            <text:p>74.93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82.1778">
            <text:p>82.18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79.0261">
            <text:p>79.03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80.3741">
            <text:p>80.37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PMP2 ('12)</text:p>
          </table:table-cell>
          <table:table-cell table:style-name="ce7" office:value-type="percentage" office:value="0.7367">
            <text:p>73.67%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7" office:value-type="percentage" office:value="0.7241">
            <text:p>72.41%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72.8823">
            <text:p>72.88</text:p>
          </table:table-cell>
          <table:table-cell table:style-name="ce11"/>
          <table:table-cell table:style-name="ce3" office:value-type="string">
            <text:p>NMSD1 ('12)</text:p>
          </table:table-cell>
          <table:table-cell table:style-name="ce15" office:value-type="float" office:value="71.1222">
            <text:p>71.12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70.4193">
            <text:p>70.42</text:p>
          </table:table-cell>
          <table:table-cell table:style-name="ce3" office:value-type="string">
            <text:p>DMW1 ('12)</text:p>
          </table:table-cell>
          <table:table-cell table:style-name="ce15" office:value-type="float" office:value="60.6735">
            <text:p>60.67</text:p>
          </table:table-cell>
          <table:table-cell table:style-name="ce18"/>
          <table:table-cell table:style-name="ce3" office:value-type="string">
            <text:p>EW2 ('10)</text:p>
          </table:table-cell>
          <table:table-cell table:style-name="ce15" office:value-type="float" office:value="73.6134">
            <text:p>73.61</text:p>
          </table:table-cell>
          <table:table-cell table:style-name="ce18"/>
          <table:table-cell table:style-name="ce3" office:value-type="string">
            <text:p>RHRC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8" office:value-type="float" office:value="73.4876">
            <text:p>73.49</text:p>
          </table:table-cell>
          <table:table-cell table:style-name="ce11"/>
          <table:table-cell table:style-name="ce3" office:value-type="string">
            <text:p>PMP2 ('12)</text:p>
          </table:table-cell>
          <table:table-cell table:style-name="ce15" office:value-type="float" office:value="74.7938">
            <text:p>74.79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82.0587">
            <text:p>82.06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78.777">
            <text:p>78.78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80.0818">
            <text:p>80.08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PVM1 ('10)</text:p>
          </table:table-cell>
          <table:table-cell table:style-name="ce7" office:value-type="percentage" office:value="0.7366">
            <text:p>73.66%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7" office:value-type="percentage" office:value="0.7199">
            <text:p>71.99%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15" office:value-type="float" office:value="72.7693">
            <text:p>72.77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70.2758">
            <text:p>70.28</text:p>
          </table:table-cell>
          <table:table-cell table:style-name="ce11"/>
          <table:table-cell table:style-name="ce3" office:value-type="string">
            <text:p>NMSD4 ('12)</text:p>
          </table:table-cell>
          <table:table-cell table:style-name="ce15" office:value-type="float" office:value="69.6046">
            <text:p>69.60</text:p>
          </table:table-cell>
          <table:table-cell table:style-name="ce3" office:value-type="string">
            <text:p>RHRC1 ('11)</text:p>
          </table:table-cell>
          <table:table-cell table:style-name="ce15" office:value-type="float" office:value="60.4182">
            <text:p>60.42</text:p>
          </table:table-cell>
          <table:table-cell table:style-name="ce18"/>
          <table:table-cell table:style-name="ce3" office:value-type="string">
            <text:p>NMSD3 ('12)</text:p>
          </table:table-cell>
          <table:table-cell table:style-name="ce15" office:value-type="float" office:value="72.5874">
            <text:p>72.59</text:p>
          </table:table-cell>
          <table:table-cell table:style-name="ce18"/>
          <table:table-cell table:style-name="ce3" office:value-type="string">
            <text:p>UUOS1 ('10/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8" office:value-type="float" office:value="73.1505">
            <text:p>73.15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74.4108">
            <text:p>74.41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82.0503">
            <text:p>82.05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78.7281">
            <text:p>78.73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80.0606">
            <text:p>80.06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EW2 ('10)</text:p>
          </table:table-cell>
          <table:table-cell table:style-name="ce7" office:value-type="percentage" office:value="0.7296">
            <text:p>72.96%</text:p>
          </table:table-cell>
          <table:table-cell table:style-name="ce11"/>
          <table:table-cell table:style-name="ce3" office:value-type="string">
            <text:p>PMP3 ('12)</text:p>
          </table:table-cell>
          <table:table-cell table:style-name="ce7" office:value-type="percentage" office:value="0.7159">
            <text:p>71.59%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15" office:value-type="float" office:value="72.528">
            <text:p>72.53</text:p>
          </table:table-cell>
          <table:table-cell table:style-name="ce11"/>
          <table:table-cell table:style-name="ce3" office:value-type="string">
            <text:p>NMSD4 ('12)</text:p>
          </table:table-cell>
          <table:table-cell table:style-name="ce15" office:value-type="float" office:value="70.2342">
            <text:p>70.23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69.2585">
            <text:p>69.26</text:p>
          </table:table-cell>
          <table:table-cell table:style-name="ce3" office:value-type="string">
            <text:p>RRHS1 ('10)</text:p>
          </table:table-cell>
          <table:table-cell table:style-name="ce15" office:value-type="float" office:value="60.0594">
            <text:p>60.06</text:p>
          </table:table-cell>
          <table:table-cell table:style-name="ce18"/>
          <table:table-cell table:style-name="ce3" office:value-type="string">
            <text:p>DMW1 ('12)</text:p>
          </table:table-cell>
          <table:table-cell table:style-name="ce15" office:value-type="float" office:value="72.1186">
            <text:p>72.12</text:p>
          </table:table-cell>
          <table:table-cell table:style-name="ce18"/>
          <table:table-cell table:style-name="ce3" office:value-type="string">
            <text:p>UUROS1 ('11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NMSD1 ('12)</text:p>
          </table:table-cell>
          <table:table-cell table:style-name="ce18" office:value-type="float" office:value="72.7953">
            <text:p>72.80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72.1946">
            <text:p>72.19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81.962">
            <text:p>81.96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78.6686">
            <text:p>78.67</text:p>
          </table:table-cell>
          <table:table-cell table:style-name="ce11"/>
          <table:table-cell table:style-name="ce3" office:value-type="string">
            <text:p>MK1 ('10)</text:p>
          </table:table-cell>
          <table:table-cell table:style-name="ce15" office:value-type="float" office:value="79.9966">
            <text:p>80.0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PMP3 ('12)</text:p>
          </table:table-cell>
          <table:table-cell table:style-name="ce7" office:value-type="percentage" office:value="0.729">
            <text:p>72.90%</text:p>
          </table:table-cell>
          <table:table-cell table:style-name="ce11"/>
          <table:table-cell table:style-name="ce3" office:value-type="string">
            <text:p>EW2 ('10)</text:p>
          </table:table-cell>
          <table:table-cell table:style-name="ce7" office:value-type="percentage" office:value="0.7158">
            <text:p>71.58%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71.5126">
            <text:p>71.51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69.8692">
            <text:p>69.87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68.8844">
            <text:p>68.88</text:p>
          </table:table-cell>
          <table:table-cell table:style-name="ce3" office:value-type="string">
            <text:p>NMSD3 ('12)</text:p>
          </table:table-cell>
          <table:table-cell table:style-name="ce15" office:value-type="float" office:value="59.5436">
            <text:p>59.54</text:p>
          </table:table-cell>
          <table:table-cell table:style-name="ce18"/>
          <table:table-cell table:style-name="ce3" office:value-type="string">
            <text:p>RHRC1 ('11)</text:p>
          </table:table-cell>
          <table:table-cell table:style-name="ce15" office:value-type="float" office:value="71.7841">
            <text:p>71.78</text:p>
          </table:table-cell>
          <table:table-cell table:style-name="ce18"/>
          <table:table-cell table:style-name="ce3" office:value-type="string">
            <text:p>CWB1 ('10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RRHS2 ('10)</text:p>
          </table:table-cell>
          <table:table-cell table:style-name="ce18" office:value-type="float" office:value="72.4201">
            <text:p>72.42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71.9526">
            <text:p>71.95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81.1733">
            <text:p>81.17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78.6039">
            <text:p>78.60</text:p>
          </table:table-cell>
          <table:table-cell table:style-name="ce11"/>
          <table:table-cell table:style-name="ce3" office:value-type="string">
            <text:p>DMW1 ('12)</text:p>
          </table:table-cell>
          <table:table-cell table:style-name="ce15" office:value-type="float" office:value="79.9139">
            <text:p>79.91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RHRC1 ('11)</text:p>
          </table:table-cell>
          <table:table-cell table:style-name="ce7" office:value-type="percentage" office:value="0.7289">
            <text:p>72.89%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7" office:value-type="percentage" office:value="0.7151">
            <text:p>71.51%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70.9453">
            <text:p>70.95</text:p>
          </table:table-cell>
          <table:table-cell table:style-name="ce11"/>
          <table:table-cell table:style-name="ce3" office:value-type="string">
            <text:p>NMSD3 ('12)</text:p>
          </table:table-cell>
          <table:table-cell table:style-name="ce15" office:value-type="float" office:value="68.2851">
            <text:p>68.29</text:p>
          </table:table-cell>
          <table:table-cell table:style-name="ce11"/>
          <table:table-cell table:style-name="ce3" office:value-type="string">
            <text:p>NMSD3 ('12)</text:p>
          </table:table-cell>
          <table:table-cell table:style-name="ce15" office:value-type="float" office:value="67.6276">
            <text:p>67.63</text:p>
          </table:table-cell>
          <table:table-cell table:style-name="ce3" office:value-type="string">
            <text:p>PP1 ('10)</text:p>
          </table:table-cell>
          <table:table-cell table:style-name="ce15" office:value-type="float" office:value="58.3775">
            <text:p>58.38</text:p>
          </table:table-cell>
          <table:table-cell table:style-name="ce18"/>
          <table:table-cell table:style-name="ce3" office:value-type="string">
            <text:p>RRHS1 ('10)</text:p>
          </table:table-cell>
          <table:table-cell table:style-name="ce15" office:value-type="float" office:value="71.3701">
            <text:p>71.37</text:p>
          </table:table-cell>
          <table:table-cell table:style-name="ce18"/>
          <table:table-cell table:style-name="ce3" office:value-type="string">
            <text:p>EW1 ('10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NMSD4 ('12)</text:p>
          </table:table-cell>
          <table:table-cell table:style-name="ce18" office:value-type="float" office:value="71.8057">
            <text:p>71.81</text:p>
          </table:table-cell>
          <table:table-cell table:style-name="ce11"/>
          <table:table-cell table:style-name="ce3" office:value-type="string">
            <text:p>RRHS2 ('10)</text:p>
          </table:table-cell>
          <table:table-cell table:style-name="ce15" office:value-type="float" office:value="71.8748">
            <text:p>71.87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81.0806">
            <text:p>81.08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77.7936">
            <text:p>77.79</text:p>
          </table:table-cell>
          <table:table-cell table:style-name="ce11"/>
          <table:table-cell table:style-name="ce3" office:value-type="string">
            <text:p>RHRC1 ('11)</text:p>
          </table:table-cell>
          <table:table-cell table:style-name="ce15" office:value-type="float" office:value="79.121">
            <text:p>79.12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RRHS1 ('10)</text:p>
          </table:table-cell>
          <table:table-cell table:style-name="ce7" office:value-type="percentage" office:value="0.7263">
            <text:p>72.63%</text:p>
          </table:table-cell>
          <table:table-cell table:style-name="ce12"/>
          <table:table-cell table:style-name="ce3" office:value-type="string">
            <text:p>RRHS1 ('10)</text:p>
          </table:table-cell>
          <table:table-cell table:style-name="ce7" office:value-type="percentage" office:value="0.7128">
            <text:p>71.28%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70.5728">
            <text:p>70.57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5" office:value-type="float" office:value="67.2887">
            <text:p>67.29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5" office:value-type="float" office:value="66.5578">
            <text:p>66.56</text:p>
          </table:table-cell>
          <table:table-cell table:style-name="ce3" office:value-type="string">
            <text:p>NMSD2 ('12)</text:p>
          </table:table-cell>
          <table:table-cell table:style-name="ce15" office:value-type="float" office:value="55.9077">
            <text:p>55.91</text:p>
          </table:table-cell>
          <table:table-cell table:style-name="ce18"/>
          <table:table-cell table:style-name="ce3" office:value-type="string">
            <text:p>NMSD2 ('12)</text:p>
          </table:table-cell>
          <table:table-cell table:style-name="ce15" office:value-type="float" office:value="69.4471">
            <text:p>69.45</text:p>
          </table:table-cell>
          <table:table-cell table:style-name="ce18"/>
          <table:table-cell table:style-name="ce3" office:value-type="string">
            <text:p>EW2 ('10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8" office:value-type="float" office:value="71.1836">
            <text:p>71.18</text:p>
          </table:table-cell>
          <table:table-cell table:style-name="ce11"/>
          <table:table-cell table:style-name="ce3" office:value-type="string">
            <text:p>PVM1 ('11)</text:p>
          </table:table-cell>
          <table:table-cell table:style-name="ce15" office:value-type="float" office:value="71.5235">
            <text:p>71.52</text:p>
          </table:table-cell>
          <table:table-cell table:style-name="ce11"/>
          <table:table-cell table:style-name="ce3" office:value-type="string">
            <text:p>MM1 ('10)</text:p>
          </table:table-cell>
          <table:table-cell table:style-name="ce15" office:value-type="float" office:value="80.4659">
            <text:p>80.47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77.7016">
            <text:p>77.70</text:p>
          </table:table-cell>
          <table:table-cell table:style-name="ce11"/>
          <table:table-cell table:style-name="ce3" office:value-type="string">
            <text:p>RRHS1 ('10)</text:p>
          </table:table-cell>
          <table:table-cell table:style-name="ce15" office:value-type="float" office:value="79.0286">
            <text:p>79.03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PP1 ('10)</text:p>
          </table:table-cell>
          <table:table-cell table:style-name="ce7" office:value-type="percentage" office:value="0.7023">
            <text:p>70.23%</text:p>
          </table:table-cell>
          <table:table-cell table:style-name="ce12"/>
          <table:table-cell table:style-name="ce3" office:value-type="string">
            <text:p>PP1 ('10)</text:p>
          </table:table-cell>
          <table:table-cell table:style-name="ce7" office:value-type="percentage" office:value="0.6834">
            <text:p>68.34%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5" office:value-type="float" office:value="68.1457">
            <text:p>68.15</text:p>
          </table:table-cell>
          <table:table-cell table:style-name="ce11"/>
          <table:table-cell table:style-name="ce3" office:value-type="string">
            <text:p>RRHS2 ('10)</text:p>
          </table:table-cell>
          <table:table-cell table:style-name="ce15" office:value-type="float" office:value="66.0884">
            <text:p>66.09</text:p>
          </table:table-cell>
          <table:table-cell table:style-name="ce11"/>
          <table:table-cell table:style-name="ce3" office:value-type="string">
            <text:p>NMSD2 ('12)</text:p>
          </table:table-cell>
          <table:table-cell table:style-name="ce15" office:value-type="float" office:value="64.8265">
            <text:p>64.83</text:p>
          </table:table-cell>
          <table:table-cell table:style-name="ce3" office:value-type="string">
            <text:p>MM1 ('10)</text:p>
          </table:table-cell>
          <table:table-cell table:style-name="ce15" office:value-type="float" office:value="53.3892">
            <text:p>53.39</text:p>
          </table:table-cell>
          <table:table-cell table:style-name="ce18"/>
          <table:table-cell table:style-name="ce3" office:value-type="string">
            <text:p>PP1 ('10)</text:p>
          </table:table-cell>
          <table:table-cell table:style-name="ce15" office:value-type="float" office:value="69.4098">
            <text:p>69.41</text:p>
          </table:table-cell>
          <table:table-cell table:style-name="ce18"/>
          <table:table-cell table:style-name="ce3" office:value-type="string">
            <text:p>EW3 ('10)</text:p>
          </table:table-cell>
          <table:table-cell table:style-name="ce15" office:value-type="float" office:value="0">
            <text:p>0.00</text:p>
          </table:table-cell>
          <table:table-cell table:style-name="ce11"/>
          <table:table-cell table:style-name="ce3" office:value-type="string">
            <text:p>NMSD3 ('12)</text:p>
          </table:table-cell>
          <table:table-cell table:style-name="ce18" office:value-type="float" office:value="70.1213">
            <text:p>70.12</text:p>
          </table:table-cell>
          <table:table-cell table:style-name="ce11"/>
          <table:table-cell table:style-name="ce3" office:value-type="string">
            <text:p>PVM1 ('10)</text:p>
          </table:table-cell>
          <table:table-cell table:style-name="ce15" office:value-type="float" office:value="71.357">
            <text:p>71.36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5" office:value-type="float" office:value="79.9044">
            <text:p>79.90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5" office:value-type="float" office:value="76.6633">
            <text:p>76.66</text:p>
          </table:table-cell>
          <table:table-cell table:style-name="ce11"/>
          <table:table-cell table:style-name="ce3" office:value-type="string">
            <text:p>PP1 ('10)</text:p>
          </table:table-cell>
          <table:table-cell table:style-name="ce15" office:value-type="float" office:value="77.9271">
            <text:p>77.93</text:p>
          </table:table-cell>
          <table:table-cell table:number-columns-repeated="986"/>
        </table:table-row>
        <table:table-row table:style-name="ro1">
          <table:table-cell office:value-type="string">
            <text:p>RRHS2 ('10)</text:p>
          </table:table-cell>
          <table:table-cell table:style-name="ce5" office:value-type="percentage" office:value="0.5863">
            <text:p>58.63%</text:p>
          </table:table-cell>
          <table:table-cell table:style-name="ce10"/>
          <table:table-cell office:value-type="string">
            <text:p>RRHS2 ('10)</text:p>
          </table:table-cell>
          <table:table-cell table:style-name="ce5" office:value-type="percentage" office:value="0.5729">
            <text:p>57.29%</text:p>
          </table:table-cell>
          <table:table-cell/>
          <table:table-cell office:value-type="string">
            <text:p>RRHS2 ('10)</text:p>
          </table:table-cell>
          <table:table-cell table:style-name="ce14" office:value-type="float" office:value="55.6449">
            <text:p>55.64</text:p>
          </table:table-cell>
          <table:table-cell/>
          <table:table-cell office:value-type="string">
            <text:p>NMSD2 ('12)</text:p>
          </table:table-cell>
          <table:table-cell office:value-type="float" office:value="65.638">
            <text:p>65.64</text:p>
          </table:table-cell>
          <table:table-cell/>
          <table:table-cell office:value-type="string">
            <text:p>RRHS2 ('10)</text:p>
          </table:table-cell>
          <table:table-cell office:value-type="float" office:value="53.4641">
            <text:p>53.46</text:p>
          </table:table-cell>
          <table:table-cell office:value-type="string">
            <text:p>RRHS2 ('10)</text:p>
          </table:table-cell>
          <table:table-cell office:value-type="float" office:value="46.2866">
            <text:p>46.29</text:p>
          </table:table-cell>
          <table:table-cell/>
          <table:table-cell table:style-name="ce2" office:value-type="string">
            <text:p>RRHS2 ('10)</text:p>
          </table:table-cell>
          <table:table-cell office:value-type="float" office:value="55.4576">
            <text:p>55.46</text:p>
          </table:table-cell>
          <table:table-cell/>
          <table:table-cell table:style-name="ce2" office:value-type="string">
            <text:p>EW4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NMSD2 ('12)</text:p>
          </table:table-cell>
          <table:table-cell office:value-type="float" office:value="67.7862">
            <text:p>67.79</text:p>
          </table:table-cell>
          <table:table-cell/>
          <table:table-cell office:value-type="string">
            <text:p>PP1 ('10)</text:p>
          </table:table-cell>
          <table:table-cell office:value-type="float" office:value="68.5646">
            <text:p>68.56</text:p>
          </table:table-cell>
          <table:table-cell/>
          <table:table-cell office:value-type="string">
            <text:p>RRHS2 ('10)</text:p>
          </table:table-cell>
          <table:table-cell office:value-type="float" office:value="75.9727">
            <text:p>75.97</text:p>
          </table:table-cell>
          <table:table-cell/>
          <table:table-cell office:value-type="string">
            <text:p>RRHS2 ('10)</text:p>
          </table:table-cell>
          <table:table-cell office:value-type="float" office:value="73.2024">
            <text:p>73.20</text:p>
          </table:table-cell>
          <table:table-cell/>
          <table:table-cell office:value-type="string">
            <text:p>RRHS2 ('10)</text:p>
          </table:table-cell>
          <table:table-cell office:value-type="float" office:value="74.2255">
            <text:p>74.23</text:p>
          </table:table-cell>
          <table:table-cell table:number-columns-repeated="986"/>
        </table:table-row>
        <table:table-row table:style-name="ro1">
          <table:table-cell office:value-type="string">
            <text:p>UUROS1 ('11)</text:p>
          </table:table-cell>
          <table:table-cell table:style-name="ce5" office:value-type="percentage" office:value="0.3429">
            <text:p>34.29%</text:p>
          </table:table-cell>
          <table:table-cell table:style-name="ce10"/>
          <table:table-cell office:value-type="string">
            <text:p>UUROS1 ('11)</text:p>
          </table:table-cell>
          <table:table-cell table:style-name="ce5" office:value-type="percentage" office:value="0.3386">
            <text:p>33.86%</text:p>
          </table:table-cell>
          <table:table-cell/>
          <table:table-cell office:value-type="string">
            <text:p>UUROS1 ('11)</text:p>
          </table:table-cell>
          <table:table-cell table:style-name="ce14" office:value-type="float" office:value="33.5641">
            <text:p>33.56</text:p>
          </table:table-cell>
          <table:table-cell/>
          <table:table-cell office:value-type="string">
            <text:p>UUROS1 ('11)</text:p>
          </table:table-cell>
          <table:table-cell office:value-type="float" office:value="33.213">
            <text:p>33.21</text:p>
          </table:table-cell>
          <table:table-cell/>
          <table:table-cell office:value-type="string">
            <text:p>UUROS1 ('11)</text:p>
          </table:table-cell>
          <table:table-cell office:value-type="float" office:value="32.6755">
            <text:p>32.68</text:p>
          </table:table-cell>
          <table:table-cell office:value-type="string">
            <text:p>UUROS1 ('11)</text:p>
          </table:table-cell>
          <table:table-cell office:value-type="float" office:value="28.822">
            <text:p>28.82</text:p>
          </table:table-cell>
          <table:table-cell/>
          <table:table-cell table:style-name="ce2" office:value-type="string">
            <text:p>UUROS1 ('11)</text:p>
          </table:table-cell>
          <table:table-cell office:value-type="float" office:value="34.2958">
            <text:p>34.30</text:p>
          </table:table-cell>
          <table:table-cell/>
          <table:table-cell table:style-name="ce2" office:value-type="string">
            <text:p>KO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UUROS1 ('11)</text:p>
          </table:table-cell>
          <table:table-cell office:value-type="float" office:value="42.6702">
            <text:p>42.67</text:p>
          </table:table-cell>
          <table:table-cell/>
          <table:table-cell office:value-type="string">
            <text:p>UUROS1 ('11)</text:p>
          </table:table-cell>
          <table:table-cell office:value-type="float" office:value="43.9142">
            <text:p>43.91</text:p>
          </table:table-cell>
          <table:table-cell/>
          <table:table-cell office:value-type="string">
            <text:p>BUURO3 ('11)</text:p>
          </table:table-cell>
          <table:table-cell office:value-type="float" office:value="51.2511">
            <text:p>51.25</text:p>
          </table:table-cell>
          <table:table-cell/>
          <table:table-cell office:value-type="string">
            <text:p>UUROS1 ('11)</text:p>
          </table:table-cell>
          <table:table-cell office:value-type="float" office:value="49.1838">
            <text:p>49.18</text:p>
          </table:table-cell>
          <table:table-cell/>
          <table:table-cell office:value-type="string">
            <text:p>BUURO3 ('11)</text:p>
          </table:table-cell>
          <table:table-cell office:value-type="float" office:value="50.0049">
            <text:p>50.00</text:p>
          </table:table-cell>
          <table:table-cell table:number-columns-repeated="986"/>
        </table:table-row>
        <table:table-row table:style-name="ro1">
          <table:table-cell office:value-type="string">
            <text:p>BUURO3 ('11)</text:p>
          </table:table-cell>
          <table:table-cell table:style-name="ce5" office:value-type="percentage" office:value="0.3427">
            <text:p>34.27%</text:p>
          </table:table-cell>
          <table:table-cell table:style-name="ce10"/>
          <table:table-cell office:value-type="string">
            <text:p>BUURO3 ('11)</text:p>
          </table:table-cell>
          <table:table-cell table:style-name="ce5" office:value-type="percentage" office:value="0.3385">
            <text:p>33.85%</text:p>
          </table:table-cell>
          <table:table-cell/>
          <table:table-cell office:value-type="string">
            <text:p>BUURO3 ('11)</text:p>
          </table:table-cell>
          <table:table-cell table:style-name="ce14" office:value-type="float" office:value="33.5517">
            <text:p>33.55</text:p>
          </table:table-cell>
          <table:table-cell/>
          <table:table-cell office:value-type="string">
            <text:p>BUURO3 ('11)</text:p>
          </table:table-cell>
          <table:table-cell office:value-type="float" office:value="33.1993">
            <text:p>33.20</text:p>
          </table:table-cell>
          <table:table-cell/>
          <table:table-cell office:value-type="string">
            <text:p>BUURO3 ('11)</text:p>
          </table:table-cell>
          <table:table-cell office:value-type="float" office:value="32.6597">
            <text:p>32.66</text:p>
          </table:table-cell>
          <table:table-cell office:value-type="string">
            <text:p>BUURO3 ('11)</text:p>
          </table:table-cell>
          <table:table-cell office:value-type="float" office:value="28.8077">
            <text:p>28.81</text:p>
          </table:table-cell>
          <table:table-cell/>
          <table:table-cell table:style-name="ce2" office:value-type="string">
            <text:p>BUURO3 ('11)</text:p>
          </table:table-cell>
          <table:table-cell office:value-type="float" office:value="34.2789">
            <text:p>34.28</text:p>
          </table:table-cell>
          <table:table-cell/>
          <table:table-cell table:style-name="ce2" office:value-type="string">
            <text:p>MK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3 ('11)</text:p>
          </table:table-cell>
          <table:table-cell office:value-type="float" office:value="42.6588">
            <text:p>42.66</text:p>
          </table:table-cell>
          <table:table-cell/>
          <table:table-cell office:value-type="string">
            <text:p>BUURO3 ('11)</text:p>
          </table:table-cell>
          <table:table-cell office:value-type="float" office:value="43.9033">
            <text:p>43.90</text:p>
          </table:table-cell>
          <table:table-cell/>
          <table:table-cell office:value-type="string">
            <text:p>UUROS1 ('11)</text:p>
          </table:table-cell>
          <table:table-cell office:value-type="float" office:value="51.251">
            <text:p>51.25</text:p>
          </table:table-cell>
          <table:table-cell/>
          <table:table-cell office:value-type="string">
            <text:p>BUURO3 ('11)</text:p>
          </table:table-cell>
          <table:table-cell office:value-type="float" office:value="49.1835">
            <text:p>49.18</text:p>
          </table:table-cell>
          <table:table-cell/>
          <table:table-cell office:value-type="string">
            <text:p>UUROS1 ('11)</text:p>
          </table:table-cell>
          <table:table-cell office:value-type="float" office:value="50.0048">
            <text:p>50.00</text:p>
          </table:table-cell>
          <table:table-cell table:number-columns-repeated="986"/>
        </table:table-row>
        <table:table-row table:style-name="ro1">
          <table:table-cell office:value-type="string">
            <text:p>BUURO1 ('11)</text:p>
          </table:table-cell>
          <table:table-cell table:style-name="ce5" office:value-type="percentage" office:value="0.2361">
            <text:p>23.61%</text:p>
          </table:table-cell>
          <table:table-cell table:style-name="ce10"/>
          <table:table-cell office:value-type="string">
            <text:p>BUURO1 ('11)</text:p>
          </table:table-cell>
          <table:table-cell table:style-name="ce5" office:value-type="percentage" office:value="0.2313">
            <text:p>23.13%</text:p>
          </table:table-cell>
          <table:table-cell/>
          <table:table-cell office:value-type="string">
            <text:p>BUURO1 ('11)</text:p>
          </table:table-cell>
          <table:table-cell table:style-name="ce14" office:value-type="float" office:value="22.6657">
            <text:p>22.67</text:p>
          </table:table-cell>
          <table:table-cell/>
          <table:table-cell office:value-type="string">
            <text:p>BUURO1 ('11)</text:p>
          </table:table-cell>
          <table:table-cell office:value-type="float" office:value="30.1025">
            <text:p>30.10</text:p>
          </table:table-cell>
          <table:table-cell/>
          <table:table-cell office:value-type="string">
            <text:p>BUURO1 ('11)</text:p>
          </table:table-cell>
          <table:table-cell office:value-type="float" office:value="21.9865">
            <text:p>21.99</text:p>
          </table:table-cell>
          <table:table-cell office:value-type="string">
            <text:p>BUURO1 ('11)</text:p>
          </table:table-cell>
          <table:table-cell office:value-type="float" office:value="16.563">
            <text:p>16.56</text:p>
          </table:table-cell>
          <table:table-cell/>
          <table:table-cell table:style-name="ce2" office:value-type="string">
            <text:p>BUURO1 ('11)</text:p>
          </table:table-cell>
          <table:table-cell office:value-type="float" office:value="23.2743">
            <text:p>23.27</text:p>
          </table:table-cell>
          <table:table-cell/>
          <table:table-cell table:style-name="ce2" office:value-type="string">
            <text:p>OFG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1 ('11)</text:p>
          </table:table-cell>
          <table:table-cell office:value-type="float" office:value="36.1902">
            <text:p>36.19</text:p>
          </table:table-cell>
          <table:table-cell/>
          <table:table-cell office:value-type="string">
            <text:p>BUURO1 ('11)</text:p>
          </table:table-cell>
          <table:table-cell office:value-type="float" office:value="37.5894">
            <text:p>37.59</text:p>
          </table:table-cell>
          <table:table-cell/>
          <table:table-cell office:value-type="string">
            <text:p>BUURO1 ('11)</text:p>
          </table:table-cell>
          <table:table-cell office:value-type="float" office:value="46.4791">
            <text:p>46.48</text:p>
          </table:table-cell>
          <table:table-cell/>
          <table:table-cell office:value-type="string">
            <text:p>BUURO1 ('11)</text:p>
          </table:table-cell>
          <table:table-cell office:value-type="float" office:value="44.5641">
            <text:p>44.56</text:p>
          </table:table-cell>
          <table:table-cell/>
          <table:table-cell office:value-type="string">
            <text:p>BUURO1 ('11)</text:p>
          </table:table-cell>
          <table:table-cell office:value-type="float" office:value="45.3247">
            <text:p>45.32</text:p>
          </table:table-cell>
          <table:table-cell table:number-columns-repeated="986"/>
        </table:table-row>
        <table:table-row table:style-name="ro1">
          <table:table-cell office:value-type="string">
            <text:p>BUURO4 ('11)</text:p>
          </table:table-cell>
          <table:table-cell table:style-name="ce5" office:value-type="percentage" office:value="0.1898">
            <text:p>18.98%</text:p>
          </table:table-cell>
          <table:table-cell table:style-name="ce10"/>
          <table:table-cell office:value-type="string">
            <text:p>BUURO4 ('11)</text:p>
          </table:table-cell>
          <table:table-cell table:style-name="ce5" office:value-type="percentage" office:value="0.1853">
            <text:p>18.53%</text:p>
          </table:table-cell>
          <table:table-cell/>
          <table:table-cell office:value-type="string">
            <text:p>BUURO4 ('11)</text:p>
          </table:table-cell>
          <table:table-cell table:style-name="ce14" office:value-type="float" office:value="17.8446">
            <text:p>17.84</text:p>
          </table:table-cell>
          <table:table-cell/>
          <table:table-cell office:value-type="string">
            <text:p>BUURO4 ('11)</text:p>
          </table:table-cell>
          <table:table-cell office:value-type="float" office:value="30.0298">
            <text:p>30.03</text:p>
          </table:table-cell>
          <table:table-cell/>
          <table:table-cell office:value-type="string">
            <text:p>BUURO4 ('11)</text:p>
          </table:table-cell>
          <table:table-cell office:value-type="float" office:value="16.985">
            <text:p>16.99</text:p>
          </table:table-cell>
          <table:table-cell office:value-type="string">
            <text:p>BUURO4 ('11)</text:p>
          </table:table-cell>
          <table:table-cell office:value-type="float" office:value="15.1335">
            <text:p>15.13</text:p>
          </table:table-cell>
          <table:table-cell/>
          <table:table-cell table:style-name="ce2" office:value-type="string">
            <text:p>BUURO4 ('11)</text:p>
          </table:table-cell>
          <table:table-cell office:value-type="float" office:value="18.011">
            <text:p>18.01</text:p>
          </table:table-cell>
          <table:table-cell/>
          <table:table-cell table:style-name="ce2" office:value-type="string">
            <text:p>PP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4 ('11)</text:p>
          </table:table-cell>
          <table:table-cell office:value-type="float" office:value="35.5047">
            <text:p>35.50</text:p>
          </table:table-cell>
          <table:table-cell/>
          <table:table-cell office:value-type="string">
            <text:p>BUURO4 ('11)</text:p>
          </table:table-cell>
          <table:table-cell office:value-type="float" office:value="36.7882">
            <text:p>36.79</text:p>
          </table:table-cell>
          <table:table-cell/>
          <table:table-cell office:value-type="string">
            <text:p>BUURO4 ('11)</text:p>
          </table:table-cell>
          <table:table-cell office:value-type="float" office:value="45.6744">
            <text:p>45.67</text:p>
          </table:table-cell>
          <table:table-cell/>
          <table:table-cell office:value-type="string">
            <text:p>BUURO4 ('11)</text:p>
          </table:table-cell>
          <table:table-cell office:value-type="float" office:value="43.7816">
            <text:p>43.78</text:p>
          </table:table-cell>
          <table:table-cell/>
          <table:table-cell office:value-type="string">
            <text:p>BUURO4 ('11)</text:p>
          </table:table-cell>
          <table:table-cell office:value-type="float" office:value="44.5341">
            <text:p>44.53</text:p>
          </table:table-cell>
          <table:table-cell table:number-columns-repeated="986"/>
        </table:table-row>
        <table:table-row table:style-name="ro1">
          <table:table-cell office:value-type="string">
            <text:p>BUURO2 ('11)</text:p>
          </table:table-cell>
          <table:table-cell table:style-name="ce5" office:value-type="percentage" office:value="0.1675">
            <text:p>16.75%</text:p>
          </table:table-cell>
          <table:table-cell table:style-name="ce10"/>
          <table:table-cell office:value-type="string">
            <text:p>BUURO2 ('11)</text:p>
          </table:table-cell>
          <table:table-cell table:style-name="ce5" office:value-type="percentage" office:value="0.1616">
            <text:p>16.16%</text:p>
          </table:table-cell>
          <table:table-cell/>
          <table:table-cell office:value-type="string">
            <text:p>BUURO2 ('11)</text:p>
          </table:table-cell>
          <table:table-cell table:style-name="ce14" office:value-type="float" office:value="15.7116">
            <text:p>15.71</text:p>
          </table:table-cell>
          <table:table-cell/>
          <table:table-cell office:value-type="string">
            <text:p>BUURO5 ('11)</text:p>
          </table:table-cell>
          <table:table-cell office:value-type="float" office:value="22.931">
            <text:p>22.93</text:p>
          </table:table-cell>
          <table:table-cell/>
          <table:table-cell office:value-type="string">
            <text:p>BUURO2 ('11)</text:p>
          </table:table-cell>
          <table:table-cell office:value-type="float" office:value="14.202">
            <text:p>14.20</text:p>
          </table:table-cell>
          <table:table-cell office:value-type="string">
            <text:p>BUURO2 ('11)</text:p>
          </table:table-cell>
          <table:table-cell office:value-type="float" office:value="10.0297">
            <text:p>10.03</text:p>
          </table:table-cell>
          <table:table-cell/>
          <table:table-cell table:style-name="ce2" office:value-type="string">
            <text:p>BUURO2 ('11)</text:p>
          </table:table-cell>
          <table:table-cell office:value-type="float" office:value="14.7034">
            <text:p>14.70</text:p>
          </table:table-cell>
          <table:table-cell/>
          <table:table-cell table:style-name="ce2" office:value-type="string">
            <text:p>PVM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2 ('11)</text:p>
          </table:table-cell>
          <table:table-cell office:value-type="float" office:value="32.8135">
            <text:p>32.81</text:p>
          </table:table-cell>
          <table:table-cell/>
          <table:table-cell office:value-type="string">
            <text:p>BUURO2 ('11)</text:p>
          </table:table-cell>
          <table:table-cell office:value-type="float" office:value="33.9194">
            <text:p>33.92</text:p>
          </table:table-cell>
          <table:table-cell/>
          <table:table-cell office:value-type="string">
            <text:p>BUURO2 ('11)</text:p>
          </table:table-cell>
          <table:table-cell office:value-type="float" office:value="37.0344">
            <text:p>37.03</text:p>
          </table:table-cell>
          <table:table-cell/>
          <table:table-cell office:value-type="string">
            <text:p>BUURO2 ('11)</text:p>
          </table:table-cell>
          <table:table-cell office:value-type="float" office:value="39.7245">
            <text:p>39.72</text:p>
          </table:table-cell>
          <table:table-cell/>
          <table:table-cell office:value-type="string">
            <text:p>BUURO2 ('11)</text:p>
          </table:table-cell>
          <table:table-cell office:value-type="float" office:value="37.9895">
            <text:p>37.99</text:p>
          </table:table-cell>
          <table:table-cell table:number-columns-repeated="986"/>
        </table:table-row>
        <table:table-row table:style-name="ro1">
          <table:table-cell office:value-type="string">
            <text:p>BUURO5 ('11)</text:p>
          </table:table-cell>
          <table:table-cell table:style-name="ce5" office:value-type="percentage" office:value="0.1264">
            <text:p>12.64%</text:p>
          </table:table-cell>
          <table:table-cell table:style-name="ce10"/>
          <table:table-cell office:value-type="string">
            <text:p>BUURO5 ('11)</text:p>
          </table:table-cell>
          <table:table-cell table:style-name="ce5" office:value-type="percentage" office:value="0.1215">
            <text:p>12.15%</text:p>
          </table:table-cell>
          <table:table-cell/>
          <table:table-cell office:value-type="string">
            <text:p>BUURO5 ('11)</text:p>
          </table:table-cell>
          <table:table-cell table:style-name="ce14" office:value-type="float" office:value="11.6339">
            <text:p>11.63</text:p>
          </table:table-cell>
          <table:table-cell/>
          <table:table-cell office:value-type="string">
            <text:p>BUURO2 ('11)</text:p>
          </table:table-cell>
          <table:table-cell office:value-type="float" office:value="21.5011">
            <text:p>21.50</text:p>
          </table:table-cell>
          <table:table-cell/>
          <table:table-cell office:value-type="string">
            <text:p>BUURO5 ('11)</text:p>
          </table:table-cell>
          <table:table-cell office:value-type="float" office:value="10.1711">
            <text:p>10.17</text:p>
          </table:table-cell>
          <table:table-cell office:value-type="string">
            <text:p>BUURO5 ('11)</text:p>
          </table:table-cell>
          <table:table-cell office:value-type="float" office:value="6.86437">
            <text:p>6.86</text:p>
          </table:table-cell>
          <table:table-cell/>
          <table:table-cell table:style-name="ce2" office:value-type="string">
            <text:p>BUURO5 ('11)</text:p>
          </table:table-cell>
          <table:table-cell office:value-type="float" office:value="10.3222">
            <text:p>10.32</text:p>
          </table:table-cell>
          <table:table-cell/>
          <table:table-cell table:style-name="ce2" office:value-type="string">
            <text:p>RRHS1 ('10)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BUURO5 ('11)</text:p>
          </table:table-cell>
          <table:table-cell office:value-type="float" office:value="32.0312">
            <text:p>32.03</text:p>
          </table:table-cell>
          <table:table-cell/>
          <table:table-cell office:value-type="string">
            <text:p>BUURO5 ('11)</text:p>
          </table:table-cell>
          <table:table-cell office:value-type="float" office:value="33.0843">
            <text:p>33.08</text:p>
          </table:table-cell>
          <table:table-cell/>
          <table:table-cell office:value-type="string">
            <text:p>BUURO5 ('11)</text:p>
          </table:table-cell>
          <table:table-cell office:value-type="float" office:value="35.5581">
            <text:p>35.56</text:p>
          </table:table-cell>
          <table:table-cell/>
          <table:table-cell office:value-type="string">
            <text:p>BUURO5 ('11)</text:p>
          </table:table-cell>
          <table:table-cell office:value-type="float" office:value="38.3284">
            <text:p>38.33</text:p>
          </table:table-cell>
          <table:table-cell/>
          <table:table-cell office:value-type="string">
            <text:p>BUURO5 ('11)</text:p>
          </table:table-cell>
          <table:table-cell office:value-type="float" office:value="36.5612">
            <text:p>36.56</text:p>
          </table:table-cell>
          <table:table-cell table:number-columns-repeated="986"/>
        </table:table-row>
        <table:table-row table:style-name="ro1">
          <table:table-cell office:value-type="string">
            <text:p>NMSD2 ('11)</text:p>
          </table:table-cell>
          <table:table-cell table:style-name="ce5" office:value-type="percentage" office:value="0.976">
            <text:p>97.60%</text:p>
          </table:table-cell>
          <table:table-cell table:style-name="ce10"/>
          <table:table-cell office:value-type="string">
            <text:p>NMSD2 ('11)</text:p>
          </table:table-cell>
          <table:table-cell table:style-name="ce5" office:value-type="percentage" office:value="0.9736">
            <text:p>97.36%</text:p>
          </table:table-cell>
          <table:table-cell/>
          <table:table-cell office:value-type="string">
            <text:p>NMSD2 ('11)</text:p>
          </table:table-cell>
          <table:table-cell table:style-name="ce14" office:value-type="float" office:value="97.1271">
            <text:p>97.13</text:p>
          </table:table-cell>
          <table:table-cell/>
          <table:table-cell office:value-type="string">
            <text:p>NMSD2 ('11)</text:p>
          </table:table-cell>
          <table:table-cell office:value-type="string">
            <text:p>fake</text:p>
          </table:table-cell>
          <table:table-cell/>
          <table:table-cell office:value-type="string">
            <text:p>NMSD2 ('11)</text:p>
          </table:table-cell>
          <table:table-cell office:value-type="string">
            <text:p>fake</text:p>
          </table:table-cell>
          <table:table-cell office:value-type="string">
            <text:p>NMSD2 ('11)</text:p>
          </table:table-cell>
          <table:table-cell office:value-type="string">
            <text:p>fake</text:p>
          </table:table-cell>
          <table:table-cell/>
          <table:table-cell table:style-name="ce2" office:value-type="string">
            <text:p>NMSD2 ('11)</text:p>
          </table:table-cell>
          <table:table-cell table:style-name="Default" office:value-type="string">
            <text:p>fake</text:p>
          </table:table-cell>
          <table:table-cell/>
          <table:table-cell table:style-name="ce2" office:value-type="string">
            <text:p>NMSD2 ('11)</text:p>
          </table:table-cell>
          <table:table-cell office:value-type="string">
            <text:p>fake</text:p>
          </table:table-cell>
          <table:table-cell/>
          <table:table-cell office:value-type="string">
            <text:p>NMSD2 ('11)</text:p>
          </table:table-cell>
          <table:table-cell office:value-type="float" office:value="98.1377">
            <text:p>98.14</text:p>
          </table:table-cell>
          <table:table-cell/>
          <table:table-cell office:value-type="string">
            <text:p>NMSD2 ('11)</text:p>
          </table:table-cell>
          <table:table-cell office:value-type="float" office:value="98.12">
            <text:p>98.12</text:p>
          </table:table-cell>
          <table:table-cell/>
          <table:table-cell office:value-type="string">
            <text:p>NMSD2 ('11)</text:p>
          </table:table-cell>
          <table:table-cell office:value-type="float" office:value="98.4558">
            <text:p>98.46</text:p>
          </table:table-cell>
          <table:table-cell/>
          <table:table-cell office:value-type="string">
            <text:p>NMSD2 ('11)</text:p>
          </table:table-cell>
          <table:table-cell office:value-type="float" office:value="98.5164">
            <text:p>98.52</text:p>
          </table:table-cell>
          <table:table-cell/>
          <table:table-cell office:value-type="string">
            <text:p>NMSD2 ('11)</text:p>
          </table:table-cell>
          <table:table-cell office:value-type="float" office:value="98.4695">
            <text:p>98.47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6"/>
          <table:table-cell table:number-columns-repeated="4"/>
          <table:table-cell table:style-name="ce6"/>
          <table:table-cell table:style-name="ce16"/>
          <table:table-cell/>
          <table:table-cell table:style-name="Default"/>
          <table:table-cell table:style-name="ce16"/>
          <table:table-cell table:style-name="ce2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89"/>
        </table:table-row>
        <table:table-row table:style-name="ro1">
          <table:table-cell office:value-type="string">
            <text:p>Set duration</text:p>
          </table:table-cell>
          <table:table-cell table:style-name="ce8" office:value-type="float" office:value="36907.6">
            <text:p>36907.6</text:p>
          </table:table-cell>
          <table:table-cell table:style-name="ce10"/>
          <table:table-cell table:number-columns-repeated="7"/>
          <table:table-cell table:style-name="ce6"/>
          <table:table-cell table:number-columns-repeated="4"/>
          <table:table-cell table:style-name="ce6"/>
          <table:table-cell table:style-name="ce16"/>
          <table:table-cell/>
          <table:table-cell table:style-name="Default"/>
          <table:table-cell table:style-name="ce16"/>
          <table:table-cell table:style-name="ce2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89"/>
        </table:table-row>
        <table:table-row table:style-name="ro1">
          <table:table-cell table:style-name="Default"/>
          <table:table-cell/>
          <table:table-cell table:style-name="ce10"/>
          <table:table-cell table:number-columns-repeated="7"/>
          <table:table-cell table:style-name="ce6"/>
          <table:table-cell table:number-columns-repeated="4"/>
          <table:table-cell table:style-name="ce6"/>
          <table:table-cell table:style-name="ce16"/>
          <table:table-cell/>
          <table:table-cell table:style-name="Default"/>
          <table:table-cell table:style-name="ce16"/>
          <table:table-cell table:style-name="ce2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89"/>
        </table:table-row>
        <table:table-row table:style-name="ro1">
          <table:table-cell table:style-name="ce4"/>
          <table:table-cell office:value-type="string">
            <text:p>Nema</text:p>
          </table:table-cell>
          <table:table-cell table:number-columns-repeated="2"/>
          <table:table-cell office:value-type="string">
            <text:p>Nema weighted</text:p>
          </table:table-cell>
          <table:table-cell table:number-columns-repeated="2"/>
          <table:table-cell office:value-type="string">
            <text:p>Mirex2010</text:p>
          </table:table-cell>
          <table:table-cell/>
          <table:table-cell table:style-name="Default"/>
          <table:table-cell office:value-type="string">
            <text:p>MajMin</text:p>
          </table:table-cell>
          <table:table-cell table:number-columns-repeated="2"/>
          <table:table-cell office:value-type="string">
            <text:p>6TriadsOutput</text:p>
          </table:table-cell>
          <table:table-cell/>
          <table:table-cell office:value-type="string">
            <text:p>Tetrads</text:p>
          </table:table-cell>
          <table:table-cell table:style-name="Default"/>
          <table:table-cell table:style-name="ce8"/>
          <table:table-cell office:value-type="string">
            <text:p>TriadsInput</text:p>
          </table:table-cell>
          <table:table-cell table:style-name="Default"/>
          <table:table-cell table:style-name="ce8"/>
          <table:table-cell office:value-type="string">
            <text:p>TetradsOnly</text:p>
          </table:table-cell>
          <table:table-cell/>
          <table:table-cell table:style-name="ce8"/>
          <table:table-cell table:number-columns-repeated="3"/>
          <table:table-cell office:value-type="string">
            <text:p>Bass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987"/>
        </table:table-row>
        <table:table-row table:style-name="ro1">
          <table:table-cell table:style-name="Default" office:value-type="string">
            <text:p>Eval. duration</text:p>
          </table:table-cell>
          <table:table-cell table:style-name="ce9"/>
          <table:table-cell/>
          <table:table-cell table:style-name="ce8"/>
          <table:table-cell table:style-name="ce9"/>
          <table:table-cell/>
          <table:table-cell table:style-name="ce8"/>
          <table:table-cell table:style-name="ce9" office:value-type="float" office:value="36907.6">
            <text:p>36907.6</text:p>
          </table:table-cell>
          <table:table-cell/>
          <table:table-cell table:style-name="Default"/>
          <table:table-cell table:style-name="ce9" office:value-type="float" office:value="36488.7">
            <text:p>36488.7</text:p>
          </table:table-cell>
          <table:table-cell/>
          <table:table-cell table:style-name="ce8"/>
          <table:table-cell table:style-name="ce9" office:value-type="float" office:value="36488.7">
            <text:p>36488.7</text:p>
          </table:table-cell>
          <table:table-cell table:style-name="ce8"/>
          <table:table-cell table:style-name="ce9" office:value-type="float" office:value="36488.7">
            <text:p>36488.7</text:p>
          </table:table-cell>
          <table:table-cell table:style-name="ce16"/>
          <table:table-cell table:style-name="ce4"/>
          <table:table-cell table:style-name="ce9" office:value-type="float" office:value="30346.1">
            <text:p>30346.1</text:p>
          </table:table-cell>
          <table:table-cell table:style-name="ce16"/>
          <table:table-cell table:style-name="ce4"/>
          <table:table-cell table:style-name="ce9" office:value-type="float" office:value="5493.51">
            <text:p>5493.5</text:p>
          </table:table-cell>
          <table:table-cell/>
          <table:table-cell table:style-name="ce4"/>
          <table:table-cell table:number-columns-repeated="2"/>
          <table:table-cell table:style-name="ce8"/>
          <table:table-cell table:style-name="ce9" office:value-type="float" office:value="36907.6">
            <text:p>36907.6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87"/>
        </table:table-row>
        <table:table-row table:style-name="ro1">
          <table:table-cell table:style-name="Default" office:value-type="string">
            <text:p>Eval. Ratio</text:p>
          </table:table-cell>
          <table:table-cell table:style-name="ce5"/>
          <table:table-cell table:style-name="ce13"/>
          <table:table-cell table:style-name="ce4"/>
          <table:table-cell table:style-name="ce5"/>
          <table:table-cell table:style-name="ce13"/>
          <table:table-cell table:style-name="ce4"/>
          <table:table-cell table:style-name="ce5" table:formula="of:=[.H98]/[.$B$95]" office:value-type="percentage" office:value="1">
            <text:p>100.00%</text:p>
          </table:table-cell>
          <table:table-cell table:style-name="ce13"/>
          <table:table-cell table:style-name="Default"/>
          <table:table-cell table:style-name="ce5" table:formula="of:=[.K98]/[.$B$95]" office:value-type="percentage" office:value="0.98865003413931">
            <text:p>98.87%</text:p>
          </table:table-cell>
          <table:table-cell table:style-name="ce13"/>
          <table:table-cell table:style-name="ce4"/>
          <table:table-cell table:style-name="ce5" table:formula="of:=[.N98]/[.$B$95]" office:value-type="percentage" office:value="0.98865003413931">
            <text:p>98.87%</text:p>
          </table:table-cell>
          <table:table-cell table:style-name="ce4"/>
          <table:table-cell table:style-name="ce5" table:formula="of:=[.P98]/[.$B$95]" office:value-type="percentage" office:value="0.98865003413931">
            <text:p>98.87%</text:p>
          </table:table-cell>
          <table:table-cell table:style-name="ce13"/>
          <table:table-cell/>
          <table:table-cell table:style-name="ce5" table:formula="of:=[.S98]/[.$B$95]" office:value-type="percentage" office:value="0.822218188123855">
            <text:p>82.22%</text:p>
          </table:table-cell>
          <table:table-cell table:style-name="ce13"/>
          <table:table-cell/>
          <table:table-cell table:style-name="ce5" table:formula="of:=[.V98]/[.$B$95]" office:value-type="percentage" office:value="0.148844953342943">
            <text:p>14.88%</text:p>
          </table:table-cell>
          <table:table-cell table:number-columns-repeated="4"/>
          <table:table-cell table:style-name="ce4"/>
          <table:table-cell table:style-name="ce5" table:formula="of:=[.AB98]/[.$B$95]" office:value-type="percentage" office:value="1">
            <text:p>100.00%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 table:number-columns-repeated="983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6"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 table:number-columns-repeated="983"/>
        </table:table-row>
        <table:table-row table:style-name="ro1">
          <table:table-cell table:number-columns-repeated="10"/>
          <table:table-cell table:style-name="ce6"/>
          <table:table-cell table:number-columns-repeated="1012"/>
        </table:table-row>
        <table:table-row table:style-name="ro1">
          <table:table-cell table:number-columns-repeated="10"/>
          <table:table-cell table:style-name="ce6"/>
          <table:table-cell table:number-columns-repeated="9"/>
          <table:table-cell table:style-name="ce2"/>
          <table:table-cell table:style-name="ce6"/>
          <table:table-cell table:number-columns-repeated="1001"/>
        </table:table-row>
        <table:table-row table:style-name="ro1" table:number-rows-repeated="55">
          <table:table-cell table:number-columns-repeated="10"/>
          <table:table-cell table:style-name="ce6"/>
          <table:table-cell table:number-columns-repeated="1012"/>
        </table:table-row>
        <table:table-row table:style-name="ro1" table:number-rows-repeated="10484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cGill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2"/>
        <table:table-column table:style-name="co34" table:default-cell-style-name="Default"/>
        <table:table-column table:style-name="co35" table:default-cell-style-name="Default"/>
        <table:table-column table:style-name="co36" table:default-cell-style-name="ce2"/>
        <table:table-column table:style-name="co37" table:default-cell-style-name="Default"/>
        <table:table-column table:style-name="co38" table:default-cell-style-name="Default"/>
        <table:table-column table:style-name="co36" table:default-cell-style-name="ce2"/>
        <table:table-column table:style-name="co37" table:default-cell-style-name="Default"/>
        <table:table-column table:style-name="co35" table:default-cell-style-name="Default"/>
        <table:table-column table:style-name="co36" table:default-cell-style-name="ce2"/>
        <table:table-column table:style-name="co37" table:default-cell-style-name="Default"/>
        <table:table-column table:style-name="co38" table:default-cell-style-name="Default"/>
        <table:table-column table:style-name="co36" table:default-cell-style-name="ce2"/>
        <table:table-column table:style-name="co37" table:default-cell-style-name="Default"/>
        <table:table-column table:style-name="co39" table:default-cell-style-name="Default"/>
        <table:table-column table:style-name="co40" table:default-cell-style-name="ce2"/>
        <table:table-column table:style-name="co41" table:default-cell-style-name="Default"/>
        <table:table-column table:style-name="co42" table:default-cell-style-name="Default"/>
        <table:table-column table:style-name="co40" table:default-cell-style-name="ce2"/>
        <table:table-column table:style-name="co43" table:default-cell-style-name="Default"/>
        <table:table-column table:style-name="co39" table:default-cell-style-name="Default"/>
        <table:table-column table:style-name="co44" table:default-cell-style-name="ce2"/>
        <table:table-column table:style-name="co41" table:default-cell-style-name="ce17"/>
        <table:table-column table:style-name="co26" table:default-cell-style-name="Default"/>
        <table:table-column table:style-name="co40" table:default-cell-style-name="ce2"/>
        <table:table-column table:style-name="co45" table:default-cell-style-name="Default"/>
        <table:table-column table:style-name="co46" table:default-cell-style-name="Default"/>
        <table:table-column table:style-name="co40" table:default-cell-style-name="ce2"/>
        <table:table-column table:style-name="co47" table:default-cell-style-name="Default"/>
        <table:table-column table:style-name="co8" table:default-cell-style-name="Default"/>
        <table:table-column table:style-name="co40" table:default-cell-style-name="ce2"/>
        <table:table-column table:style-name="co45" table:default-cell-style-name="ce17"/>
        <table:table-column table:style-name="co48" table:default-cell-style-name="Default"/>
        <table:table-column table:style-name="co49" table:default-cell-style-name="Default"/>
        <table:table-column table:style-name="co47" table:default-cell-style-name="ce17"/>
        <table:table-column table:style-name="co29" table:number-columns-repeated="2" table:default-cell-style-name="Default"/>
        <table:table-row table:style-name="ro1">
          <table:table-cell table:style-name="ce19" office:value-type="float" office:value="2012">
            <text:p>2012</text:p>
          </table:table-cell>
          <table:table-cell table:style-name="ce2" office:value-type="string">
            <text:p>Nema</text:p>
          </table:table-cell>
          <table:table-cell table:style-name="ce2"/>
          <table:table-cell table:style-name="ce20" office:value-type="string" table:number-columns-spanned="2" table:number-rows-spanned="1">
            <text:p>Nema weighted</text:p>
          </table:table-cell>
          <table:covered-table-cell table:style-name="ce2"/>
          <table:table-cell table:style-name="ce2"/>
          <table:table-cell table:style-name="ce20" office:value-type="string" table:number-columns-spanned="2" table:number-rows-spanned="1">
            <text:p>Mirex2010</text:p>
          </table:table-cell>
          <table:covered-table-cell table:style-name="ce2"/>
          <table:table-cell/>
          <table:table-cell table:style-name="ce20" office:value-type="string" table:number-columns-spanned="2" table:number-rows-spanned="1">
            <text:p>Mirex2009</text:p>
          </table:table-cell>
          <table:covered-table-cell table:style-name="ce16"/>
          <table:table-cell/>
          <table:table-cell table:style-name="ce20" office:value-type="string" table:number-columns-spanned="2" table:number-rows-spanned="1">
            <text:p>Triads</text:p>
          </table:table-cell>
          <table:covered-table-cell table:style-name="ce16"/>
          <table:table-cell/>
          <table:table-cell table:style-name="ce20" office:value-type="string" table:number-columns-spanned="2" table:number-rows-spanned="1">
            <text:p>Tetrads</text:p>
          </table:table-cell>
          <table:covered-table-cell table:style-name="ce16"/>
          <table:table-cell/>
          <table:table-cell table:style-name="ce20" office:value-type="string" table:number-columns-spanned="2" table:number-rows-spanned="1">
            <text:p>TriadsInput=Triads</text:p>
          </table:table-cell>
          <table:covered-table-cell table:style-name="ce2"/>
          <table:table-cell/>
          <table:table-cell table:style-name="ce20" office:value-type="string" table:number-columns-spanned="2" table:number-rows-spanned="1">
            <text:p>TetradsOnly</text:p>
          </table:table-cell>
          <table:covered-table-cell table:style-name="ce2"/>
          <table:table-cell table:style-name="ce2"/>
          <table:table-cell table:style-name="ce21" office:value-type="string" table:number-columns-spanned="2" table:number-rows-spanned="1">
            <text:p>Root</text:p>
          </table:table-cell>
          <table:covered-table-cell/>
          <table:table-cell/>
          <table:table-cell table:style-name="ce20" office:value-type="string" table:number-columns-spanned="2" table:number-rows-spanned="1">
            <text:p>Bass</text:p>
          </table:table-cell>
          <table:covered-table-cell table:style-name="ce16"/>
          <table:table-cell table:style-name="ce2"/>
          <table:table-cell table:style-name="ce20" office:value-type="string" table:number-columns-spanned="2" table:number-rows-spanned="1">
            <text:p>ChromaPrecision</text:p>
          </table:table-cell>
          <table:covered-table-cell table:style-name="ce16"/>
          <table:table-cell table:style-name="ce2"/>
          <table:table-cell table:style-name="ce20" office:value-type="string" table:number-columns-spanned="2" table:number-rows-spanned="1">
            <text:p>ChromaRecall</text:p>
          </table:table-cell>
          <table:covered-table-cell table:style-name="ce16"/>
          <table:table-cell table:style-name="ce2"/>
          <table:table-cell table:style-name="ce20" office:value-type="string" table:number-columns-spanned="2" table:number-rows-spanned="1">
            <text:p>ChromaFmeasure</text:p>
          </table:table-cell>
          <table:covered-table-cell table:style-name="ce16"/>
          <table:table-cell table:number-columns-repeated="2"/>
        </table:table-row>
        <table:table-row table:style-name="ro1">
          <table:table-cell table:style-name="ce2" office:value-type="string">
            <text:p>NMSD4 ('12)</text:p>
          </table:table-cell>
          <table:table-cell office:value-type="float" office:value="0.7347">
            <text:p>0.7347</text:p>
          </table:table-cell>
          <table:table-cell table:style-name="ce10"/>
          <table:table-cell office:value-type="string">
            <text:p>NMSD4 ('12)</text:p>
          </table:table-cell>
          <table:table-cell table:style-name="ce10" office:value-type="percentage" office:value="0.7249">
            <text:p>72.49%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72.5074">
            <text:p>72.51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70.8942">
            <text:p>70.89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69.3091">
            <text:p>69.31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67.0055">
            <text:p>67.01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69.3091">
            <text:p>69.31</text:p>
          </table:table-cell>
          <table:table-cell/>
          <table:table-cell office:value-type="string">
            <text:p>CCSS1 ('12)</text:p>
          </table:table-cell>
          <table:table-cell office:value-type="string">
            <text:p>NaN</text:p>
          </table:table-cell>
          <table:table-cell/>
          <table:table-cell office:value-type="string">
            <text:p>KO1 ('12)</text:p>
          </table:table-cell>
          <table:table-cell office:value-type="float" office:value="73.9139">
            <text:p>73.91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75.6848">
            <text:p>75.68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77.3999">
            <text:p>77.40</text:p>
          </table:table-cell>
          <table:table-cell/>
          <table:table-cell office:value-type="string">
            <text:p>NMSD3 ('12)</text:p>
          </table:table-cell>
          <table:table-cell office:value-type="float" office:value="81.6187">
            <text:p>81.62</text:p>
          </table:table-cell>
          <table:table-cell/>
          <table:table-cell table:style-name="ce2" office:value-type="string">
            <text:p>KO1 ('12)</text:p>
          </table:table-cell>
          <table:table-cell office:value-type="float" office:value="78.0987">
            <text:p>78.10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NMSD3 ('12)</text:p>
          </table:table-cell>
          <table:table-cell office:value-type="float" office:value="0.7329">
            <text:p>0.7329</text:p>
          </table:table-cell>
          <table:table-cell table:style-name="ce10"/>
          <table:table-cell office:value-type="string">
            <text:p>NMSD3 ('12)</text:p>
          </table:table-cell>
          <table:table-cell table:style-name="ce10" office:value-type="percentage" office:value="0.7233">
            <text:p>72.33%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72.347">
            <text:p>72.35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68.3985">
            <text:p>68.40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67.0055">
            <text:p>67.01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66.2771">
            <text:p>66.28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67.0055">
            <text:p>67.01</text:p>
          </table:table-cell>
          <table:table-cell/>
          <table:table-cell office:value-type="string">
            <text:p>DMW1 ('12)</text:p>
          </table:table-cell>
          <table:table-cell office:value-type="string">
            <text:p>NaN</text:p>
          </table:table-cell>
          <table:table-cell/>
          <table:table-cell office:value-type="string">
            <text:p>CCSS1 ('12)</text:p>
          </table:table-cell>
          <table:table-cell office:value-type="float" office:value="71.3275">
            <text:p>71.33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75.4414">
            <text:p>75.44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77.102">
            <text:p>77.10</text:p>
          </table:table-cell>
          <table:table-cell/>
          <table:table-cell office:value-type="string">
            <text:p>NMSD2 ('12)</text:p>
          </table:table-cell>
          <table:table-cell office:value-type="float" office:value="81.403">
            <text:p>81.40</text:p>
          </table:table-cell>
          <table:table-cell/>
          <table:table-cell table:style-name="ce2" office:value-type="string">
            <text:p>NMSD3 ('12)</text:p>
          </table:table-cell>
          <table:table-cell office:value-type="float" office:value="77.9429">
            <text:p>77.94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NMSD2 ('12)</text:p>
          </table:table-cell>
          <table:table-cell office:value-type="float" office:value="0.7302">
            <text:p>0.7302</text:p>
          </table:table-cell>
          <table:table-cell table:style-name="ce10"/>
          <table:table-cell office:value-type="string">
            <text:p>NMSD2 ('12)</text:p>
          </table:table-cell>
          <table:table-cell table:style-name="ce10" office:value-type="percentage" office:value="0.7206">
            <text:p>72.06%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72.0815">
            <text:p>72.08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67.701">
            <text:p>67.70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66.2771">
            <text:p>66.28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65.902">
            <text:p>65.90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66.2771">
            <text:p>66.28</text:p>
          </table:table-cell>
          <table:table-cell/>
          <table:table-cell office:value-type="string">
            <text:p>KO1 ('12)</text:p>
          </table:table-cell>
          <table:table-cell office:value-type="string">
            <text:p>NaN</text:p>
          </table:table-cell>
          <table:table-cell/>
          <table:table-cell office:value-type="string">
            <text:p>PMP1 ('12)</text:p>
          </table:table-cell>
          <table:table-cell office:value-type="float" office:value="70.9563">
            <text:p>70.96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75.3856">
            <text:p>75.39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76.7909">
            <text:p>76.79</text:p>
          </table:table-cell>
          <table:table-cell/>
          <table:table-cell office:value-type="string">
            <text:p>NMSD4 ('12)</text:p>
          </table:table-cell>
          <table:table-cell office:value-type="float" office:value="81.3979">
            <text:p>81.40</text:p>
          </table:table-cell>
          <table:table-cell/>
          <table:table-cell table:style-name="ce2" office:value-type="string">
            <text:p>NMSD4 ('12)</text:p>
          </table:table-cell>
          <table:table-cell office:value-type="float" office:value="77.9056">
            <text:p>77.91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NMSD1 ('12)</text:p>
          </table:table-cell>
          <table:table-cell office:value-type="float" office:value="0.7239">
            <text:p>0.7239</text:p>
          </table:table-cell>
          <table:table-cell table:style-name="ce10"/>
          <table:table-cell office:value-type="string">
            <text:p>NMSD1 ('12)</text:p>
          </table:table-cell>
          <table:table-cell table:style-name="ce10" office:value-type="percentage" office:value="0.714">
            <text:p>71.40%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71.4193">
            <text:p>71.42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67.3329">
            <text:p>67.33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65.902">
            <text:p>65.90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65.7074">
            <text:p>65.71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65.902">
            <text:p>65.90</text:p>
          </table:table-cell>
          <table:table-cell/>
          <table:table-cell office:value-type="string">
            <text:p>NG1 ('12)</text:p>
          </table:table-cell>
          <table:table-cell office:value-type="string">
            <text:p>NaN</text:p>
          </table:table-cell>
          <table:table-cell/>
          <table:table-cell office:value-type="string">
            <text:p>PMP2 ('12)</text:p>
          </table:table-cell>
          <table:table-cell office:value-type="float" office:value="70.3363">
            <text:p>70.34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75.2558">
            <text:p>75.26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76.7219">
            <text:p>76.72</text:p>
          </table:table-cell>
          <table:table-cell/>
          <table:table-cell office:value-type="string">
            <text:p>NMSD1 ('12)</text:p>
          </table:table-cell>
          <table:table-cell office:value-type="float" office:value="80.8062">
            <text:p>80.81</text:p>
          </table:table-cell>
          <table:table-cell/>
          <table:table-cell table:style-name="ce2" office:value-type="string">
            <text:p>NMSD1 ('12)</text:p>
          </table:table-cell>
          <table:table-cell office:value-type="float" office:value="77.8513">
            <text:p>77.85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KO1 ('12)</text:p>
          </table:table-cell>
          <table:table-cell office:value-type="float" office:value="0.7128">
            <text:p>0.7128</text:p>
          </table:table-cell>
          <table:table-cell table:style-name="ce10"/>
          <table:table-cell office:value-type="string">
            <text:p>KO1 ('12)</text:p>
          </table:table-cell>
          <table:table-cell table:style-name="ce10" office:value-type="percentage" office:value="0.698">
            <text:p>69.80%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69.7952">
            <text:p>69.80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67.0476">
            <text:p>67.05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65.7074">
            <text:p>65.71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63.9499">
            <text:p>63.95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65.7074">
            <text:p>65.71</text:p>
          </table:table-cell>
          <table:table-cell/>
          <table:table-cell office:value-type="string">
            <text:p>NMSD1 ('12)</text:p>
          </table:table-cell>
          <table:table-cell office:value-type="string">
            <text:p>NaN</text:p>
          </table:table-cell>
          <table:table-cell/>
          <table:table-cell office:value-type="string">
            <text:p>PMP3 ('12)</text:p>
          </table:table-cell>
          <table:table-cell office:value-type="float" office:value="70.2486">
            <text:p>70.25</text:p>
          </table:table-cell>
          <table:table-cell/>
          <table:table-cell office:value-type="string">
            <text:p>KO1 ('12)</text:p>
          </table:table-cell>
          <table:table-cell table:style-name="ce17" office:value-type="float" office:value="73.9139">
            <text:p>73.91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75.9656">
            <text:p>75.97</text:p>
          </table:table-cell>
          <table:table-cell/>
          <table:table-cell office:value-type="string">
            <text:p>KO1 ('12)</text:p>
          </table:table-cell>
          <table:table-cell office:value-type="float" office:value="79.0307">
            <text:p>79.03</text:p>
          </table:table-cell>
          <table:table-cell/>
          <table:table-cell table:style-name="ce2" office:value-type="string">
            <text:p>NMSD2 ('12)</text:p>
          </table:table-cell>
          <table:table-cell office:value-type="float" office:value="77.7144">
            <text:p>77.71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CCSS1 ('12)</text:p>
          </table:table-cell>
          <table:table-cell office:value-type="float" office:value="0.6736">
            <text:p>0.6736</text:p>
          </table:table-cell>
          <table:table-cell table:style-name="ce10"/>
          <table:table-cell office:value-type="string">
            <text:p>CCSS1 ('12)</text:p>
          </table:table-cell>
          <table:table-cell table:style-name="ce10" office:value-type="percentage" office:value="0.6619">
            <text:p>66.19%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67.2887">
            <text:p>67.29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63.936">
            <text:p>63.94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62.3336">
            <text:p>62.33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62.3336">
            <text:p>62.33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62.3336">
            <text:p>62.33</text:p>
          </table:table-cell>
          <table:table-cell/>
          <table:table-cell office:value-type="string">
            <text:p>NMSD2 ('12)</text:p>
          </table:table-cell>
          <table:table-cell office:value-type="string">
            <text:p>NaN</text:p>
          </table:table-cell>
          <table:table-cell/>
          <table:table-cell office:value-type="string">
            <text:p>DMW1 ('12)</text:p>
          </table:table-cell>
          <table:table-cell office:value-type="float" office:value="69.7115">
            <text:p>69.71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71.3275">
            <text:p>71.33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75.6351">
            <text:p>75.64</text:p>
          </table:table-cell>
          <table:table-cell/>
          <table:table-cell office:value-type="string">
            <text:p>PMP1 ('12)</text:p>
          </table:table-cell>
          <table:table-cell office:value-type="float" office:value="77.102">
            <text:p>77.10</text:p>
          </table:table-cell>
          <table:table-cell/>
          <table:table-cell table:style-name="ce2" office:value-type="string">
            <text:p>PMP1 ('12)</text:p>
          </table:table-cell>
          <table:table-cell office:value-type="float" office:value="77.102">
            <text:p>77.10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PMP1 ('12)</text:p>
          </table:table-cell>
          <table:table-cell office:value-type="float" office:value="0.6695">
            <text:p>0.6695</text:p>
          </table:table-cell>
          <table:table-cell table:style-name="ce10"/>
          <table:table-cell office:value-type="string">
            <text:p>PMP1 ('12)</text:p>
          </table:table-cell>
          <table:table-cell table:style-name="ce10" office:value-type="percentage" office:value="0.6556">
            <text:p>65.56%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66.5067">
            <text:p>66.51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63.5925">
            <text:p>63.59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62.273">
            <text:p>62.27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62.273">
            <text:p>62.27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62.273">
            <text:p>62.27</text:p>
          </table:table-cell>
          <table:table-cell/>
          <table:table-cell office:value-type="string">
            <text:p>NMSD3 ('12)</text:p>
          </table:table-cell>
          <table:table-cell office:value-type="string">
            <text:p>NaN</text:p>
          </table:table-cell>
          <table:table-cell/>
          <table:table-cell office:value-type="string">
            <text:p>NG1 ('12)</text:p>
          </table:table-cell>
          <table:table-cell office:value-type="float" office:value="66.988">
            <text:p>66.99</text:p>
          </table:table-cell>
          <table:table-cell/>
          <table:table-cell office:value-type="string">
            <text:p>PMP1 ('12)</text:p>
          </table:table-cell>
          <table:table-cell table:style-name="ce17" office:value-type="float" office:value="70.9563">
            <text:p>70.96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75.2864">
            <text:p>75.29</text:p>
          </table:table-cell>
          <table:table-cell/>
          <table:table-cell office:value-type="string">
            <text:p>PMP2 ('12)</text:p>
          </table:table-cell>
          <table:table-cell office:value-type="float" office:value="76.7909">
            <text:p>76.79</text:p>
          </table:table-cell>
          <table:table-cell/>
          <table:table-cell table:style-name="ce2" office:value-type="string">
            <text:p>PMP2 ('12)</text:p>
          </table:table-cell>
          <table:table-cell office:value-type="float" office:value="76.7909">
            <text:p>76.79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PMP2 ('12)</text:p>
          </table:table-cell>
          <table:table-cell office:value-type="float" office:value="0.6609">
            <text:p>0.6609</text:p>
          </table:table-cell>
          <table:table-cell table:style-name="ce10"/>
          <table:table-cell office:value-type="string">
            <text:p>PMP2 ('12)</text:p>
          </table:table-cell>
          <table:table-cell table:style-name="ce10" office:value-type="percentage" office:value="0.6478">
            <text:p>64.78%</text:p>
          </table:table-cell>
          <table:table-cell/>
          <table:table-cell office:value-type="string">
            <text:p>CCSS1 ('12)</text:p>
          </table:table-cell>
          <table:table-cell table:style-name="ce17" office:value-type="float" office:value="66.2086">
            <text:p>66.21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61.9861">
            <text:p>61.99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60.742">
            <text:p>60.74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53.9488">
            <text:p>53.95</text:p>
          </table:table-cell>
          <table:table-cell/>
          <table:table-cell office:value-type="string">
            <text:p>NMSD1 ('12)</text:p>
          </table:table-cell>
          <table:table-cell table:style-name="ce17" office:value-type="float" office:value="60.742">
            <text:p>60.74</text:p>
          </table:table-cell>
          <table:table-cell/>
          <table:table-cell office:value-type="string">
            <text:p>NMSD4 ('12)</text:p>
          </table:table-cell>
          <table:table-cell office:value-type="string">
            <text:p>NaN</text:p>
          </table:table-cell>
          <table:table-cell/>
          <table:table-cell office:value-type="string">
            <text:p>NMSD1 ('12)</text:p>
          </table:table-cell>
          <table:table-cell office:value-type="float" office:value="64.838">
            <text:p>64.84</text:p>
          </table:table-cell>
          <table:table-cell/>
          <table:table-cell office:value-type="string">
            <text:p>PMP2 ('12)</text:p>
          </table:table-cell>
          <table:table-cell table:style-name="ce17" office:value-type="float" office:value="70.3363">
            <text:p>70.34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75.1861">
            <text:p>75.19</text:p>
          </table:table-cell>
          <table:table-cell/>
          <table:table-cell office:value-type="string">
            <text:p>PMP3 ('12)</text:p>
          </table:table-cell>
          <table:table-cell office:value-type="float" office:value="76.7219">
            <text:p>76.72</text:p>
          </table:table-cell>
          <table:table-cell/>
          <table:table-cell table:style-name="ce2" office:value-type="string">
            <text:p>PMP3 ('12)</text:p>
          </table:table-cell>
          <table:table-cell office:value-type="float" office:value="76.7219">
            <text:p>76.72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PMP3 ('12)</text:p>
          </table:table-cell>
          <table:table-cell office:value-type="float" office:value="0.6532">
            <text:p>0.6532</text:p>
          </table:table-cell>
          <table:table-cell table:style-name="ce10"/>
          <table:table-cell office:value-type="string">
            <text:p>PMP3 ('12)</text:p>
          </table:table-cell>
          <table:table-cell table:style-name="ce10" office:value-type="percentage" office:value="0.6423">
            <text:p>64.23%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65.9642">
            <text:p>65.96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61.435">
            <text:p>61.44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60.4498">
            <text:p>60.45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51.9227">
            <text:p>51.92</text:p>
          </table:table-cell>
          <table:table-cell/>
          <table:table-cell office:value-type="string">
            <text:p>NMSD4 ('12)</text:p>
          </table:table-cell>
          <table:table-cell table:style-name="ce17" office:value-type="float" office:value="60.4498">
            <text:p>60.45</text:p>
          </table:table-cell>
          <table:table-cell/>
          <table:table-cell office:value-type="string">
            <text:p>PMP1 ('12)</text:p>
          </table:table-cell>
          <table:table-cell office:value-type="string">
            <text:p>NaN</text:p>
          </table:table-cell>
          <table:table-cell/>
          <table:table-cell office:value-type="string">
            <text:p>NMSD4 ('12)</text:p>
          </table:table-cell>
          <table:table-cell office:value-type="float" office:value="63.7246">
            <text:p>63.72</text:p>
          </table:table-cell>
          <table:table-cell/>
          <table:table-cell office:value-type="string">
            <text:p>PMP3 ('12)</text:p>
          </table:table-cell>
          <table:table-cell table:style-name="ce17" office:value-type="float" office:value="70.2486">
            <text:p>70.25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74.9479">
            <text:p>74.95</text:p>
          </table:table-cell>
          <table:table-cell/>
          <table:table-cell office:value-type="string">
            <text:p>CCSS1 ('12)</text:p>
          </table:table-cell>
          <table:table-cell office:value-type="float" office:value="75.9656">
            <text:p>75.97</text:p>
          </table:table-cell>
          <table:table-cell/>
          <table:table-cell table:style-name="ce2" office:value-type="string">
            <text:p>CCSS1 ('12)</text:p>
          </table:table-cell>
          <table:table-cell office:value-type="float" office:value="75.9656">
            <text:p>75.97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DMW1 ('12)</text:p>
          </table:table-cell>
          <table:table-cell office:value-type="float" office:value="0.6433">
            <text:p>0.6433</text:p>
          </table:table-cell>
          <table:table-cell table:style-name="ce10"/>
          <table:table-cell office:value-type="string">
            <text:p>DMW1 ('12)</text:p>
          </table:table-cell>
          <table:table-cell table:style-name="ce10" office:value-type="percentage" office:value="0.6249">
            <text:p>62.49%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62.6477">
            <text:p>62.65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60.5201">
            <text:p>60.52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59.3948">
            <text:p>59.39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50.8933">
            <text:p>50.89</text:p>
          </table:table-cell>
          <table:table-cell/>
          <table:table-cell office:value-type="string">
            <text:p>NMSD3 ('12)</text:p>
          </table:table-cell>
          <table:table-cell table:style-name="ce17" office:value-type="float" office:value="59.3948">
            <text:p>59.39</text:p>
          </table:table-cell>
          <table:table-cell/>
          <table:table-cell office:value-type="string">
            <text:p>PMP2 ('12)</text:p>
          </table:table-cell>
          <table:table-cell office:value-type="string">
            <text:p>NaN</text:p>
          </table:table-cell>
          <table:table-cell/>
          <table:table-cell office:value-type="string">
            <text:p>NMSD3 ('12)</text:p>
          </table:table-cell>
          <table:table-cell office:value-type="float" office:value="63.2112">
            <text:p>63.21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69.7115">
            <text:p>69.71</text:p>
          </table:table-cell>
          <table:table-cell/>
          <table:table-cell office:value-type="string">
            <text:p>DMW1 ('12)</text:p>
          </table:table-cell>
          <table:table-cell table:style-name="ce17" office:value-type="float" office:value="74.8099">
            <text:p>74.81</text:p>
          </table:table-cell>
          <table:table-cell/>
          <table:table-cell office:value-type="string">
            <text:p>DMW1 ('12)</text:p>
          </table:table-cell>
          <table:table-cell office:value-type="float" office:value="74.8099">
            <text:p>74.81</text:p>
          </table:table-cell>
          <table:table-cell/>
          <table:table-cell table:style-name="ce2" office:value-type="string">
            <text:p>DMW1 ('12)</text:p>
          </table:table-cell>
          <table:table-cell office:value-type="float" office:value="74.8099">
            <text:p>74.81</text:p>
          </table:table-cell>
          <table:table-cell/>
          <table:table-cell table:style-name="ce2"/>
        </table:table-row>
        <table:table-row table:style-name="ro1">
          <table:table-cell table:style-name="ce2" office:value-type="string">
            <text:p>NG1 ('12)</text:p>
          </table:table-cell>
          <table:table-cell office:value-type="float" office:value="0.6418">
            <text:p>0.6418</text:p>
          </table:table-cell>
          <table:table-cell table:style-name="ce10"/>
          <table:table-cell office:value-type="string">
            <text:p>NG1 ('12)</text:p>
          </table:table-cell>
          <table:table-cell table:style-name="ce10" office:value-type="percentage" office:value="0.6248">
            <text:p>62.48%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62.4939">
            <text:p>62.49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60.2228">
            <text:p>60.22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59.1147">
            <text:p>59.11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50.5605">
            <text:p>50.56</text:p>
          </table:table-cell>
          <table:table-cell/>
          <table:table-cell office:value-type="string">
            <text:p>NMSD2 ('12)</text:p>
          </table:table-cell>
          <table:table-cell table:style-name="ce17" office:value-type="float" office:value="59.1147">
            <text:p>59.11</text:p>
          </table:table-cell>
          <table:table-cell/>
          <table:table-cell office:value-type="string">
            <text:p>PMP3 ('12)</text:p>
          </table:table-cell>
          <table:table-cell office:value-type="string">
            <text:p>NaN</text:p>
          </table:table-cell>
          <table:table-cell/>
          <table:table-cell office:value-type="string">
            <text:p>NMSD2 ('12)</text:p>
          </table:table-cell>
          <table:table-cell office:value-type="float" office:value="62.8871">
            <text:p>62.89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66.988">
            <text:p>66.99</text:p>
          </table:table-cell>
          <table:table-cell/>
          <table:table-cell office:value-type="string">
            <text:p>NG1 ('12)</text:p>
          </table:table-cell>
          <table:table-cell table:style-name="ce17" office:value-type="float" office:value="74.5627">
            <text:p>74.56</text:p>
          </table:table-cell>
          <table:table-cell/>
          <table:table-cell office:value-type="string">
            <text:p>NG1 ('12)</text:p>
          </table:table-cell>
          <table:table-cell office:value-type="float" office:value="74.5627">
            <text:p>74.56</text:p>
          </table:table-cell>
          <table:table-cell/>
          <table:table-cell table:style-name="ce2" office:value-type="string">
            <text:p>NG1 ('12)</text:p>
          </table:table-cell>
          <table:table-cell office:value-type="float" office:value="74.5627">
            <text:p>74.56</text:p>
          </table:table-cell>
          <table:table-cell/>
          <table:table-cell table:style-name="ce2"/>
        </table:table-row>
        <table:table-row table:style-name="ro1">
          <table:table-cell table:number-columns-repeated="37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24"/>
        </table:table-row>
        <table:table-row table:style-name="ro1" table:number-rows-repeated="11">
          <table:table-cell table:number-columns-repeated="15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549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  <table:database-ranges>
        <table:database-range table:name="__Anonymous_Sheet_DB__0" table:target-range-address="Mirex.AJ2:Mirex.AK1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McGill.AH2:McGill.AI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15:02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7:03:29</meta:creation-date>
    <dc:date>2013-03-13T15:07:51</dc:date>
    <meta:editing-duration>P1DT13H27M52S</meta:editing-duration>
    <meta:editing-cycles>102</meta:editing-cycles>
    <meta:generator>LibreOffice/4.0.0.3$MacOSX_x86 LibreOffice_project/53fd80e80f44edd735c18dbc5b6cde811e0a15c</meta:generator>
    <meta:document-statistic meta:table-count="2" meta:cell-count="2663" meta:object-count="0"/>
  </office:meta>
</office:document-meta>
</file>